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vel flight in clean configuration PER-PN1-00023761.000100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AS TO EAS</text:p>
          </table:table-cell>
          <table:covered-table-cell table:number-columns-repeated="7"/>
          <table:table-cell/>
          <table:table-cell table:style-name="ce1" office:value-type="string" calcext:value-type="string" table:number-columns-spanned="6" table:number-rows-spanned="1">
            <text:p>COEFFICIENTS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isa temp</text:p>
          </table:table-cell>
          <table:table-cell table:style-name="ce2" office:value-type="string" calcext:value-type="string">
            <text:p>ρ/sea level</text:p>
          </table:table-cell>
          <table:table-cell table:style-name="ce2" office:value-type="string" calcext:value-type="string">
            <text:p>mach 1 kn</text:p>
          </table:table-cell>
          <table:table-cell table:style-name="ce2" office:value-type="string" calcext:value-type="string">
            <text:p>static pressure</text:p>
          </table:table-cell>
          <table:table-cell table:style-name="ce2" office:value-type="string" calcext:value-type="string">
            <text:p>column 1 ias</text:p>
          </table:table-cell>
          <table:table-cell table:style-name="ce2" office:value-type="string" calcext:value-type="string">
            <text:p>column 2 ias</text:p>
          </table:table-cell>
          <table:table-cell table:style-name="ce2" office:value-type="string" calcext:value-type="string">
            <text:p>column 3 ias</text:p>
          </table:table-cell>
          <table:table-cell/>
          <table:table-cell table:style-name="ce2" office:value-type="string" calcext:value-type="string">
            <text:p>WEIGHT →</text:p>
          </table:table-cell>
          <table:table-cell table:style-name="ce2" office:value-type="string" calcext:value-type="string" table:number-columns-spanned="5" table:number-rows-spanned="1">
            <text:p>Lift=qbar*surface area*coefficient</text:p>
          </table:table-cell>
          <table:covered-table-cell table:number-columns-repeated="4"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643.855*SQRT(([.B3]+273.15)/273.15)" office:value-type="float" office:value="661.297349722197" calcext:value-type="float">
            <text:p>661.297349722197</text:p>
          </table:table-cell>
          <table:table-cell table:formula="of:=101325*(1-0.000022558*[.A3]*12*2.54)^5.2559" office:value-type="float" office:value="101325" calcext:value-type="float">
            <text:p>101325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2" office:value-type="string" calcext:value-type="string">
            <text:p>← weight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andard dev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5.04-0.00649*[.A4]*12*2.54" office:value-type="float" office:value="-4.74152" calcext:value-type="float">
            <text:p>-4.74152</text:p>
          </table:table-cell>
          <table:table-cell table:formula="of:=(1-0.000022558*[.A4]*12*2.54)^4.2559" office:value-type="float" office:value="0.738474903685522" calcext:value-type="float">
            <text:p>0.738474903685522</text:p>
          </table:table-cell>
          <table:table-cell table:formula="of:=643.855*SQRT(([.B4]+273.15)/273.15)" office:value-type="float" office:value="638.242303739279" calcext:value-type="float">
            <text:p>638.242303739279</text:p>
          </table:table-cell>
          <table:table-cell table:formula="of:=101325*(1-0.000022558*[.A4]*12*2.54)^5.2559" office:value-type="float" office:value="69681.1765854621" calcext:value-type="float">
            <text:p>69681.1765854621</text:p>
          </table:table-cell>
          <table:table-cell office:value-type="float" office:value="203" calcext:value-type="float">
            <text:p>203</text:p>
          </table:table-cell>
          <table:table-cell office:value-type="float" office:value="231" calcext:value-type="float">
            <text:p>231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3]*0.020885)/4652" office:value-type="float" office:value="0.564075265734999" calcext:value-type="float">
            <text:p>0.564075265734999</text:p>
          </table:table-cell>
          <table:table-cell table:formula="of:=485000/([.C13]*0.020885)/4752" office:value-type="float" office:value="0.54774494372693" calcext:value-type="float">
            <text:p>0.54774494372693</text:p>
          </table:table-cell>
          <table:table-cell table:formula="of:=595000/([.D13]*0.020885)/4752" office:value-type="float" office:value="0.538992851702782" calcext:value-type="float">
            <text:p>0.538992851702782</text:p>
          </table:table-cell>
          <table:table-cell table:formula="of:=AVERAGE([.K4:.M4])" office:value-type="float" office:value="0.550271020388237" calcext:value-type="float">
            <text:p>0.550271020388237</text:p>
          </table:table-cell>
          <table:table-cell table:formula="of:=SQRT((([.K4]-[.N4])^2+([.L4]-[.N4])^2+([.M4]-[.N4])^2)/3)" office:value-type="float" office:value="0.0103944751637582" calcext:value-type="float">
            <text:p>0.01039447516375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5.04-0.00649*[.A5]*12*2.54" office:value-type="float" office:value="-14.63228" calcext:value-type="float">
            <text:p>-14.63228</text:p>
          </table:table-cell>
          <table:table-cell table:formula="of:=(1-0.000022558*[.A5]*12*2.54)^4.2559" office:value-type="float" office:value="0.629231999326074" calcext:value-type="float">
            <text:p>0.629231999326074</text:p>
          </table:table-cell>
          <table:table-cell table:formula="of:=643.855*SQRT(([.B5]+273.15)/273.15)" office:value-type="float" office:value="626.372422618684" calcext:value-type="float">
            <text:p>626.372422618684</text:p>
          </table:table-cell>
          <table:table-cell table:formula="of:=101325*(1-0.000022558*[.A5]*12*2.54)^5.2559" office:value-type="float" office:value="57181.349894463" calcext:value-type="float">
            <text:p>57181.349894463</text:p>
          </table:table-cell>
          <table:table-cell office:value-type="float" office:value="202" calcext:value-type="float">
            <text:p>202</text:p>
          </table:table-cell>
          <table:table-cell office:value-type="float" office:value="230" calcext:value-type="float">
            <text:p>230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4]*0.020885)/4652" office:value-type="float" office:value="0.569805279356523" calcext:value-type="float">
            <text:p>0.569805279356523</text:p>
          </table:table-cell>
          <table:table-cell table:formula="of:=485000/([.C14]*0.020885)/4752" office:value-type="float" office:value="0.552663032637631" calcext:value-type="float">
            <text:p>0.552663032637631</text:p>
          </table:table-cell>
          <table:table-cell table:formula="of:=595000/([.D14]*0.020885)/4752" office:value-type="float" office:value="0.538992851702782" calcext:value-type="float">
            <text:p>0.538992851702782</text:p>
          </table:table-cell>
          <table:table-cell table:formula="of:=AVERAGE([.K5:.M5])" office:value-type="float" office:value="0.553820387898979" calcext:value-type="float">
            <text:p>0.553820387898979</text:p>
          </table:table-cell>
          <table:table-cell table:formula="of:=SQRT((([.K5]-[.N5])^2+([.L5]-[.N5])^2+([.M5]-[.N5])^2)/3)" office:value-type="float" office:value="0.0126057137277766" calcext:value-type="float">
            <text:p>0.01260571372777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5.04-0.00649*[.A6]*12*2.54" office:value-type="float" office:value="-24.52304" calcext:value-type="float">
            <text:p>-24.52304</text:p>
          </table:table-cell>
          <table:table-cell table:formula="of:=(1-0.000022558*[.A6]*12*2.54)^4.2559" office:value-type="float" office:value="0.532804756865859" calcext:value-type="float">
            <text:p>0.532804756865859</text:p>
          </table:table-cell>
          <table:table-cell table:formula="of:=643.855*SQRT(([.B6]+273.15)/273.15)" office:value-type="float" office:value="614.273217185949" calcext:value-type="float">
            <text:p>614.273217185949</text:p>
          </table:table-cell>
          <table:table-cell table:formula="of:=101325*(1-0.000022558*[.A6]*12*2.54)^5.2559" office:value-type="float" office:value="46562.5737278412" calcext:value-type="float">
            <text:p>46562.5737278412</text:p>
          </table:table-cell>
          <table:table-cell office:value-type="float" office:value="220" calcext:value-type="float">
            <text:p>220</text:p>
          </table:table-cell>
          <table:table-cell office:value-type="float" office:value="252" calcext:value-type="float">
            <text:p>252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float" office:value="4" calcext:value-type="float">
            <text:p>4</text:p>
          </table:table-cell>
          <table:table-cell table:formula="of:=375000/([.B15]*0.020885)/4652" office:value-type="float" office:value="0.478308028819934" calcext:value-type="float">
            <text:p>0.478308028819934</text:p>
          </table:table-cell>
          <table:table-cell table:formula="of:=485000/([.C15]*0.020885)/4752" office:value-type="float" office:value="0.45761479228307" calcext:value-type="float">
            <text:p>0.45761479228307</text:p>
          </table:table-cell>
          <table:table-cell table:formula="of:=595000/([.D15]*0.020885)/4752" office:value-type="float" office:value="0.444256537551817" calcext:value-type="float">
            <text:p>0.444256537551817</text:p>
          </table:table-cell>
          <table:table-cell table:formula="of:=AVERAGE([.K6:.M6])" office:value-type="float" office:value="0.460059786218274" calcext:value-type="float">
            <text:p>0.460059786218274</text:p>
          </table:table-cell>
          <table:table-cell table:formula="of:=SQRT((([.K6]-[.N6])^2+([.L6]-[.N6])^2+([.M6]-[.N6])^2)/3)" office:value-type="float" office:value="0.0140085571682226" calcext:value-type="float">
            <text:p>0.014008557168222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15.04-0.00649*[.A7]*12*2.54" office:value-type="float" office:value="-34.4138" calcext:value-type="float">
            <text:p>-34.4138</text:p>
          </table:table-cell>
          <table:table-cell table:formula="of:=(1-0.000022558*[.A7]*12*2.54)^4.2559" office:value-type="float" office:value="0.448111890886289" calcext:value-type="float">
            <text:p>0.448111890886289</text:p>
          </table:table-cell>
          <table:table-cell table:formula="of:=643.855*SQRT(([.B7]+273.15)/273.15)" office:value-type="float" office:value="601.930858892243" calcext:value-type="float">
            <text:p>601.930858892243</text:p>
          </table:table-cell>
          <table:table-cell table:formula="of:=101325*(1-0.000022558*[.A7]*12*2.54)^5.2559" office:value-type="float" office:value="37600.1936703067" calcext:value-type="float">
            <text:p>37600.1936703067</text:p>
          </table:table-cell>
          <table:table-cell office:value-type="float" office:value="220" calcext:value-type="float">
            <text:p>220</text:p>
          </table:table-cell>
          <table:table-cell office:value-type="float" office:value="253" calcext:value-type="float">
            <text:p>25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4" calcext:value-type="float">
            <text:p>4</text:p>
          </table:table-cell>
          <table:table-cell table:formula="of:=375000/([.B16]*0.020885)/4652" office:value-type="float" office:value="0.478308028819934" calcext:value-type="float">
            <text:p>0.478308028819934</text:p>
          </table:table-cell>
          <table:table-cell table:formula="of:=485000/([.C16]*0.020885)/4752" office:value-type="float" office:value="0.45387435222591" calcext:value-type="float">
            <text:p>0.45387435222591</text:p>
          </table:table-cell>
          <table:table-cell table:formula="of:=595000/([.D16]*0.020885)/4752" office:value-type="float" office:value="0.450912711933588" calcext:value-type="float">
            <text:p>0.450912711933588</text:p>
          </table:table-cell>
          <table:table-cell table:formula="of:=AVERAGE([.K7:.M7])" office:value-type="float" office:value="0.46103169765981" calcext:value-type="float">
            <text:p>0.46103169765981</text:p>
          </table:table-cell>
          <table:table-cell table:formula="of:=SQRT((([.K7]-[.N7])^2+([.L7]-[.N7])^2+([.M7]-[.N7])^2)/3)" office:value-type="float" office:value="0.0122758989371034" calcext:value-type="float">
            <text:p>0.012275898937103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5.04-0.00649*[.A8]*12*2.54" office:value-type="float" office:value="-44.30456" calcext:value-type="float">
            <text:p>-44.30456</text:p>
          </table:table-cell>
          <table:table-cell table:formula="of:=(1-0.000022558*[.A8]*12*2.54)^4.2559" office:value-type="float" office:value="0.374124913876179" calcext:value-type="float">
            <text:p>0.374124913876179</text:p>
          </table:table-cell>
          <table:table-cell table:formula="of:=643.855*SQRT(([.B8]+273.15)/273.15)" office:value-type="float" office:value="589.330070861423" calcext:value-type="float">
            <text:p>589.330070861423</text:p>
          </table:table-cell>
          <table:table-cell table:formula="of:=101325*(1-0.000022558*[.A8]*12*2.54)^5.2559" office:value-type="float" office:value="30088.8677178606" calcext:value-type="float">
            <text:p>30088.8677178606</text:p>
          </table:table-cell>
          <table:table-cell office:value-type="float" office:value="244" calcext:value-type="float">
            <text:p>244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float" office:value="3" calcext:value-type="float">
            <text:p>3</text:p>
          </table:table-cell>
          <table:table-cell table:formula="of:=375000/([.B17]*0.020885)/4652" office:value-type="float" office:value="0.386389989357223" calcext:value-type="float">
            <text:p>0.386389989357223</text:p>
          </table:table-cell>
          <table:table-cell table:formula="of:=485000/([.C17]*0.020885)/4752" office:value-type="float" office:value="0.373094020557307" calcext:value-type="float">
            <text:p>0.373094020557307</text:p>
          </table:table-cell>
          <table:table-cell table:formula="of:=595000/([.D17]*0.020885)/4752" office:value-type="float" office:value="0.374300906338474" calcext:value-type="float">
            <text:p>0.374300906338474</text:p>
          </table:table-cell>
          <table:table-cell table:formula="of:=AVERAGE([.K8:.M8])" office:value-type="float" office:value="0.377928305417668" calcext:value-type="float">
            <text:p>0.377928305417668</text:p>
          </table:table-cell>
          <table:table-cell table:formula="of:=SQRT((([.K8]-[.N8])^2+([.L8]-[.N8])^2+([.M8]-[.N8])^2)/3)" office:value-type="float" office:value="0.00600356642015879" calcext:value-type="float">
            <text:p>0.006003566420158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15.04-0.00649*[.A9]*12*2.54" office:value-type="float" office:value="-54.19532" calcext:value-type="float">
            <text:p>-54.19532</text:p>
          </table:table-cell>
          <table:table-cell table:formula="of:=(1-0.000022558*[.A9]*12*2.54)^4.2559" office:value-type="float" office:value="0.309867589288557" calcext:value-type="float">
            <text:p>0.309867589288557</text:p>
          </table:table-cell>
          <table:table-cell table:formula="of:=643.855*SQRT(([.B9]+273.15)/273.15)" office:value-type="float" office:value="576.453906185315" calcext:value-type="float">
            <text:p>576.453906185315</text:p>
          </table:table-cell>
          <table:table-cell table:formula="of:=101325*(1-0.000022558*[.A9]*12*2.54)^5.2559" office:value-type="float" office:value="23841.6046166297" calcext:value-type="float">
            <text:p>23841.6046166297</text:p>
          </table:table-cell>
          <table:table-cell office:value-type="float" office:value="242" calcext:value-type="float">
            <text:p>242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3" calcext:value-type="float">
            <text:p>3</text:p>
          </table:table-cell>
          <table:table-cell table:formula="of:=375000/([.B18]*0.020885)/4652" office:value-type="float" office:value="0.393019825610887" calcext:value-type="float">
            <text:p>0.393019825610887</text:p>
          </table:table-cell>
          <table:table-cell table:formula="of:=485000/([.C18]*0.020885)/4752" office:value-type="float" office:value="0.387490042994382" calcext:value-type="float">
            <text:p>0.387490042994382</text:p>
          </table:table-cell>
          <table:table-cell table:formula="of:=595000/([.D18]*0.020885)/4752" office:value-type="float" office:value="0.415985266801863" calcext:value-type="float">
            <text:p>0.415985266801863</text:p>
          </table:table-cell>
          <table:table-cell table:formula="of:=AVERAGE([.K9:.M9])" office:value-type="float" office:value="0.398831711802377" calcext:value-type="float">
            <text:p>0.398831711802377</text:p>
          </table:table-cell>
          <table:table-cell table:formula="of:=SQRT((([.K9]-[.N9])^2+([.L9]-[.N9])^2+([.M9]-[.N9])^2)/3)" office:value-type="float" office:value="0.0123376918637354" calcext:value-type="float">
            <text:p>0.01233769186373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56.46" calcext:value-type="float">
            <text:p>-56.46</text:p>
          </table:table-cell>
          <table:table-cell table:formula="of:=0.3639*2.7182818^(-0.00015769*([.A10]*2.54*12-11000))/1.225" office:value-type="float" office:value="0.246157551108019" calcext:value-type="float">
            <text:p>0.246157551108019</text:p>
          </table:table-cell>
          <table:table-cell table:formula="of:=643.855*SQRT(([.B10]+273.15)/273.15)" office:value-type="float" office:value="573.464984219262" calcext:value-type="float">
            <text:p>573.464984219262</text:p>
          </table:table-cell>
          <table:table-cell table:formula="of:=22632*2.7182818^(-0.00015769*([.A10]*2.54*12-11000))" office:value-type="float" office:value="18753.8367090655" calcext:value-type="float">
            <text:p>18753.8367090655</text:p>
          </table:table-cell>
          <table:table-cell office:value-type="float" office:value="238" calcext:value-type="float">
            <text:p>238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375000/([.B19]*0.020885)/4652" office:value-type="float" office:value="0.406784862111997" calcext:value-type="float">
            <text:p>0.406784862111997</text:p>
          </table:table-cell>
          <table:table-cell table:formula="of:=485000/([.C19]*0.020885)/4752" office:value-type="float" office:value="0.43233486159551" calcext:value-type="float">
            <text:p>0.43233486159551</text:p>
          </table:table-cell>
          <table:table-cell/>
          <table:table-cell table:formula="of:=AVERAGE([.K10:.M10])" office:value-type="float" office:value="0.419559861853754" calcext:value-type="float">
            <text:p>0.419559861853754</text:p>
          </table:table-cell>
          <table:table-cell table:formula="of:=SQRT((([.K10]-[.N10])^2+([.L10]-[.N10])^2)/2)" office:value-type="float" office:value="0.0127749997417564" calcext:value-type="float">
            <text:p>0.0127749997417564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source: <text:a xlink:href="https://www.grc.nasa.gov/www/k-12/airplane/atmosmet.html" xlink:type="simple">https://www.grc.nasa.gov/www/k-12/airplane/atmosmet.html</text:a></text:p>
          </table:table-cell>
          <table:covered-table-cell/>
          <table:table-cell office:value-type="string" calcext:value-type="string">
            <text:p>source: <text:a xlink:href="https://eng.libretexts.org/Bookshelves/Aerospace_Engineering/Fundamentals_of_Aerospace_Engineering_(Arnedo)/02%3A_Generalities/2.03%3A_Standard_atmosphere/2.3.03%3A_ISA_equations" xlink:type="simple">https://eng.libretexts.org/Bookshelves/Aerospace_Engineering/Fundamentals_of_Aerospace_Engineering_(Arnedo)/02%3A_Generalities/2.03%3A_Standard_atmosphere/2.3.03%3A_ISA_equations</text:a></text:p>
          </table:table-cell>
          <table:table-cell office:value-type="string" calcext:value-type="string">
            <text:p>source: <text:a xlink:href="https://www.weather.gov/media/epz/wxcalc/speedOfSound.pdf" xlink:type="simple">https://www.weather.gov/media/epz/wxcalc/speedOfSound.pdf</text:a></text:p>
          </table:table-cell>
          <table:table-cell table:number-columns-repeated="5"/>
          <table:table-cell office:value-type="string" calcext:value-type="string" table:number-columns-spanned="6" table:number-rows-spanned="1">
            <text:p>in fdm file, qbar is in lb/square feet and area is in ft sq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l 1 qbar</text:p>
          </table:table-cell>
          <table:table-cell table:style-name="ce2" office:value-type="string" calcext:value-type="string">
            <text:p>col 2 qbar</text:p>
          </table:table-cell>
          <table:table-cell table:style-name="ce2" office:value-type="string" calcext:value-type="string">
            <text:p>col 3 qbar</text:p>
          </table:table-cell>
          <table:table-cell/>
          <table:table-cell table:style-name="ce2" office:value-type="string" calcext:value-type="string">
            <text:p>column 1 eas</text:p>
          </table:table-cell>
          <table:table-cell table:style-name="ce2" office:value-type="string" calcext:value-type="string">
            <text:p>column 2 eas</text:p>
          </table:table-cell>
          <table:table-cell table:style-name="ce2" office:value-type="string" calcext:value-type="string">
            <text:p>column 3 eas</text:p>
          </table:table-cell>
          <table:table-cell/>
          <table:table-cell table:style-name="ce1" office:value-type="string" calcext:value-type="string" table:number-columns-spanned="6" table:number-rows-spanned="1">
            <text:p>AVERAGES</text:p>
          </table:table-cell>
          <table:covered-table-cell table:number-columns-repeated="5" table:style-name="ce2"/>
        </table:table-row>
        <table:table-row table:style-name="ro1">
          <table:table-cell/>
          <table:table-cell table:formula="of:=(((([.F4]/661.2973497)^2)/5+1)^(7/2)-1)*101325" office:value-type="float" office:value="6842.58223321526" calcext:value-type="float">
            <text:p>6842.58223321526</text:p>
          </table:table-cell>
          <table:table-cell table:formula="of:=(((([.G4]/661.2973497)^2)/5+1)^(7/2)-1)*101325" office:value-type="float" office:value="8921.79930862996" calcext:value-type="float">
            <text:p>8921.79930862996</text:p>
          </table:table-cell>
          <table:table-cell table:formula="of:=(((([.H4]/661.2973497)^2)/5+1)^(7/2)-1)*101325" office:value-type="float" office:value="11123.0284663996" calcext:value-type="float">
            <text:p>11123.0284663996</text:p>
          </table:table-cell>
          <table:table-cell/>
          <table:table-cell table:formula="of:=661.2973497*SQRT([.E4]/101325)*SQRT(5)*SQRT((1+[.B13]/[.E4])^(2/7)-1)" office:value-type="float" office:value="201.958499475309" calcext:value-type="float">
            <text:p>201.958499475309</text:p>
          </table:table-cell>
          <table:table-cell table:formula="of:=661.2973497*SQRT([.E4]/101325)*SQRT(5)*SQRT((1+[.C13]/[.E4])^(2/7)-1)" office:value-type="float" office:value="229.483572256005" calcext:value-type="float">
            <text:p>229.483572256005</text:p>
          </table:table-cell>
          <table:table-cell table:formula="of:=661.2973497*SQRT([.E4]/101325)*SQRT(5)*SQRT((1+[.D13]/[.E4])^(2/7)-1)" office:value-type="float" office:value="254.937266184811" calcext:value-type="float">
            <text:p>254.937266184811</text:p>
          </table:table-cell>
          <table:table-cell/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DEV</text:p>
          </table:table-cell>
        </table:table-row>
        <table:table-row table:style-name="ro1">
          <table:table-cell/>
          <table:table-cell table:formula="of:=(((([.F5]/661.2973497)^2)/5+1)^(7/2)-1)*101325" office:value-type="float" office:value="6773.77260504368" calcext:value-type="float">
            <text:p>6773.77260504368</text:p>
          </table:table-cell>
          <table:table-cell table:formula="of:=(((([.G5]/661.2973497)^2)/5+1)^(7/2)-1)*101325" office:value-type="float" office:value="8842.40517576413" calcext:value-type="float">
            <text:p>8842.40517576413</text:p>
          </table:table-cell>
          <table:table-cell table:formula="of:=(((([.H5]/661.2973497)^2)/5+1)^(7/2)-1)*101325" office:value-type="float" office:value="11123.0284663996" calcext:value-type="float">
            <text:p>11123.0284663996</text:p>
          </table:table-cell>
          <table:table-cell/>
          <table:table-cell table:formula="of:=661.2973497*SQRT([.E5]/101325)*SQRT(5)*SQRT((1+[.B14]/[.E5])^(2/7)-1)" office:value-type="float" office:value="200.271117162656" calcext:value-type="float">
            <text:p>200.271117162656</text:p>
          </table:table-cell>
          <table:table-cell table:formula="of:=661.2973497*SQRT([.E5]/101325)*SQRT(5)*SQRT((1+[.C14]/[.E5])^(2/7)-1)" office:value-type="float" office:value="227.484528381169" calcext:value-type="float">
            <text:p>227.484528381169</text:p>
          </table:table-cell>
          <table:table-cell table:formula="of:=661.2973497*SQRT([.E5]/101325)*SQRT(5)*SQRT((1+[.D14]/[.E5])^(2/7)-1)" office:value-type="float" office:value="253.544310200428" calcext:value-type="float">
            <text:p>253.544310200428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K4:.K5])" office:value-type="float" office:value="0.566940272545761" calcext:value-type="float">
            <text:p>0.566940272545761</text:p>
          </table:table-cell>
          <table:table-cell table:formula="of:=AVERAGE([.L4:.L5])" office:value-type="float" office:value="0.55020398818228" calcext:value-type="float">
            <text:p>0.55020398818228</text:p>
          </table:table-cell>
          <table:table-cell table:formula="of:=AVERAGE([.M4:.M5])" office:value-type="float" office:value="0.538992851702782" calcext:value-type="float">
            <text:p>0.538992851702782</text:p>
          </table:table-cell>
          <table:table-cell table:formula="of:=AVERAGE([.K14:.M14])" office:value-type="float" office:value="0.552045704143608" calcext:value-type="float">
            <text:p>0.552045704143608</text:p>
          </table:table-cell>
          <table:table-cell table:formula="of:=SQRT((([.K14]-[.N14])^2+([.L14]-[.N14])^2+([.M14]-[.N14])^2)/3)" office:value-type="float" office:value="0.0114835685860362" calcext:value-type="float">
            <text:p>0.0114835685860362</text:p>
          </table:table-cell>
        </table:table-row>
        <table:table-row table:style-name="ro1">
          <table:table-cell/>
          <table:table-cell table:formula="of:=(((([.F6]/661.2973497)^2)/5+1)^(7/2)-1)*101325" office:value-type="float" office:value="8069.55175106946" calcext:value-type="float">
            <text:p>8069.55175106946</text:p>
          </table:table-cell>
          <table:table-cell table:formula="of:=(((([.G6]/661.2973497)^2)/5+1)^(7/2)-1)*101325" office:value-type="float" office:value="10679.0045747157" calcext:value-type="float">
            <text:p>10679.0045747157</text:p>
          </table:table-cell>
          <table:table-cell table:formula="of:=(((([.H6]/661.2973497)^2)/5+1)^(7/2)-1)*101325" office:value-type="float" office:value="13494.9794227321" calcext:value-type="float">
            <text:p>13494.9794227321</text:p>
          </table:table-cell>
          <table:table-cell/>
          <table:table-cell table:formula="of:=661.2973497*SQRT([.E6]/101325)*SQRT(5)*SQRT((1+[.B15]/[.E6])^(2/7)-1)" office:value-type="float" office:value="216.674157712692" calcext:value-type="float">
            <text:p>216.674157712692</text:p>
          </table:table-cell>
          <table:table-cell table:formula="of:=661.2973497*SQRT([.E6]/101325)*SQRT(5)*SQRT((1+[.C15]/[.E6])^(2/7)-1)" office:value-type="float" office:value="247.108330456502" calcext:value-type="float">
            <text:p>247.108330456502</text:p>
          </table:table-cell>
          <table:table-cell table:formula="of:=661.2973497*SQRT([.E6]/101325)*SQRT(5)*SQRT((1+[.D15]/[.E6])^(2/7)-1)" office:value-type="float" office:value="275.29609446077" calcext:value-type="float">
            <text:p>275.29609446077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K6:.K7])" office:value-type="float" office:value="0.478308028819934" calcext:value-type="float">
            <text:p>0.478308028819934</text:p>
          </table:table-cell>
          <table:table-cell table:formula="of:=AVERAGE([.L6:.L7])" office:value-type="float" office:value="0.45574457225449" calcext:value-type="float">
            <text:p>0.45574457225449</text:p>
          </table:table-cell>
          <table:table-cell table:formula="of:=AVERAGE([.M6:.M7])" office:value-type="float" office:value="0.447584624742702" calcext:value-type="float">
            <text:p>0.447584624742702</text:p>
          </table:table-cell>
          <table:table-cell table:formula="of:=AVERAGE([.K15:.M15])" office:value-type="float" office:value="0.460545741939042" calcext:value-type="float">
            <text:p>0.460545741939042</text:p>
          </table:table-cell>
          <table:table-cell table:formula="of:=SQRT((([.K15]-[.N15])^2+([.L15]-[.N15])^2+([.M15]-[.N15])^2)/3)" office:value-type="float" office:value="0.012994109236576" calcext:value-type="float">
            <text:p>0.012994109236576</text:p>
          </table:table-cell>
        </table:table-row>
        <table:table-row table:style-name="ro1">
          <table:table-cell/>
          <table:table-cell table:formula="of:=(((([.F7]/661.2973497)^2)/5+1)^(7/2)-1)*101325" office:value-type="float" office:value="8069.55175106946" calcext:value-type="float">
            <text:p>8069.55175106946</text:p>
          </table:table-cell>
          <table:table-cell table:formula="of:=(((([.G7]/661.2973497)^2)/5+1)^(7/2)-1)*101325" office:value-type="float" office:value="10767.0116989032" calcext:value-type="float">
            <text:p>10767.0116989032</text:p>
          </table:table-cell>
          <table:table-cell table:formula="of:=(((([.H7]/661.2973497)^2)/5+1)^(7/2)-1)*101325" office:value-type="float" office:value="13295.7724943425" calcext:value-type="float">
            <text:p>13295.7724943425</text:p>
          </table:table-cell>
          <table:table-cell/>
          <table:table-cell table:formula="of:=661.2973497*SQRT([.E7]/101325)*SQRT(5)*SQRT((1+[.B16]/[.E7])^(2/7)-1)" office:value-type="float" office:value="215.289009864145" calcext:value-type="float">
            <text:p>215.289009864145</text:p>
          </table:table-cell>
          <table:table-cell table:formula="of:=661.2973497*SQRT([.E7]/101325)*SQRT(5)*SQRT((1+[.C16]/[.E7])^(2/7)-1)" office:value-type="float" office:value="246.026410673265" calcext:value-type="float">
            <text:p>246.026410673265</text:p>
          </table:table-cell>
          <table:table-cell table:formula="of:=661.2973497*SQRT([.E7]/101325)*SQRT(5)*SQRT((1+[.D16]/[.E7])^(2/7)-1)" office:value-type="float" office:value="270.772281535662" calcext:value-type="float">
            <text:p>270.77228153566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K9:.K10])" office:value-type="float" office:value="0.399902343861442" calcext:value-type="float">
            <text:p>0.399902343861442</text:p>
          </table:table-cell>
          <table:table-cell table:formula="of:=AVERAGE([.L9:.L10])" office:value-type="float" office:value="0.409912452294946" calcext:value-type="float">
            <text:p>0.409912452294946</text:p>
          </table:table-cell>
          <table:table-cell table:formula="of:=AVERAGE([.M9:.M10])" office:value-type="float" office:value="0.415985266801863" calcext:value-type="float">
            <text:p>0.415985266801863</text:p>
          </table:table-cell>
          <table:table-cell table:formula="of:=AVERAGE([.K16:.M16])" office:value-type="float" office:value="0.408600020986084" calcext:value-type="float">
            <text:p>0.408600020986084</text:p>
          </table:table-cell>
          <table:table-cell table:formula="of:=SQRT((([.K16]-[.N16])^2+([.L16]-[.N16])^2+([.M16]-[.N16])^2)/3)" office:value-type="float" office:value="0.00663108636309499" calcext:value-type="float">
            <text:p>0.00663108636309499</text:p>
          </table:table-cell>
        </table:table-row>
        <table:table-row table:style-name="ro1">
          <table:table-cell/>
          <table:table-cell table:formula="of:=(((([.F8]/661.2973497)^2)/5+1)^(7/2)-1)*101325" office:value-type="float" office:value="9989.2116716981" calcext:value-type="float">
            <text:p>9989.2116716981</text:p>
          </table:table-cell>
          <table:table-cell table:formula="of:=(((([.G8]/661.2973497)^2)/5+1)^(7/2)-1)*101325" office:value-type="float" office:value="13098.2277682948" calcext:value-type="float">
            <text:p>13098.2277682948</text:p>
          </table:table-cell>
          <table:table-cell table:formula="of:=(((([.H8]/661.2973497)^2)/5+1)^(7/2)-1)*101325" office:value-type="float" office:value="16017.1475172827" calcext:value-type="float">
            <text:p>16017.1475172827</text:p>
          </table:table-cell>
          <table:table-cell/>
          <table:table-cell table:formula="of:=661.2973497*SQRT([.E8]/101325)*SQRT(5)*SQRT((1+[.B17]/[.E8])^(2/7)-1)" office:value-type="float" office:value="235.418381351377" calcext:value-type="float">
            <text:p>235.418381351377</text:p>
          </table:table-cell>
          <table:table-cell table:formula="of:=661.2973497*SQRT([.E8]/101325)*SQRT(5)*SQRT((1+[.C17]/[.E8])^(2/7)-1)" office:value-type="float" office:value="265.757396394033" calcext:value-type="float">
            <text:p>265.757396394033</text:p>
          </table:table-cell>
          <table:table-cell table:formula="of:=661.2973497*SQRT([.E8]/101325)*SQRT(5)*SQRT((1+[.D17]/[.E8])^(2/7)-1)" office:value-type="float" office:value="290.183349441373" calcext:value-type="float">
            <text:p>290.183349441373</text:p>
          </table:table-cell>
          <table:table-cell table:number-columns-repeated="7"/>
        </table:table-row>
        <table:table-row table:style-name="ro1">
          <table:table-cell/>
          <table:table-cell table:formula="of:=(((([.F9]/661.2973497)^2)/5+1)^(7/2)-1)*101325" office:value-type="float" office:value="9820.70404594765" calcext:value-type="float">
            <text:p>9820.70404594765</text:p>
          </table:table-cell>
          <table:table-cell table:formula="of:=(((([.G9]/661.2973497)^2)/5+1)^(7/2)-1)*101325" office:value-type="float" office:value="12611.6026685087" calcext:value-type="float">
            <text:p>12611.6026685087</text:p>
          </table:table-cell>
          <table:table-cell table:formula="of:=(((([.H9]/661.2973497)^2)/5+1)^(7/2)-1)*101325" office:value-type="float" office:value="14412.1278110832" calcext:value-type="float">
            <text:p>14412.1278110832</text:p>
          </table:table-cell>
          <table:table-cell/>
          <table:table-cell table:formula="of:=661.2973497*SQRT([.E9]/101325)*SQRT(5)*SQRT((1+[.B18]/[.E9])^(2/7)-1)" office:value-type="float" office:value="230.845613162444" calcext:value-type="float">
            <text:p>230.845613162444</text:p>
          </table:table-cell>
          <table:table-cell table:formula="of:=661.2973497*SQRT([.E9]/101325)*SQRT(5)*SQRT((1+[.C18]/[.E9])^(2/7)-1)" office:value-type="float" office:value="257.602692006184" calcext:value-type="float">
            <text:p>257.602692006184</text:p>
          </table:table-cell>
          <table:table-cell table:formula="of:=661.2973497*SQRT([.E9]/101325)*SQRT(5)*SQRT((1+[.D18]/[.E9])^(2/7)-1)" office:value-type="float" office:value="272.792338711408" calcext:value-type="float">
            <text:p>272.792338711408</text:p>
          </table:table-cell>
          <table:table-cell table:number-columns-repeated="7"/>
        </table:table-row>
        <table:table-row table:style-name="ro1">
          <table:table-cell/>
          <table:table-cell table:formula="of:=(((([.F10]/661.2973497)^2)/5+1)^(7/2)-1)*101325" office:value-type="float" office:value="9488.38501874194" calcext:value-type="float">
            <text:p>9488.38501874194</text:p>
          </table:table-cell>
          <table:table-cell table:formula="of:=(((([.G10]/661.2973497)^2)/5+1)^(7/2)-1)*101325" office:value-type="float" office:value="11303.4383630636" calcext:value-type="float">
            <text:p>11303.4383630636</text:p>
          </table:table-cell>
          <table:table-cell table:formula="of:=(((([.H10]/661.2973497)^2)/5+1)^(7/2)-1)*101325" office:value-type="float" office:value="0" calcext:value-type="float">
            <text:p>0</text:p>
          </table:table-cell>
          <table:table-cell/>
          <table:table-cell table:formula="of:=661.2973497*SQRT([.E10]/101325)*SQRT(5)*SQRT((1+[.B19]/[.E10])^(2/7)-1)" office:value-type="float" office:value="224.100754752569" calcext:value-type="float">
            <text:p>224.100754752569</text:p>
          </table:table-cell>
          <table:table-cell table:formula="of:=661.2973497*SQRT([.E10]/101325)*SQRT(5)*SQRT((1+[.C19]/[.E10])^(2/7)-1)" office:value-type="float" office:value="241.639279038093" calcext:value-type="float">
            <text:p>241.639279038093</text:p>
          </table:table-cell>
          <table:table-cell table:formula="of:=661.2973497*SQRT([.E10]/101325)*SQRT(5)*SQRT((1+[.D19]/[.E10])^(2/7)-1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source: <text:a xlink:href="https://aviation.stackexchange.com/a/77300/15578194" xlink:type="simple">https://aviation.stackexchange.com/a/77300/15578194</text:a>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7"/>
        </table:table-row>
      </table:table>
      <table:table table:name="level flight with flaps 1 PER-PN1-002-00023763.000100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AS TO EAS</text:p>
          </table:table-cell>
          <table:covered-table-cell table:number-columns-repeated="7"/>
          <table:table-cell/>
          <table:table-cell table:style-name="ce1" office:value-type="string" calcext:value-type="string" table:number-columns-spanned="6" table:number-rows-spanned="1">
            <text:p>COEFFICIENTS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isa temp</text:p>
          </table:table-cell>
          <table:table-cell table:style-name="ce2" office:value-type="string" calcext:value-type="string">
            <text:p>ρ/sea level</text:p>
          </table:table-cell>
          <table:table-cell table:style-name="ce2" office:value-type="string" calcext:value-type="string">
            <text:p>mach 1 kn</text:p>
          </table:table-cell>
          <table:table-cell table:style-name="ce2" office:value-type="string" calcext:value-type="string">
            <text:p>static pressure</text:p>
          </table:table-cell>
          <table:table-cell table:style-name="ce2" office:value-type="string" calcext:value-type="string">
            <text:p>column 1 ias</text:p>
          </table:table-cell>
          <table:table-cell table:style-name="ce2" office:value-type="string" calcext:value-type="string">
            <text:p>column 2 ias</text:p>
          </table:table-cell>
          <table:table-cell table:style-name="ce2" office:value-type="string" calcext:value-type="string">
            <text:p>column 3 ias</text:p>
          </table:table-cell>
          <table:table-cell/>
          <table:table-cell table:style-name="ce2" office:value-type="string" calcext:value-type="string">
            <text:p>WEIGHT →</text:p>
          </table:table-cell>
          <table:table-cell table:style-name="ce2" office:value-type="string" calcext:value-type="string" table:number-columns-spanned="5" table:number-rows-spanned="1">
            <text:p>Lift=qbar*surface area*coefficient</text:p>
          </table:table-cell>
          <table:covered-table-cell table:number-columns-repeated="4"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643.855*SQRT(([.B3]+273.15)/273.15)" office:value-type="float" office:value="661.297349722197" calcext:value-type="float">
            <text:p>661.297349722197</text:p>
          </table:table-cell>
          <table:table-cell table:formula="of:=101325*(1-0.000022558*[.A3]*12*2.54)^5.2559" office:value-type="float" office:value="101325" calcext:value-type="float">
            <text:p>101325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2" office:value-type="string" calcext:value-type="string">
            <text:p>← weight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andard de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5.04-0.00649*[.A4]*12*2.54" office:value-type="float" office:value="10.09462" calcext:value-type="float">
            <text:p>10.09462</text:p>
          </table:table-cell>
          <table:table-cell table:formula="of:=(1-0.000022558*[.A4]*12*2.54)^4.2559" office:value-type="float" office:value="0.928865304370068" calcext:value-type="float">
            <text:p>0.928865304370068</text:p>
          </table:table-cell>
          <table:table-cell table:formula="of:=643.855*SQRT(([.B4]+273.15)/273.15)" office:value-type="float" office:value="655.64432276979" calcext:value-type="float">
            <text:p>655.64432276979</text:p>
          </table:table-cell>
          <table:table-cell table:formula="of:=101325*(1-0.000022558*[.A4]*12*2.54)^5.2559" office:value-type="float" office:value="92499.4766445543" calcext:value-type="float">
            <text:p>92499.4766445543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9" calcext:value-type="float">
            <text:p>9</text:p>
          </table:table-cell>
          <table:table-cell table:formula="of:=375000/([.B13]*0.020885)/4652" office:value-type="float" office:value="0.916114081611354" calcext:value-type="float">
            <text:p>0.916114081611354</text:p>
          </table:table-cell>
          <table:table-cell table:formula="of:=485000/([.C13]*0.020885)/4752" office:value-type="float" office:value="0.88269185314007" calcext:value-type="float">
            <text:p>0.88269185314007</text:p>
          </table:table-cell>
          <table:table-cell table:formula="of:=595000/([.D13]*0.020885)/4752" office:value-type="float" office:value="0.876165258719715" calcext:value-type="float">
            <text:p>0.876165258719715</text:p>
          </table:table-cell>
          <table:table-cell table:formula="of:=AVERAGE([.K4:.M4])" office:value-type="float" office:value="0.89165706449038" calcext:value-type="float">
            <text:p>0.89165706449038</text:p>
          </table:table-cell>
          <table:table-cell table:formula="of:=SQRT((([.K4]-[.N4])^2+([.L4]-[.N4])^2+([.M4]-[.N4])^2)/3)" office:value-type="float" office:value="0.0174977784022939" calcext:value-type="float">
            <text:p>0.01749777840229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5.04-0.00649*[.A5]*12*2.54" office:value-type="float" office:value="5.14924" calcext:value-type="float">
            <text:p>5.14924</text:p>
          </table:table-cell>
          <table:table-cell table:formula="of:=(1-0.000022558*[.A5]*12*2.54)^4.2559" office:value-type="float" office:value="0.861668084209186" calcext:value-type="float">
            <text:p>0.861668084209186</text:p>
          </table:table-cell>
          <table:table-cell table:formula="of:=643.855*SQRT(([.B5]+273.15)/273.15)" office:value-type="float" office:value="649.895426009173" calcext:value-type="float">
            <text:p>649.895426009173</text:p>
          </table:table-cell>
          <table:table-cell table:formula="of:=101325*(1-0.000022558*[.A5]*12*2.54)^5.2559" office:value-type="float" office:value="84306.9921540086" calcext:value-type="float">
            <text:p>84306.9921540086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9" calcext:value-type="float">
            <text:p>9</text:p>
          </table:table-cell>
          <table:table-cell table:formula="of:=375000/([.B14]*0.020885)/4652" office:value-type="float" office:value="0.916114081611354" calcext:value-type="float">
            <text:p>0.916114081611354</text:p>
          </table:table-cell>
          <table:table-cell table:formula="of:=485000/([.C14]*0.020885)/4752" office:value-type="float" office:value="0.88269185314007" calcext:value-type="float">
            <text:p>0.88269185314007</text:p>
          </table:table-cell>
          <table:table-cell table:formula="of:=595000/([.D14]*0.020885)/4752" office:value-type="float" office:value="0.876165258719715" calcext:value-type="float">
            <text:p>0.876165258719715</text:p>
          </table:table-cell>
          <table:table-cell table:formula="of:=AVERAGE([.K5:.M5])" office:value-type="float" office:value="0.89165706449038" calcext:value-type="float">
            <text:p>0.89165706449038</text:p>
          </table:table-cell>
          <table:table-cell table:formula="of:=SQRT((([.K5]-[.N5])^2+([.L5]-[.N5])^2+([.M5]-[.N5])^2)/3)" office:value-type="float" office:value="0.0174977784022939" calcext:value-type="float">
            <text:p>0.01749777840229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5.04-0.00649*[.A6]*12*2.54" office:value-type="float" office:value="0.203859999999999" calcext:value-type="float">
            <text:p>0.203859999999999</text:p>
          </table:table-cell>
          <table:table-cell table:formula="of:=(1-0.000022558*[.A6]*12*2.54)^4.2559" office:value-type="float" office:value="0.798254698670192" calcext:value-type="float">
            <text:p>0.798254698670192</text:p>
          </table:table-cell>
          <table:table-cell table:formula="of:=643.855*SQRT(([.B6]+273.15)/273.15)" office:value-type="float" office:value="644.095219292174" calcext:value-type="float">
            <text:p>644.095219292174</text:p>
          </table:table-cell>
          <table:table-cell table:formula="of:=101325*(1-0.000022558*[.A6]*12*2.54)^5.2559" office:value-type="float" office:value="76712.2080087667" calcext:value-type="float">
            <text:p>76712.2080087667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9" calcext:value-type="float">
            <text:p>9</text:p>
          </table:table-cell>
          <table:table-cell table:formula="of:=375000/([.B15]*0.020885)/4652" office:value-type="float" office:value="0.916114081611354" calcext:value-type="float">
            <text:p>0.916114081611354</text:p>
          </table:table-cell>
          <table:table-cell table:formula="of:=485000/([.C15]*0.020885)/4752" office:value-type="float" office:value="0.88269185314007" calcext:value-type="float">
            <text:p>0.88269185314007</text:p>
          </table:table-cell>
          <table:table-cell table:formula="of:=595000/([.D15]*0.020885)/4752" office:value-type="float" office:value="0.876165258719715" calcext:value-type="float">
            <text:p>0.876165258719715</text:p>
          </table:table-cell>
          <table:table-cell table:formula="of:=AVERAGE([.K6:.M6])" office:value-type="float" office:value="0.89165706449038" calcext:value-type="float">
            <text:p>0.89165706449038</text:p>
          </table:table-cell>
          <table:table-cell table:formula="of:=SQRT((([.K6]-[.N6])^2+([.L6]-[.N6])^2+([.M6]-[.N6])^2)/3)" office:value-type="float" office:value="0.0174977784022939" calcext:value-type="float">
            <text:p>0.017497778402293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5.04-0.00649*[.A7]*12*2.54" office:value-type="float" office:value="-4.74152" calcext:value-type="float">
            <text:p>-4.74152</text:p>
          </table:table-cell>
          <table:table-cell table:formula="of:=(1-0.000022558*[.A7]*12*2.54)^4.2559" office:value-type="float" office:value="0.738474903685522" calcext:value-type="float">
            <text:p>0.738474903685522</text:p>
          </table:table-cell>
          <table:table-cell table:formula="of:=643.855*SQRT(([.B7]+273.15)/273.15)" office:value-type="float" office:value="638.242303739279" calcext:value-type="float">
            <text:p>638.242303739279</text:p>
          </table:table-cell>
          <table:table-cell table:formula="of:=101325*(1-0.000022558*[.A7]*12*2.54)^5.2559" office:value-type="float" office:value="69681.1765854621" calcext:value-type="float">
            <text:p>69681.1765854621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9" calcext:value-type="float">
            <text:p>9</text:p>
          </table:table-cell>
          <table:table-cell table:formula="of:=375000/([.B16]*0.020885)/4652" office:value-type="float" office:value="0.916114081611354" calcext:value-type="float">
            <text:p>0.916114081611354</text:p>
          </table:table-cell>
          <table:table-cell table:formula="of:=485000/([.C16]*0.020885)/4752" office:value-type="float" office:value="0.88269185314007" calcext:value-type="float">
            <text:p>0.88269185314007</text:p>
          </table:table-cell>
          <table:table-cell table:formula="of:=595000/([.D16]*0.020885)/4752" office:value-type="float" office:value="0.876165258719715" calcext:value-type="float">
            <text:p>0.876165258719715</text:p>
          </table:table-cell>
          <table:table-cell table:formula="of:=AVERAGE([.K7:.M7])" office:value-type="float" office:value="0.89165706449038" calcext:value-type="float">
            <text:p>0.89165706449038</text:p>
          </table:table-cell>
          <table:table-cell table:formula="of:=SQRT((([.K7]-[.N7])^2+([.L7]-[.N7])^2+([.M7]-[.N7])^2)/3)" office:value-type="float" office:value="0.0174977784022939" calcext:value-type="float">
            <text:p>0.017497778402293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5.04-0.00649*[.A8]*12*2.54" office:value-type="float" office:value="-9.6869" calcext:value-type="float">
            <text:p>-9.6869</text:p>
          </table:table-cell>
          <table:table-cell table:formula="of:=(1-0.000022558*[.A8]*12*2.54)^4.2559" office:value-type="float" office:value="0.682181836389004" calcext:value-type="float">
            <text:p>0.682181836389004</text:p>
          </table:table-cell>
          <table:table-cell table:formula="of:=643.855*SQRT(([.B8]+273.15)/273.15)" office:value-type="float" office:value="632.335215728027" calcext:value-type="float">
            <text:p>632.335215728027</text:p>
          </table:table-cell>
          <table:table-cell table:formula="of:=101325*(1-0.000022558*[.A8]*12*2.54)^5.2559" office:value-type="float" office:value="63181.3101333823" calcext:value-type="float">
            <text:p>63181.3101333823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9" calcext:value-type="float">
            <text:p>9</text:p>
          </table:table-cell>
          <table:table-cell table:formula="of:=375000/([.B17]*0.020885)/4652" office:value-type="float" office:value="0.916114081611354" calcext:value-type="float">
            <text:p>0.916114081611354</text:p>
          </table:table-cell>
          <table:table-cell table:formula="of:=485000/([.C17]*0.020885)/4752" office:value-type="float" office:value="0.88269185314007" calcext:value-type="float">
            <text:p>0.88269185314007</text:p>
          </table:table-cell>
          <table:table-cell table:formula="of:=595000/([.D17]*0.020885)/4752" office:value-type="float" office:value="0.885065558328897" calcext:value-type="float">
            <text:p>0.885065558328897</text:p>
          </table:table-cell>
          <table:table-cell table:formula="of:=AVERAGE([.K8:.M8])" office:value-type="float" office:value="0.894623831026774" calcext:value-type="float">
            <text:p>0.894623831026774</text:p>
          </table:table-cell>
          <table:table-cell table:formula="of:=SQRT((([.K8]-[.N8])^2+([.L8]-[.N8])^2+([.M8]-[.N8])^2)/3)" office:value-type="float" office:value="0.0152267696666518" calcext:value-type="float">
            <text:p>0.01522676966665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5.04-0.00649*[.A9]*12*2.54" office:value-type="float" office:value="-14.63228" calcext:value-type="float">
            <text:p>-14.63228</text:p>
          </table:table-cell>
          <table:table-cell table:formula="of:=(1-0.000022558*[.A9]*12*2.54)^4.2559" office:value-type="float" office:value="0.629231999326074" calcext:value-type="float">
            <text:p>0.629231999326074</text:p>
          </table:table-cell>
          <table:table-cell table:formula="of:=643.855*SQRT(([.B9]+273.15)/273.15)" office:value-type="float" office:value="626.372422618684" calcext:value-type="float">
            <text:p>626.372422618684</text:p>
          </table:table-cell>
          <table:table-cell table:formula="of:=101325*(1-0.000022558*[.A9]*12*2.54)^5.2559" office:value-type="float" office:value="57181.349894463" calcext:value-type="float">
            <text:p>57181.349894463</text:p>
          </table:table-cell>
          <table:table-cell office:value-type="float" office:value="160" calcext:value-type="float">
            <text:p>160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9" calcext:value-type="float">
            <text:p>9</text:p>
          </table:table-cell>
          <table:table-cell table:formula="of:=375000/([.B18]*0.020885)/4652" office:value-type="float" office:value="0.916114081611354" calcext:value-type="float">
            <text:p>0.916114081611354</text:p>
          </table:table-cell>
          <table:table-cell table:formula="of:=485000/([.C18]*0.020885)/4752" office:value-type="float" office:value="0.88269185314007" calcext:value-type="float">
            <text:p>0.88269185314007</text:p>
          </table:table-cell>
          <table:table-cell table:formula="of:=595000/([.D18]*0.020885)/4752" office:value-type="float" office:value="0.885065558328897" calcext:value-type="float">
            <text:p>0.885065558328897</text:p>
          </table:table-cell>
          <table:table-cell table:formula="of:=AVERAGE([.K9:.M9])" office:value-type="float" office:value="0.894623831026774" calcext:value-type="float">
            <text:p>0.894623831026774</text:p>
          </table:table-cell>
          <table:table-cell table:formula="of:=SQRT((([.K9]-[.N9])^2+([.L9]-[.N9])^2+([.M9]-[.N9])^2)/3)" office:value-type="float" office:value="0.0152267696666518" calcext:value-type="float">
            <text:p>0.015226769666651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source: <text:a xlink:href="https://www.grc.nasa.gov/www/k-12/airplane/atmosmet.html" xlink:type="simple">https://www.grc.nasa.gov/www/k-12/airplane/atmosmet.html</text:a></text:p>
          </table:table-cell>
          <table:covered-table-cell/>
          <table:table-cell office:value-type="string" calcext:value-type="string">
            <text:p>source: <text:a xlink:href="https://eng.libretexts.org/Bookshelves/Aerospace_Engineering/Fundamentals_of_Aerospace_Engineering_(Arnedo)/02%3A_Generalities/2.03%3A_Standard_atmosphere/2.3.03%3A_ISA_equations" xlink:type="simple">https://eng.libretexts.org/Bookshelves/Aerospace_Engineering/Fundamentals_of_Aerospace_Engineering_(Arnedo)/02%3A_Generalities/2.03%3A_Standard_atmosphere/2.3.03%3A_ISA_equations</text:a></text:p>
          </table:table-cell>
          <table:table-cell office:value-type="string" calcext:value-type="string">
            <text:p>source: <text:a xlink:href="https://www.weather.gov/media/epz/wxcalc/speedOfSound.pdf" xlink:type="simple">https://www.weather.gov/media/epz/wxcalc/speedOfSound.pdf</text:a></text:p>
          </table:table-cell>
          <table:table-cell table:number-columns-repeated="5"/>
          <table:table-cell office:value-type="string" calcext:value-type="string" table:number-columns-spanned="6" table:number-rows-spanned="1">
            <text:p>in fdm file, qbar is in lb/square feet and area is in ft sq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l 1 qbar</text:p>
          </table:table-cell>
          <table:table-cell table:style-name="ce2" office:value-type="string" calcext:value-type="string">
            <text:p>col 2 qbar</text:p>
          </table:table-cell>
          <table:table-cell table:style-name="ce2" office:value-type="string" calcext:value-type="string">
            <text:p>col 3 qbar</text:p>
          </table:table-cell>
          <table:table-cell/>
          <table:table-cell table:style-name="ce2" office:value-type="string" calcext:value-type="string">
            <text:p>column 1 eas</text:p>
          </table:table-cell>
          <table:table-cell table:style-name="ce2" office:value-type="string" calcext:value-type="string">
            <text:p>column 2 eas</text:p>
          </table:table-cell>
          <table:table-cell table:style-name="ce2" office:value-type="string" calcext:value-type="string">
            <text:p>column 3 eas</text:p>
          </table:table-cell>
          <table:table-cell/>
          <table:table-cell table:style-name="ce1" office:value-type="string" calcext:value-type="string" table:number-columns-spanned="6" table:number-rows-spanned="1">
            <text:p>AVERAGES</text:p>
          </table:table-cell>
          <table:covered-table-cell table:number-columns-repeated="5" table:style-name="ce2"/>
        </table:table-row>
        <table:table-row table:style-name="ro1">
          <table:table-cell/>
          <table:table-cell table:formula="of:=(((([.F4]/661.2973497)^2)/5+1)^(7/2)-1)*101325" office:value-type="float" office:value="4213.15583832703" calcext:value-type="float">
            <text:p>4213.15583832703</text:p>
          </table:table-cell>
          <table:table-cell table:formula="of:=(((([.G4]/661.2973497)^2)/5+1)^(7/2)-1)*101325" office:value-type="float" office:value="5536.32668395435" calcext:value-type="float">
            <text:p>5536.32668395435</text:p>
          </table:table-cell>
          <table:table-cell table:formula="of:=(((([.H4]/661.2973497)^2)/5+1)^(7/2)-1)*101325" office:value-type="float" office:value="6842.58223321526" calcext:value-type="float">
            <text:p>6842.58223321526</text:p>
          </table:table-cell>
          <table:table-cell/>
          <table:table-cell table:formula="of:=661.2973497*SQRT([.E4]/101325)*SQRT(5)*SQRT((1+[.B13]/[.E4])^(2/7)-1)" office:value-type="float" office:value="159.890426201264" calcext:value-type="float">
            <text:p>159.890426201264</text:p>
          </table:table-cell>
          <table:table-cell table:formula="of:=661.2973497*SQRT([.E4]/101325)*SQRT(5)*SQRT((1+[.C13]/[.E4])^(2/7)-1)" office:value-type="float" office:value="182.837014074904" calcext:value-type="float">
            <text:p>182.837014074904</text:p>
          </table:table-cell>
          <table:table-cell table:formula="of:=661.2973497*SQRT([.E4]/101325)*SQRT(5)*SQRT((1+[.D13]/[.E4])^(2/7)-1)" office:value-type="float" office:value="202.77879094305" calcext:value-type="float">
            <text:p>202.77879094305</text:p>
          </table:table-cell>
          <table:table-cell/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DEV</text:p>
          </table:table-cell>
        </table:table-row>
        <table:table-row table:style-name="ro1">
          <table:table-cell/>
          <table:table-cell table:formula="of:=(((([.F5]/661.2973497)^2)/5+1)^(7/2)-1)*101325" office:value-type="float" office:value="4213.15583832703" calcext:value-type="float">
            <text:p>4213.15583832703</text:p>
          </table:table-cell>
          <table:table-cell table:formula="of:=(((([.G5]/661.2973497)^2)/5+1)^(7/2)-1)*101325" office:value-type="float" office:value="5536.32668395435" calcext:value-type="float">
            <text:p>5536.32668395435</text:p>
          </table:table-cell>
          <table:table-cell table:formula="of:=(((([.H5]/661.2973497)^2)/5+1)^(7/2)-1)*101325" office:value-type="float" office:value="6842.58223321526" calcext:value-type="float">
            <text:p>6842.58223321526</text:p>
          </table:table-cell>
          <table:table-cell/>
          <table:table-cell table:formula="of:=661.2973497*SQRT([.E5]/101325)*SQRT(5)*SQRT((1+[.B14]/[.E5])^(2/7)-1)" office:value-type="float" office:value="159.768654130342" calcext:value-type="float">
            <text:p>159.768654130342</text:p>
          </table:table-cell>
          <table:table-cell table:formula="of:=661.2973497*SQRT([.E5]/101325)*SQRT(5)*SQRT((1+[.C14]/[.E5])^(2/7)-1)" office:value-type="float" office:value="182.656093217925" calcext:value-type="float">
            <text:p>182.656093217925</text:p>
          </table:table-cell>
          <table:table-cell table:formula="of:=661.2973497*SQRT([.E5]/101325)*SQRT(5)*SQRT((1+[.D14]/[.E5])^(2/7)-1)" office:value-type="float" office:value="202.533513597852" calcext:value-type="float">
            <text:p>202.533513597852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([.K4:.K9])" office:value-type="float" office:value="0.916114081611354" calcext:value-type="float">
            <text:p>0.916114081611354</text:p>
          </table:table-cell>
          <table:table-cell table:formula="of:=AVERAGE([.L4:.L9])" office:value-type="float" office:value="0.88269185314007" calcext:value-type="float">
            <text:p>0.88269185314007</text:p>
          </table:table-cell>
          <table:table-cell table:formula="of:=AVERAGE([.M4:.M9])" office:value-type="float" office:value="0.879132025256109" calcext:value-type="float">
            <text:p>0.879132025256109</text:p>
          </table:table-cell>
          <table:table-cell table:formula="of:=AVERAGE([.K14:.M14])" office:value-type="float" office:value="0.892645986669178" calcext:value-type="float">
            <text:p>0.892645986669178</text:p>
          </table:table-cell>
          <table:table-cell table:formula="of:=SQRT((([.K14]-[.N14])^2+([.L14]-[.N14])^2+([.M14]-[.N14])^2)/3)" office:value-type="float" office:value="0.0166579651378773" calcext:value-type="float">
            <text:p>0.0166579651378773</text:p>
          </table:table-cell>
        </table:table-row>
        <table:table-row table:style-name="ro1">
          <table:table-cell/>
          <table:table-cell table:formula="of:=(((([.F6]/661.2973497)^2)/5+1)^(7/2)-1)*101325" office:value-type="float" office:value="4213.15583832703" calcext:value-type="float">
            <text:p>4213.15583832703</text:p>
          </table:table-cell>
          <table:table-cell table:formula="of:=(((([.G6]/661.2973497)^2)/5+1)^(7/2)-1)*101325" office:value-type="float" office:value="5536.32668395435" calcext:value-type="float">
            <text:p>5536.32668395435</text:p>
          </table:table-cell>
          <table:table-cell table:formula="of:=(((([.H6]/661.2973497)^2)/5+1)^(7/2)-1)*101325" office:value-type="float" office:value="6842.58223321526" calcext:value-type="float">
            <text:p>6842.58223321526</text:p>
          </table:table-cell>
          <table:table-cell/>
          <table:table-cell table:formula="of:=661.2973497*SQRT([.E6]/101325)*SQRT(5)*SQRT((1+[.B15]/[.E6])^(2/7)-1)" office:value-type="float" office:value="159.633121046835" calcext:value-type="float">
            <text:p>159.633121046835</text:p>
          </table:table-cell>
          <table:table-cell table:formula="of:=661.2973497*SQRT([.E6]/101325)*SQRT(5)*SQRT((1+[.C15]/[.E6])^(2/7)-1)" office:value-type="float" office:value="182.454984868822" calcext:value-type="float">
            <text:p>182.454984868822</text:p>
          </table:table-cell>
          <table:table-cell table:formula="of:=661.2973497*SQRT([.E6]/101325)*SQRT(5)*SQRT((1+[.D15]/[.E6])^(2/7)-1)" office:value-type="float" office:value="202.261203125668" calcext:value-type="float">
            <text:p>202.261203125668</text:p>
          </table:table-cell>
          <table:table-cell table:number-columns-repeated="7"/>
        </table:table-row>
        <table:table-row table:style-name="ro1">
          <table:table-cell/>
          <table:table-cell table:formula="of:=(((([.F7]/661.2973497)^2)/5+1)^(7/2)-1)*101325" office:value-type="float" office:value="4213.15583832703" calcext:value-type="float">
            <text:p>4213.15583832703</text:p>
          </table:table-cell>
          <table:table-cell table:formula="of:=(((([.G7]/661.2973497)^2)/5+1)^(7/2)-1)*101325" office:value-type="float" office:value="5536.32668395435" calcext:value-type="float">
            <text:p>5536.32668395435</text:p>
          </table:table-cell>
          <table:table-cell table:formula="of:=(((([.H7]/661.2973497)^2)/5+1)^(7/2)-1)*101325" office:value-type="float" office:value="6842.58223321526" calcext:value-type="float">
            <text:p>6842.58223321526</text:p>
          </table:table-cell>
          <table:table-cell/>
          <table:table-cell table:formula="of:=661.2973497*SQRT([.E7]/101325)*SQRT(5)*SQRT((1+[.B16]/[.E7])^(2/7)-1)" office:value-type="float" office:value="159.482041483972" calcext:value-type="float">
            <text:p>159.482041483972</text:p>
          </table:table-cell>
          <table:table-cell table:formula="of:=661.2973497*SQRT([.E7]/101325)*SQRT(5)*SQRT((1+[.C16]/[.E7])^(2/7)-1)" office:value-type="float" office:value="182.231126023086" calcext:value-type="float">
            <text:p>182.231126023086</text:p>
          </table:table-cell>
          <table:table-cell table:formula="of:=661.2973497*SQRT([.E7]/101325)*SQRT(5)*SQRT((1+[.D16]/[.E7])^(2/7)-1)" office:value-type="float" office:value="201.958499475309" calcext:value-type="float">
            <text:p>201.958499475309</text:p>
          </table:table-cell>
          <table:table-cell table:number-columns-repeated="7"/>
        </table:table-row>
        <table:table-row table:style-name="ro1">
          <table:table-cell/>
          <table:table-cell table:formula="of:=(((([.F8]/661.2973497)^2)/5+1)^(7/2)-1)*101325" office:value-type="float" office:value="4213.15583832703" calcext:value-type="float">
            <text:p>4213.15583832703</text:p>
          </table:table-cell>
          <table:table-cell table:formula="of:=(((([.G8]/661.2973497)^2)/5+1)^(7/2)-1)*101325" office:value-type="float" office:value="5536.32668395435" calcext:value-type="float">
            <text:p>5536.32668395435</text:p>
          </table:table-cell>
          <table:table-cell table:formula="of:=(((([.H8]/661.2973497)^2)/5+1)^(7/2)-1)*101325" office:value-type="float" office:value="6773.77260504368" calcext:value-type="float">
            <text:p>6773.77260504368</text:p>
          </table:table-cell>
          <table:table-cell/>
          <table:table-cell table:formula="of:=661.2973497*SQRT([.E8]/101325)*SQRT(5)*SQRT((1+[.B17]/[.E8])^(2/7)-1)" office:value-type="float" office:value="159.313373300281" calcext:value-type="float">
            <text:p>159.313373300281</text:p>
          </table:table-cell>
          <table:table-cell table:formula="of:=661.2973497*SQRT([.E8]/101325)*SQRT(5)*SQRT((1+[.C17]/[.E8])^(2/7)-1)" office:value-type="float" office:value="181.98159861398" calcext:value-type="float">
            <text:p>181.98159861398</text:p>
          </table:table-cell>
          <table:table-cell table:formula="of:=661.2973497*SQRT([.E8]/101325)*SQRT(5)*SQRT((1+[.D17]/[.E8])^(2/7)-1)" office:value-type="float" office:value="200.641263776984" calcext:value-type="float">
            <text:p>200.641263776984</text:p>
          </table:table-cell>
          <table:table-cell table:number-columns-repeated="7"/>
        </table:table-row>
        <table:table-row table:style-name="ro1">
          <table:table-cell/>
          <table:table-cell table:formula="of:=(((([.F9]/661.2973497)^2)/5+1)^(7/2)-1)*101325" office:value-type="float" office:value="4213.15583832703" calcext:value-type="float">
            <text:p>4213.15583832703</text:p>
          </table:table-cell>
          <table:table-cell table:formula="of:=(((([.G9]/661.2973497)^2)/5+1)^(7/2)-1)*101325" office:value-type="float" office:value="5536.32668395435" calcext:value-type="float">
            <text:p>5536.32668395435</text:p>
          </table:table-cell>
          <table:table-cell table:formula="of:=(((([.H9]/661.2973497)^2)/5+1)^(7/2)-1)*101325" office:value-type="float" office:value="6773.77260504368" calcext:value-type="float">
            <text:p>6773.77260504368</text:p>
          </table:table-cell>
          <table:table-cell/>
          <table:table-cell table:formula="of:=661.2973497*SQRT([.E9]/101325)*SQRT(5)*SQRT((1+[.B18]/[.E9])^(2/7)-1)" office:value-type="float" office:value="159.12477851781" calcext:value-type="float">
            <text:p>159.12477851781</text:p>
          </table:table-cell>
          <table:table-cell table:formula="of:=661.2973497*SQRT([.E9]/101325)*SQRT(5)*SQRT((1+[.C18]/[.E9])^(2/7)-1)" office:value-type="float" office:value="181.70307879136" calcext:value-type="float">
            <text:p>181.70307879136</text:p>
          </table:table-cell>
          <table:table-cell table:formula="of:=661.2973497*SQRT([.E9]/101325)*SQRT(5)*SQRT((1+[.D18]/[.E9])^(2/7)-1)" office:value-type="float" office:value="200.271117162656" calcext:value-type="float">
            <text:p>200.27111716265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source: <text:a xlink:href="https://aviation.stackexchange.com/a/77300/15578194" xlink:type="simple">https://aviation.stackexchange.com/a/77300/15578194</text:a>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7"/>
        </table:table-row>
      </table:table>
      <table:table table:name="level flight with flaps 1+f PER-PN1-002-00023764.000100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AS TO EAS</text:p>
          </table:table-cell>
          <table:covered-table-cell table:number-columns-repeated="7"/>
          <table:table-cell/>
          <table:table-cell table:style-name="ce1" office:value-type="string" calcext:value-type="string" table:number-columns-spanned="6" table:number-rows-spanned="1">
            <text:p>COEFFICIENTS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isa temp</text:p>
          </table:table-cell>
          <table:table-cell table:style-name="ce2" office:value-type="string" calcext:value-type="string">
            <text:p>ρ/sea level</text:p>
          </table:table-cell>
          <table:table-cell table:style-name="ce2" office:value-type="string" calcext:value-type="string">
            <text:p>mach 1 kn</text:p>
          </table:table-cell>
          <table:table-cell table:style-name="ce2" office:value-type="string" calcext:value-type="string">
            <text:p>static pressure</text:p>
          </table:table-cell>
          <table:table-cell table:style-name="ce2" office:value-type="string" calcext:value-type="string">
            <text:p>column 1 ias</text:p>
          </table:table-cell>
          <table:table-cell table:style-name="ce2" office:value-type="string" calcext:value-type="string">
            <text:p>column 2 ias</text:p>
          </table:table-cell>
          <table:table-cell table:style-name="ce2" office:value-type="string" calcext:value-type="string">
            <text:p>column 3 ias</text:p>
          </table:table-cell>
          <table:table-cell/>
          <table:table-cell table:style-name="ce2" office:value-type="string" calcext:value-type="string">
            <text:p>WEIGHT →</text:p>
          </table:table-cell>
          <table:table-cell table:style-name="ce2" office:value-type="string" calcext:value-type="string" table:number-columns-spanned="5" table:number-rows-spanned="1">
            <text:p>Lift=qbar*surface area*coefficient</text:p>
          </table:table-cell>
          <table:covered-table-cell table:number-columns-repeated="4"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643.855*SQRT(([.B3]+273.15)/273.15)" office:value-type="float" office:value="661.297349722197" calcext:value-type="float">
            <text:p>661.297349722197</text:p>
          </table:table-cell>
          <table:table-cell table:formula="of:=101325*(1-0.000022558*[.A3]*12*2.54)^5.2559" office:value-type="float" office:value="101325" calcext:value-type="float">
            <text:p>101325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2" office:value-type="string" calcext:value-type="string">
            <text:p>← weight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andard de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5.04-0.00649*[.A4]*12*2.54" office:value-type="float" office:value="10.09462" calcext:value-type="float">
            <text:p>10.09462</text:p>
          </table:table-cell>
          <table:table-cell table:formula="of:=(1-0.000022558*[.A4]*12*2.54)^4.2559" office:value-type="float" office:value="0.928865304370068" calcext:value-type="float">
            <text:p>0.928865304370068</text:p>
          </table:table-cell>
          <table:table-cell table:formula="of:=643.855*SQRT(([.B4]+273.15)/273.15)" office:value-type="float" office:value="655.64432276979" calcext:value-type="float">
            <text:p>655.64432276979</text:p>
          </table:table-cell>
          <table:table-cell table:formula="of:=101325*(1-0.000022558*[.A4]*12*2.54)^5.2559" office:value-type="float" office:value="92499.4766445543" calcext:value-type="float">
            <text:p>92499.4766445543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3]*0.020885)/4652" office:value-type="float" office:value="0.95197522366941" calcext:value-type="float">
            <text:p>0.95197522366941</text:p>
          </table:table-cell>
          <table:table-cell table:formula="of:=485000/([.C13]*0.020885)/4752" office:value-type="float" office:value="0.923343677015935" calcext:value-type="float">
            <text:p>0.923343677015935</text:p>
          </table:table-cell>
          <table:table-cell table:formula="of:=595000/([.D13]*0.020885)/4752" office:value-type="float" office:value="0.912576571750264" calcext:value-type="float">
            <text:p>0.912576571750264</text:p>
          </table:table-cell>
          <table:table-cell table:formula="of:=AVERAGE([.K4:.M4])" office:value-type="float" office:value="0.92929849081187" calcext:value-type="float">
            <text:p>0.92929849081187</text:p>
          </table:table-cell>
          <table:table-cell table:formula="of:=SQRT((([.K4]-[.N4])^2+([.L4]-[.N4])^2+([.M4]-[.N4])^2)/3)" office:value-type="float" office:value="0.0166264507892231" calcext:value-type="float">
            <text:p>0.0166264507892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5.04-0.00649*[.A5]*12*2.54" office:value-type="float" office:value="5.14924" calcext:value-type="float">
            <text:p>5.14924</text:p>
          </table:table-cell>
          <table:table-cell table:formula="of:=(1-0.000022558*[.A5]*12*2.54)^4.2559" office:value-type="float" office:value="0.861668084209186" calcext:value-type="float">
            <text:p>0.861668084209186</text:p>
          </table:table-cell>
          <table:table-cell table:formula="of:=643.855*SQRT(([.B5]+273.15)/273.15)" office:value-type="float" office:value="649.895426009173" calcext:value-type="float">
            <text:p>649.895426009173</text:p>
          </table:table-cell>
          <table:table-cell table:formula="of:=101325*(1-0.000022558*[.A5]*12*2.54)^5.2559" office:value-type="float" office:value="84306.9921540086" calcext:value-type="float">
            <text:p>84306.9921540086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4]*0.020885)/4652" office:value-type="float" office:value="0.95197522366941" calcext:value-type="float">
            <text:p>0.95197522366941</text:p>
          </table:table-cell>
          <table:table-cell table:formula="of:=485000/([.C14]*0.020885)/4752" office:value-type="float" office:value="0.923343677015935" calcext:value-type="float">
            <text:p>0.923343677015935</text:p>
          </table:table-cell>
          <table:table-cell table:formula="of:=595000/([.D14]*0.020885)/4752" office:value-type="float" office:value="0.912576571750264" calcext:value-type="float">
            <text:p>0.912576571750264</text:p>
          </table:table-cell>
          <table:table-cell table:formula="of:=AVERAGE([.K5:.M5])" office:value-type="float" office:value="0.92929849081187" calcext:value-type="float">
            <text:p>0.92929849081187</text:p>
          </table:table-cell>
          <table:table-cell table:formula="of:=SQRT((([.K5]-[.N5])^2+([.L5]-[.N5])^2+([.M5]-[.N5])^2)/3)" office:value-type="float" office:value="0.0166264507892231" calcext:value-type="float">
            <text:p>0.016626450789223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5.04-0.00649*[.A6]*12*2.54" office:value-type="float" office:value="0.203859999999999" calcext:value-type="float">
            <text:p>0.203859999999999</text:p>
          </table:table-cell>
          <table:table-cell table:formula="of:=(1-0.000022558*[.A6]*12*2.54)^4.2559" office:value-type="float" office:value="0.798254698670192" calcext:value-type="float">
            <text:p>0.798254698670192</text:p>
          </table:table-cell>
          <table:table-cell table:formula="of:=643.855*SQRT(([.B6]+273.15)/273.15)" office:value-type="float" office:value="644.095219292174" calcext:value-type="float">
            <text:p>644.095219292174</text:p>
          </table:table-cell>
          <table:table-cell table:formula="of:=101325*(1-0.000022558*[.A6]*12*2.54)^5.2559" office:value-type="float" office:value="76712.2080087667" calcext:value-type="float">
            <text:p>76712.208008766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5]*0.020885)/4652" office:value-type="float" office:value="0.95197522366941" calcext:value-type="float">
            <text:p>0.95197522366941</text:p>
          </table:table-cell>
          <table:table-cell table:formula="of:=485000/([.C15]*0.020885)/4752" office:value-type="float" office:value="0.923343677015935" calcext:value-type="float">
            <text:p>0.923343677015935</text:p>
          </table:table-cell>
          <table:table-cell table:formula="of:=595000/([.D15]*0.020885)/4752" office:value-type="float" office:value="0.912576571750264" calcext:value-type="float">
            <text:p>0.912576571750264</text:p>
          </table:table-cell>
          <table:table-cell table:formula="of:=AVERAGE([.K6:.M6])" office:value-type="float" office:value="0.92929849081187" calcext:value-type="float">
            <text:p>0.92929849081187</text:p>
          </table:table-cell>
          <table:table-cell table:formula="of:=SQRT((([.K6]-[.N6])^2+([.L6]-[.N6])^2+([.M6]-[.N6])^2)/3)" office:value-type="float" office:value="0.0166264507892231" calcext:value-type="float">
            <text:p>0.016626450789223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5.04-0.00649*[.A7]*12*2.54" office:value-type="float" office:value="-4.74152" calcext:value-type="float">
            <text:p>-4.74152</text:p>
          </table:table-cell>
          <table:table-cell table:formula="of:=(1-0.000022558*[.A7]*12*2.54)^4.2559" office:value-type="float" office:value="0.738474903685522" calcext:value-type="float">
            <text:p>0.738474903685522</text:p>
          </table:table-cell>
          <table:table-cell table:formula="of:=643.855*SQRT(([.B7]+273.15)/273.15)" office:value-type="float" office:value="638.242303739279" calcext:value-type="float">
            <text:p>638.242303739279</text:p>
          </table:table-cell>
          <table:table-cell table:formula="of:=101325*(1-0.000022558*[.A7]*12*2.54)^5.2559" office:value-type="float" office:value="69681.1765854621" calcext:value-type="float">
            <text:p>69681.1765854621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6]*0.020885)/4652" office:value-type="float" office:value="0.95197522366941" calcext:value-type="float">
            <text:p>0.95197522366941</text:p>
          </table:table-cell>
          <table:table-cell table:formula="of:=485000/([.C16]*0.020885)/4752" office:value-type="float" office:value="0.923343677015935" calcext:value-type="float">
            <text:p>0.923343677015935</text:p>
          </table:table-cell>
          <table:table-cell table:formula="of:=595000/([.D16]*0.020885)/4752" office:value-type="float" office:value="0.912576571750264" calcext:value-type="float">
            <text:p>0.912576571750264</text:p>
          </table:table-cell>
          <table:table-cell table:formula="of:=AVERAGE([.K7:.M7])" office:value-type="float" office:value="0.92929849081187" calcext:value-type="float">
            <text:p>0.92929849081187</text:p>
          </table:table-cell>
          <table:table-cell table:formula="of:=SQRT((([.K7]-[.N7])^2+([.L7]-[.N7])^2+([.M7]-[.N7])^2)/3)" office:value-type="float" office:value="0.0166264507892231" calcext:value-type="float">
            <text:p>0.016626450789223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5.04-0.00649*[.A8]*12*2.54" office:value-type="float" office:value="-9.6869" calcext:value-type="float">
            <text:p>-9.6869</text:p>
          </table:table-cell>
          <table:table-cell table:formula="of:=(1-0.000022558*[.A8]*12*2.54)^4.2559" office:value-type="float" office:value="0.682181836389004" calcext:value-type="float">
            <text:p>0.682181836389004</text:p>
          </table:table-cell>
          <table:table-cell table:formula="of:=643.855*SQRT(([.B8]+273.15)/273.15)" office:value-type="float" office:value="632.335215728027" calcext:value-type="float">
            <text:p>632.335215728027</text:p>
          </table:table-cell>
          <table:table-cell table:formula="of:=101325*(1-0.000022558*[.A8]*12*2.54)^5.2559" office:value-type="float" office:value="63181.3101333823" calcext:value-type="float">
            <text:p>63181.3101333823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7]*0.020885)/4652" office:value-type="float" office:value="0.95197522366941" calcext:value-type="float">
            <text:p>0.95197522366941</text:p>
          </table:table-cell>
          <table:table-cell table:formula="of:=485000/([.C17]*0.020885)/4752" office:value-type="float" office:value="0.923343677015935" calcext:value-type="float">
            <text:p>0.923343677015935</text:p>
          </table:table-cell>
          <table:table-cell table:formula="of:=595000/([.D17]*0.020885)/4752" office:value-type="float" office:value="0.922026077151563" calcext:value-type="float">
            <text:p>0.922026077151563</text:p>
          </table:table-cell>
          <table:table-cell table:formula="of:=AVERAGE([.K8:.M8])" office:value-type="float" office:value="0.932448325945636" calcext:value-type="float">
            <text:p>0.932448325945636</text:p>
          </table:table-cell>
          <table:table-cell table:formula="of:=SQRT((([.K8]-[.N8])^2+([.L8]-[.N8])^2+([.M8]-[.N8])^2)/3)" office:value-type="float" office:value="0.0138180755627473" calcext:value-type="float">
            <text:p>0.01381807556274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5.04-0.00649*[.A9]*12*2.54" office:value-type="float" office:value="-14.63228" calcext:value-type="float">
            <text:p>-14.63228</text:p>
          </table:table-cell>
          <table:table-cell table:formula="of:=(1-0.000022558*[.A9]*12*2.54)^4.2559" office:value-type="float" office:value="0.629231999326074" calcext:value-type="float">
            <text:p>0.629231999326074</text:p>
          </table:table-cell>
          <table:table-cell table:formula="of:=643.855*SQRT(([.B9]+273.15)/273.15)" office:value-type="float" office:value="626.372422618684" calcext:value-type="float">
            <text:p>626.372422618684</text:p>
          </table:table-cell>
          <table:table-cell table:formula="of:=101325*(1-0.000022558*[.A9]*12*2.54)^5.2559" office:value-type="float" office:value="57181.349894463" calcext:value-type="float">
            <text:p>57181.349894463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8]*0.020885)/4652" office:value-type="float" office:value="0.95197522366941" calcext:value-type="float">
            <text:p>0.95197522366941</text:p>
          </table:table-cell>
          <table:table-cell table:formula="of:=485000/([.C18]*0.020885)/4752" office:value-type="float" office:value="0.923343677015935" calcext:value-type="float">
            <text:p>0.923343677015935</text:p>
          </table:table-cell>
          <table:table-cell table:formula="of:=595000/([.D18]*0.020885)/4752" office:value-type="float" office:value="0.922026077151563" calcext:value-type="float">
            <text:p>0.922026077151563</text:p>
          </table:table-cell>
          <table:table-cell table:formula="of:=AVERAGE([.K9:.M9])" office:value-type="float" office:value="0.932448325945636" calcext:value-type="float">
            <text:p>0.932448325945636</text:p>
          </table:table-cell>
          <table:table-cell table:formula="of:=SQRT((([.K9]-[.N9])^2+([.L9]-[.N9])^2+([.M9]-[.N9])^2)/3)" office:value-type="float" office:value="0.0138180755627473" calcext:value-type="float">
            <text:p>0.013818075562747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source: <text:a xlink:href="https://www.grc.nasa.gov/www/k-12/airplane/atmosmet.html" xlink:type="simple">https://www.grc.nasa.gov/www/k-12/airplane/atmosmet.html</text:a></text:p>
          </table:table-cell>
          <table:covered-table-cell/>
          <table:table-cell office:value-type="string" calcext:value-type="string">
            <text:p>source: <text:a xlink:href="https://eng.libretexts.org/Bookshelves/Aerospace_Engineering/Fundamentals_of_Aerospace_Engineering_(Arnedo)/02%3A_Generalities/2.03%3A_Standard_atmosphere/2.3.03%3A_ISA_equations" xlink:type="simple">https://eng.libretexts.org/Bookshelves/Aerospace_Engineering/Fundamentals_of_Aerospace_Engineering_(Arnedo)/02%3A_Generalities/2.03%3A_Standard_atmosphere/2.3.03%3A_ISA_equations</text:a></text:p>
          </table:table-cell>
          <table:table-cell office:value-type="string" calcext:value-type="string">
            <text:p>source: <text:a xlink:href="https://www.weather.gov/media/epz/wxcalc/speedOfSound.pdf" xlink:type="simple">https://www.weather.gov/media/epz/wxcalc/speedOfSound.pdf</text:a></text:p>
          </table:table-cell>
          <table:table-cell table:number-columns-repeated="5"/>
          <table:table-cell office:value-type="string" calcext:value-type="string" table:number-columns-spanned="6" table:number-rows-spanned="1">
            <text:p>in fdm file, qbar is in lb/square feet and area is in ft sq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l 1 qbar</text:p>
          </table:table-cell>
          <table:table-cell table:style-name="ce2" office:value-type="string" calcext:value-type="string">
            <text:p>col 2 qbar</text:p>
          </table:table-cell>
          <table:table-cell table:style-name="ce2" office:value-type="string" calcext:value-type="string">
            <text:p>col 3 qbar</text:p>
          </table:table-cell>
          <table:table-cell/>
          <table:table-cell table:style-name="ce2" office:value-type="string" calcext:value-type="string">
            <text:p>column 1 eas</text:p>
          </table:table-cell>
          <table:table-cell table:style-name="ce2" office:value-type="string" calcext:value-type="string">
            <text:p>column 2 eas</text:p>
          </table:table-cell>
          <table:table-cell table:style-name="ce2" office:value-type="string" calcext:value-type="string">
            <text:p>column 3 eas</text:p>
          </table:table-cell>
          <table:table-cell/>
          <table:table-cell table:style-name="ce1" office:value-type="string" calcext:value-type="string" table:number-columns-spanned="6" table:number-rows-spanned="1">
            <text:p>AVERAGES</text:p>
          </table:table-cell>
          <table:covered-table-cell table:number-columns-repeated="5" table:style-name="ce2"/>
        </table:table-row>
        <table:table-row table:style-name="ro1">
          <table:table-cell/>
          <table:table-cell table:formula="of:=(((([.F4]/661.2973497)^2)/5+1)^(7/2)-1)*101325" office:value-type="float" office:value="4054.44521616546" calcext:value-type="float">
            <text:p>4054.44521616546</text:p>
          </table:table-cell>
          <table:table-cell table:formula="of:=(((([.G4]/661.2973497)^2)/5+1)^(7/2)-1)*101325" office:value-type="float" office:value="5292.58019726944" calcext:value-type="float">
            <text:p>5292.58019726944</text:p>
          </table:table-cell>
          <table:table-cell table:formula="of:=(((([.H4]/661.2973497)^2)/5+1)^(7/2)-1)*101325" office:value-type="float" office:value="6569.56689253757" calcext:value-type="float">
            <text:p>6569.56689253757</text:p>
          </table:table-cell>
          <table:table-cell/>
          <table:table-cell table:formula="of:=661.2973497*SQRT([.E4]/101325)*SQRT(5)*SQRT((1+[.B13]/[.E4])^(2/7)-1)" office:value-type="float" office:value="156.896401361183" calcext:value-type="float">
            <text:p>156.896401361183</text:p>
          </table:table-cell>
          <table:table-cell table:formula="of:=661.2973497*SQRT([.E4]/101325)*SQRT(5)*SQRT((1+[.C13]/[.E4])^(2/7)-1)" office:value-type="float" office:value="178.847305664349" calcext:value-type="float">
            <text:p>178.847305664349</text:p>
          </table:table-cell>
          <table:table-cell table:formula="of:=661.2973497*SQRT([.E4]/101325)*SQRT(5)*SQRT((1+[.D13]/[.E4])^(2/7)-1)" office:value-type="float" office:value="198.791363672518" calcext:value-type="float">
            <text:p>198.791363672518</text:p>
          </table:table-cell>
          <table:table-cell/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DEV</text:p>
          </table:table-cell>
        </table:table-row>
        <table:table-row table:style-name="ro1">
          <table:table-cell/>
          <table:table-cell table:formula="of:=(((([.F5]/661.2973497)^2)/5+1)^(7/2)-1)*101325" office:value-type="float" office:value="4054.44521616546" calcext:value-type="float">
            <text:p>4054.44521616546</text:p>
          </table:table-cell>
          <table:table-cell table:formula="of:=(((([.G5]/661.2973497)^2)/5+1)^(7/2)-1)*101325" office:value-type="float" office:value="5292.58019726944" calcext:value-type="float">
            <text:p>5292.58019726944</text:p>
          </table:table-cell>
          <table:table-cell table:formula="of:=(((([.H5]/661.2973497)^2)/5+1)^(7/2)-1)*101325" office:value-type="float" office:value="6569.56689253757" calcext:value-type="float">
            <text:p>6569.56689253757</text:p>
          </table:table-cell>
          <table:table-cell/>
          <table:table-cell table:formula="of:=661.2973497*SQRT([.E5]/101325)*SQRT(5)*SQRT((1+[.B14]/[.E5])^(2/7)-1)" office:value-type="float" office:value="156.7812534313" calcext:value-type="float">
            <text:p>156.7812534313</text:p>
          </table:table-cell>
          <table:table-cell table:formula="of:=661.2973497*SQRT([.E5]/101325)*SQRT(5)*SQRT((1+[.C14]/[.E5])^(2/7)-1)" office:value-type="float" office:value="178.677773118753" calcext:value-type="float">
            <text:p>178.677773118753</text:p>
          </table:table-cell>
          <table:table-cell table:formula="of:=661.2973497*SQRT([.E5]/101325)*SQRT(5)*SQRT((1+[.D14]/[.E5])^(2/7)-1)" office:value-type="float" office:value="198.559973634677" calcext:value-type="float">
            <text:p>198.559973634677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K4:.K9])" office:value-type="float" office:value="0.95197522366941" calcext:value-type="float">
            <text:p>0.95197522366941</text:p>
          </table:table-cell>
          <table:table-cell table:formula="of:=AVERAGE([.L4:.L9])" office:value-type="float" office:value="0.923343677015935" calcext:value-type="float">
            <text:p>0.923343677015935</text:p>
          </table:table-cell>
          <table:table-cell table:formula="of:=AVERAGE([.M4:.M9])" office:value-type="float" office:value="0.915726406884031" calcext:value-type="float">
            <text:p>0.915726406884031</text:p>
          </table:table-cell>
          <table:table-cell table:formula="of:=AVERAGE([.K14:.M14])" office:value-type="float" office:value="0.930348435856458" calcext:value-type="float">
            <text:p>0.930348435856458</text:p>
          </table:table-cell>
          <table:table-cell table:formula="of:=SQRT((([.K14]-[.N14])^2+([.L14]-[.N14])^2+([.M14]-[.N14])^2)/3)" office:value-type="float" office:value="0.0156054299181495" calcext:value-type="float">
            <text:p>0.0156054299181495</text:p>
          </table:table-cell>
        </table:table-row>
        <table:table-row table:style-name="ro1">
          <table:table-cell/>
          <table:table-cell table:formula="of:=(((([.F6]/661.2973497)^2)/5+1)^(7/2)-1)*101325" office:value-type="float" office:value="4054.44521616546" calcext:value-type="float">
            <text:p>4054.44521616546</text:p>
          </table:table-cell>
          <table:table-cell table:formula="of:=(((([.G6]/661.2973497)^2)/5+1)^(7/2)-1)*101325" office:value-type="float" office:value="5292.58019726944" calcext:value-type="float">
            <text:p>5292.58019726944</text:p>
          </table:table-cell>
          <table:table-cell table:formula="of:=(((([.H6]/661.2973497)^2)/5+1)^(7/2)-1)*101325" office:value-type="float" office:value="6569.56689253757" calcext:value-type="float">
            <text:p>6569.56689253757</text:p>
          </table:table-cell>
          <table:table-cell/>
          <table:table-cell table:formula="of:=661.2973497*SQRT([.E6]/101325)*SQRT(5)*SQRT((1+[.B15]/[.E6])^(2/7)-1)" office:value-type="float" office:value="156.653073069119" calcext:value-type="float">
            <text:p>156.653073069119</text:p>
          </table:table-cell>
          <table:table-cell table:formula="of:=661.2973497*SQRT([.E6]/101325)*SQRT(5)*SQRT((1+[.C15]/[.E6])^(2/7)-1)" office:value-type="float" office:value="178.489279838627" calcext:value-type="float">
            <text:p>178.489279838627</text:p>
          </table:table-cell>
          <table:table-cell table:formula="of:=661.2973497*SQRT([.E6]/101325)*SQRT(5)*SQRT((1+[.D15]/[.E6])^(2/7)-1)" office:value-type="float" office:value="198.303015643406" calcext:value-type="float">
            <text:p>198.303015643406</text:p>
          </table:table-cell>
          <table:table-cell table:number-columns-repeated="7"/>
        </table:table-row>
        <table:table-row table:style-name="ro1">
          <table:table-cell/>
          <table:table-cell table:formula="of:=(((([.F7]/661.2973497)^2)/5+1)^(7/2)-1)*101325" office:value-type="float" office:value="4054.44521616546" calcext:value-type="float">
            <text:p>4054.44521616546</text:p>
          </table:table-cell>
          <table:table-cell table:formula="of:=(((([.G7]/661.2973497)^2)/5+1)^(7/2)-1)*101325" office:value-type="float" office:value="5292.58019726944" calcext:value-type="float">
            <text:p>5292.58019726944</text:p>
          </table:table-cell>
          <table:table-cell table:formula="of:=(((([.H7]/661.2973497)^2)/5+1)^(7/2)-1)*101325" office:value-type="float" office:value="6569.56689253757" calcext:value-type="float">
            <text:p>6569.56689253757</text:p>
          </table:table-cell>
          <table:table-cell/>
          <table:table-cell table:formula="of:=661.2973497*SQRT([.E7]/101325)*SQRT(5)*SQRT((1+[.B16]/[.E7])^(2/7)-1)" office:value-type="float" office:value="156.510164901538" calcext:value-type="float">
            <text:p>156.510164901538</text:p>
          </table:table-cell>
          <table:table-cell table:formula="of:=661.2973497*SQRT([.E7]/101325)*SQRT(5)*SQRT((1+[.C16]/[.E7])^(2/7)-1)" office:value-type="float" office:value="178.279408957854" calcext:value-type="float">
            <text:p>178.279408957854</text:p>
          </table:table-cell>
          <table:table-cell table:formula="of:=661.2973497*SQRT([.E7]/101325)*SQRT(5)*SQRT((1+[.D16]/[.E7])^(2/7)-1)" office:value-type="float" office:value="198.017297687911" calcext:value-type="float">
            <text:p>198.017297687911</text:p>
          </table:table-cell>
          <table:table-cell table:number-columns-repeated="7"/>
        </table:table-row>
        <table:table-row table:style-name="ro1">
          <table:table-cell/>
          <table:table-cell table:formula="of:=(((([.F8]/661.2973497)^2)/5+1)^(7/2)-1)*101325" office:value-type="float" office:value="4054.44521616546" calcext:value-type="float">
            <text:p>4054.44521616546</text:p>
          </table:table-cell>
          <table:table-cell table:formula="of:=(((([.G8]/661.2973497)^2)/5+1)^(7/2)-1)*101325" office:value-type="float" office:value="5292.58019726944" calcext:value-type="float">
            <text:p>5292.58019726944</text:p>
          </table:table-cell>
          <table:table-cell table:formula="of:=(((([.H8]/661.2973497)^2)/5+1)^(7/2)-1)*101325" office:value-type="float" office:value="6502.23782303119" calcext:value-type="float">
            <text:p>6502.23782303119</text:p>
          </table:table-cell>
          <table:table-cell/>
          <table:table-cell table:formula="of:=661.2973497*SQRT([.E8]/101325)*SQRT(5)*SQRT((1+[.B17]/[.E8])^(2/7)-1)" office:value-type="float" office:value="156.350588751651" calcext:value-type="float">
            <text:p>156.350588751651</text:p>
          </table:table-cell>
          <table:table-cell table:formula="of:=661.2973497*SQRT([.E8]/101325)*SQRT(5)*SQRT((1+[.C17]/[.E8])^(2/7)-1)" office:value-type="float" office:value="178.045406496083" calcext:value-type="float">
            <text:p>178.045406496083</text:p>
          </table:table-cell>
          <table:table-cell table:formula="of:=661.2973497*SQRT([.E8]/101325)*SQRT(5)*SQRT((1+[.D17]/[.E8])^(2/7)-1)" office:value-type="float" office:value="196.718153461591" calcext:value-type="float">
            <text:p>196.718153461591</text:p>
          </table:table-cell>
          <table:table-cell table:number-columns-repeated="7"/>
        </table:table-row>
        <table:table-row table:style-name="ro1">
          <table:table-cell/>
          <table:table-cell table:formula="of:=(((([.F9]/661.2973497)^2)/5+1)^(7/2)-1)*101325" office:value-type="float" office:value="4054.44521616546" calcext:value-type="float">
            <text:p>4054.44521616546</text:p>
          </table:table-cell>
          <table:table-cell table:formula="of:=(((([.G9]/661.2973497)^2)/5+1)^(7/2)-1)*101325" office:value-type="float" office:value="5292.58019726944" calcext:value-type="float">
            <text:p>5292.58019726944</text:p>
          </table:table-cell>
          <table:table-cell table:formula="of:=(((([.H9]/661.2973497)^2)/5+1)^(7/2)-1)*101325" office:value-type="float" office:value="6502.23782303119" calcext:value-type="float">
            <text:p>6502.23782303119</text:p>
          </table:table-cell>
          <table:table-cell/>
          <table:table-cell table:formula="of:=661.2973497*SQRT([.E9]/101325)*SQRT(5)*SQRT((1+[.B18]/[.E9])^(2/7)-1)" office:value-type="float" office:value="156.172122000264" calcext:value-type="float">
            <text:p>156.172122000264</text:p>
          </table:table-cell>
          <table:table-cell table:formula="of:=661.2973497*SQRT([.E9]/101325)*SQRT(5)*SQRT((1+[.C18]/[.E9])^(2/7)-1)" office:value-type="float" office:value="177.784132601189" calcext:value-type="float">
            <text:p>177.784132601189</text:p>
          </table:table-cell>
          <table:table-cell table:formula="of:=661.2973497*SQRT([.E9]/101325)*SQRT(5)*SQRT((1+[.D18]/[.E9])^(2/7)-1)" office:value-type="float" office:value="196.368656681629" calcext:value-type="float">
            <text:p>196.368656681629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source: <text:a xlink:href="https://aviation.stackexchange.com/a/77300/15578194" xlink:type="simple">https://aviation.stackexchange.com/a/77300/15578194</text:a>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7"/>
        </table:table-row>
      </table:table>
      <table:table table:name="level flight with flaps 2  PER-PN1-002-00023765.000100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AS TO EAS</text:p>
          </table:table-cell>
          <table:covered-table-cell table:number-columns-repeated="7"/>
          <table:table-cell/>
          <table:table-cell table:style-name="ce1" office:value-type="string" calcext:value-type="string" table:number-columns-spanned="6" table:number-rows-spanned="1">
            <text:p>COEFFICIENTS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isa temp</text:p>
          </table:table-cell>
          <table:table-cell table:style-name="ce2" office:value-type="string" calcext:value-type="string">
            <text:p>ρ/sea level</text:p>
          </table:table-cell>
          <table:table-cell table:style-name="ce2" office:value-type="string" calcext:value-type="string">
            <text:p>mach 1 kn</text:p>
          </table:table-cell>
          <table:table-cell table:style-name="ce2" office:value-type="string" calcext:value-type="string">
            <text:p>static pressure</text:p>
          </table:table-cell>
          <table:table-cell table:style-name="ce2" office:value-type="string" calcext:value-type="string">
            <text:p>column 1 ias</text:p>
          </table:table-cell>
          <table:table-cell table:style-name="ce2" office:value-type="string" calcext:value-type="string">
            <text:p>column 2 ias</text:p>
          </table:table-cell>
          <table:table-cell table:style-name="ce2" office:value-type="string" calcext:value-type="string">
            <text:p>column 3 ias</text:p>
          </table:table-cell>
          <table:table-cell/>
          <table:table-cell table:style-name="ce2" office:value-type="string" calcext:value-type="string">
            <text:p>WEIGHT →</text:p>
          </table:table-cell>
          <table:table-cell table:style-name="ce2" office:value-type="string" calcext:value-type="string" table:number-columns-spanned="5" table:number-rows-spanned="1">
            <text:p>Lift=qbar*surface area*coefficient</text:p>
          </table:table-cell>
          <table:covered-table-cell table:number-columns-repeated="4"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643.855*SQRT(([.B3]+273.15)/273.15)" office:value-type="float" office:value="661.297349722197" calcext:value-type="float">
            <text:p>661.297349722197</text:p>
          </table:table-cell>
          <table:table-cell table:formula="of:=101325*(1-0.000022558*[.A3]*12*2.54)^5.2559" office:value-type="float" office:value="101325" calcext:value-type="float">
            <text:p>101325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2" office:value-type="string" calcext:value-type="string">
            <text:p>← weight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andard de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5.04-0.00649*[.A4]*12*2.54" office:value-type="float" office:value="10.09462" calcext:value-type="float">
            <text:p>10.09462</text:p>
          </table:table-cell>
          <table:table-cell table:formula="of:=(1-0.000022558*[.A4]*12*2.54)^4.2559" office:value-type="float" office:value="0.928865304370068" calcext:value-type="float">
            <text:p>0.928865304370068</text:p>
          </table:table-cell>
          <table:table-cell table:formula="of:=643.855*SQRT(([.B4]+273.15)/273.15)" office:value-type="float" office:value="655.64432276979" calcext:value-type="float">
            <text:p>655.64432276979</text:p>
          </table:table-cell>
          <table:table-cell table:formula="of:=101325*(1-0.000022558*[.A4]*12*2.54)^5.2559" office:value-type="float" office:value="92499.4766445543" calcext:value-type="float">
            <text:p>92499.4766445543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3]*0.020885)/4652" office:value-type="float" office:value="1.04417797109412" calcext:value-type="float">
            <text:p>1.04417797109412</text:p>
          </table:table-cell>
          <table:table-cell table:formula="of:=485000/([.C13]*0.020885)/4752" office:value-type="float" office:value="1.01337441438444" calcext:value-type="float">
            <text:p>1.01337441438444</text:p>
          </table:table-cell>
          <table:table-cell table:formula="of:=595000/([.D13]*0.020885)/4752" office:value-type="float" office:value="1.00307562963722" calcext:value-type="float">
            <text:p>1.00307562963722</text:p>
          </table:table-cell>
          <table:table-cell table:formula="of:=AVERAGE([.K4:.M4])" office:value-type="float" office:value="1.02020933837193" calcext:value-type="float">
            <text:p>1.02020933837193</text:p>
          </table:table-cell>
          <table:table-cell table:formula="of:=SQRT((([.K4]-[.N4])^2+([.L4]-[.N4])^2+([.M4]-[.N4])^2)/3)" office:value-type="float" office:value="0.0174621067409021" calcext:value-type="float">
            <text:p>0.01746210674090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5.04-0.00649*[.A5]*12*2.54" office:value-type="float" office:value="5.14924" calcext:value-type="float">
            <text:p>5.14924</text:p>
          </table:table-cell>
          <table:table-cell table:formula="of:=(1-0.000022558*[.A5]*12*2.54)^4.2559" office:value-type="float" office:value="0.861668084209186" calcext:value-type="float">
            <text:p>0.861668084209186</text:p>
          </table:table-cell>
          <table:table-cell table:formula="of:=643.855*SQRT(([.B5]+273.15)/273.15)" office:value-type="float" office:value="649.895426009173" calcext:value-type="float">
            <text:p>649.895426009173</text:p>
          </table:table-cell>
          <table:table-cell table:formula="of:=101325*(1-0.000022558*[.A5]*12*2.54)^5.2559" office:value-type="float" office:value="84306.9921540086" calcext:value-type="float">
            <text:p>84306.9921540086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4]*0.020885)/4652" office:value-type="float" office:value="1.04417797109412" calcext:value-type="float">
            <text:p>1.04417797109412</text:p>
          </table:table-cell>
          <table:table-cell table:formula="of:=485000/([.C14]*0.020885)/4752" office:value-type="float" office:value="1.01337441438444" calcext:value-type="float">
            <text:p>1.01337441438444</text:p>
          </table:table-cell>
          <table:table-cell table:formula="of:=595000/([.D14]*0.020885)/4752" office:value-type="float" office:value="1.00307562963722" calcext:value-type="float">
            <text:p>1.00307562963722</text:p>
          </table:table-cell>
          <table:table-cell table:formula="of:=AVERAGE([.K5:.M5])" office:value-type="float" office:value="1.02020933837193" calcext:value-type="float">
            <text:p>1.02020933837193</text:p>
          </table:table-cell>
          <table:table-cell table:formula="of:=SQRT((([.K5]-[.N5])^2+([.L5]-[.N5])^2+([.M5]-[.N5])^2)/3)" office:value-type="float" office:value="0.0174621067409021" calcext:value-type="float">
            <text:p>0.01746210674090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5.04-0.00649*[.A6]*12*2.54" office:value-type="float" office:value="0.203859999999999" calcext:value-type="float">
            <text:p>0.203859999999999</text:p>
          </table:table-cell>
          <table:table-cell table:formula="of:=(1-0.000022558*[.A6]*12*2.54)^4.2559" office:value-type="float" office:value="0.798254698670192" calcext:value-type="float">
            <text:p>0.798254698670192</text:p>
          </table:table-cell>
          <table:table-cell table:formula="of:=643.855*SQRT(([.B6]+273.15)/273.15)" office:value-type="float" office:value="644.095219292174" calcext:value-type="float">
            <text:p>644.095219292174</text:p>
          </table:table-cell>
          <table:table-cell table:formula="of:=101325*(1-0.000022558*[.A6]*12*2.54)^5.2559" office:value-type="float" office:value="76712.2080087667" calcext:value-type="float">
            <text:p>76712.2080087667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5]*0.020885)/4652" office:value-type="float" office:value="1.04417797109412" calcext:value-type="float">
            <text:p>1.04417797109412</text:p>
          </table:table-cell>
          <table:table-cell table:formula="of:=485000/([.C15]*0.020885)/4752" office:value-type="float" office:value="1.01337441438444" calcext:value-type="float">
            <text:p>1.01337441438444</text:p>
          </table:table-cell>
          <table:table-cell table:formula="of:=595000/([.D15]*0.020885)/4752" office:value-type="float" office:value="1.00307562963722" calcext:value-type="float">
            <text:p>1.00307562963722</text:p>
          </table:table-cell>
          <table:table-cell table:formula="of:=AVERAGE([.K6:.M6])" office:value-type="float" office:value="1.02020933837193" calcext:value-type="float">
            <text:p>1.02020933837193</text:p>
          </table:table-cell>
          <table:table-cell table:formula="of:=SQRT((([.K6]-[.N6])^2+([.L6]-[.N6])^2+([.M6]-[.N6])^2)/3)" office:value-type="float" office:value="0.0174621067409021" calcext:value-type="float">
            <text:p>0.01746210674090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5.04-0.00649*[.A7]*12*2.54" office:value-type="float" office:value="-4.74152" calcext:value-type="float">
            <text:p>-4.74152</text:p>
          </table:table-cell>
          <table:table-cell table:formula="of:=(1-0.000022558*[.A7]*12*2.54)^4.2559" office:value-type="float" office:value="0.738474903685522" calcext:value-type="float">
            <text:p>0.738474903685522</text:p>
          </table:table-cell>
          <table:table-cell table:formula="of:=643.855*SQRT(([.B7]+273.15)/273.15)" office:value-type="float" office:value="638.242303739279" calcext:value-type="float">
            <text:p>638.242303739279</text:p>
          </table:table-cell>
          <table:table-cell table:formula="of:=101325*(1-0.000022558*[.A7]*12*2.54)^5.2559" office:value-type="float" office:value="69681.1765854621" calcext:value-type="float">
            <text:p>69681.1765854621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6]*0.020885)/4652" office:value-type="float" office:value="1.04417797109412" calcext:value-type="float">
            <text:p>1.04417797109412</text:p>
          </table:table-cell>
          <table:table-cell table:formula="of:=485000/([.C16]*0.020885)/4752" office:value-type="float" office:value="1.01337441438444" calcext:value-type="float">
            <text:p>1.01337441438444</text:p>
          </table:table-cell>
          <table:table-cell table:formula="of:=595000/([.D16]*0.020885)/4752" office:value-type="float" office:value="1.00307562963722" calcext:value-type="float">
            <text:p>1.00307562963722</text:p>
          </table:table-cell>
          <table:table-cell table:formula="of:=AVERAGE([.K7:.M7])" office:value-type="float" office:value="1.02020933837193" calcext:value-type="float">
            <text:p>1.02020933837193</text:p>
          </table:table-cell>
          <table:table-cell table:formula="of:=SQRT((([.K7]-[.N7])^2+([.L7]-[.N7])^2+([.M7]-[.N7])^2)/3)" office:value-type="float" office:value="0.0174621067409021" calcext:value-type="float">
            <text:p>0.01746210674090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5.04-0.00649*[.A8]*12*2.54" office:value-type="float" office:value="-9.6869" calcext:value-type="float">
            <text:p>-9.6869</text:p>
          </table:table-cell>
          <table:table-cell table:formula="of:=(1-0.000022558*[.A8]*12*2.54)^4.2559" office:value-type="float" office:value="0.682181836389004" calcext:value-type="float">
            <text:p>0.682181836389004</text:p>
          </table:table-cell>
          <table:table-cell table:formula="of:=643.855*SQRT(([.B8]+273.15)/273.15)" office:value-type="float" office:value="632.335215728027" calcext:value-type="float">
            <text:p>632.335215728027</text:p>
          </table:table-cell>
          <table:table-cell table:formula="of:=101325*(1-0.000022558*[.A8]*12*2.54)^5.2559" office:value-type="float" office:value="63181.3101333823" calcext:value-type="float">
            <text:p>63181.3101333823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7]*0.020885)/4652" office:value-type="float" office:value="1.04417797109412" calcext:value-type="float">
            <text:p>1.04417797109412</text:p>
          </table:table-cell>
          <table:table-cell table:formula="of:=485000/([.C17]*0.020885)/4752" office:value-type="float" office:value="1.01337441438444" calcext:value-type="float">
            <text:p>1.01337441438444</text:p>
          </table:table-cell>
          <table:table-cell table:formula="of:=595000/([.D17]*0.020885)/4752" office:value-type="float" office:value="1.01393701771463" calcext:value-type="float">
            <text:p>1.01393701771463</text:p>
          </table:table-cell>
          <table:table-cell table:formula="of:=AVERAGE([.K8:.M8])" office:value-type="float" office:value="1.0238298010644" calcext:value-type="float">
            <text:p>1.0238298010644</text:p>
          </table:table-cell>
          <table:table-cell table:formula="of:=SQRT((([.K8]-[.N8])^2+([.L8]-[.N8])^2+([.M8]-[.N8])^2)/3)" office:value-type="float" office:value="0.0143901621092491" calcext:value-type="float">
            <text:p>0.01439016210924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5.04-0.00649*[.A9]*12*2.54" office:value-type="float" office:value="-14.63228" calcext:value-type="float">
            <text:p>-14.63228</text:p>
          </table:table-cell>
          <table:table-cell table:formula="of:=(1-0.000022558*[.A9]*12*2.54)^4.2559" office:value-type="float" office:value="0.629231999326074" calcext:value-type="float">
            <text:p>0.629231999326074</text:p>
          </table:table-cell>
          <table:table-cell table:formula="of:=643.855*SQRT(([.B9]+273.15)/273.15)" office:value-type="float" office:value="626.372422618684" calcext:value-type="float">
            <text:p>626.372422618684</text:p>
          </table:table-cell>
          <table:table-cell table:formula="of:=101325*(1-0.000022558*[.A9]*12*2.54)^5.2559" office:value-type="float" office:value="57181.349894463" calcext:value-type="float">
            <text:p>57181.349894463</text:p>
          </table:table-cell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8]*0.020885)/4652" office:value-type="float" office:value="1.04417797109412" calcext:value-type="float">
            <text:p>1.04417797109412</text:p>
          </table:table-cell>
          <table:table-cell table:formula="of:=485000/([.C18]*0.020885)/4752" office:value-type="float" office:value="1.01337441438444" calcext:value-type="float">
            <text:p>1.01337441438444</text:p>
          </table:table-cell>
          <table:table-cell table:formula="of:=595000/([.D18]*0.020885)/4752" office:value-type="float" office:value="1.01393701771463" calcext:value-type="float">
            <text:p>1.01393701771463</text:p>
          </table:table-cell>
          <table:table-cell table:formula="of:=AVERAGE([.K9:.M9])" office:value-type="float" office:value="1.0238298010644" calcext:value-type="float">
            <text:p>1.0238298010644</text:p>
          </table:table-cell>
          <table:table-cell table:formula="of:=SQRT((([.K9]-[.N9])^2+([.L9]-[.N9])^2+([.M9]-[.N9])^2)/3)" office:value-type="float" office:value="0.0143901621092491" calcext:value-type="float">
            <text:p>0.014390162109249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source: <text:a xlink:href="https://www.grc.nasa.gov/www/k-12/airplane/atmosmet.html" xlink:type="simple">https://www.grc.nasa.gov/www/k-12/airplane/atmosmet.html</text:a></text:p>
          </table:table-cell>
          <table:covered-table-cell/>
          <table:table-cell office:value-type="string" calcext:value-type="string">
            <text:p>source: <text:a xlink:href="https://eng.libretexts.org/Bookshelves/Aerospace_Engineering/Fundamentals_of_Aerospace_Engineering_(Arnedo)/02%3A_Generalities/2.03%3A_Standard_atmosphere/2.3.03%3A_ISA_equations" xlink:type="simple">https://eng.libretexts.org/Bookshelves/Aerospace_Engineering/Fundamentals_of_Aerospace_Engineering_(Arnedo)/02%3A_Generalities/2.03%3A_Standard_atmosphere/2.3.03%3A_ISA_equations</text:a></text:p>
          </table:table-cell>
          <table:table-cell office:value-type="string" calcext:value-type="string">
            <text:p>source: <text:a xlink:href="https://www.weather.gov/media/epz/wxcalc/speedOfSound.pdf" xlink:type="simple">https://www.weather.gov/media/epz/wxcalc/speedOfSound.pdf</text:a></text:p>
          </table:table-cell>
          <table:table-cell table:number-columns-repeated="5"/>
          <table:table-cell office:value-type="string" calcext:value-type="string" table:number-columns-spanned="6" table:number-rows-spanned="1">
            <text:p>in fdm file, qbar is in lb/square feet and area is in ft sq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l 1 qbar</text:p>
          </table:table-cell>
          <table:table-cell table:style-name="ce2" office:value-type="string" calcext:value-type="string">
            <text:p>col 2 qbar</text:p>
          </table:table-cell>
          <table:table-cell table:style-name="ce2" office:value-type="string" calcext:value-type="string">
            <text:p>col 3 qbar</text:p>
          </table:table-cell>
          <table:table-cell/>
          <table:table-cell table:style-name="ce2" office:value-type="string" calcext:value-type="string">
            <text:p>column 1 eas</text:p>
          </table:table-cell>
          <table:table-cell table:style-name="ce2" office:value-type="string" calcext:value-type="string">
            <text:p>column 2 eas</text:p>
          </table:table-cell>
          <table:table-cell table:style-name="ce2" office:value-type="string" calcext:value-type="string">
            <text:p>column 3 eas</text:p>
          </table:table-cell>
          <table:table-cell/>
          <table:table-cell table:style-name="ce1" office:value-type="string" calcext:value-type="string" table:number-columns-spanned="6" table:number-rows-spanned="1">
            <text:p>AVERAGES</text:p>
          </table:table-cell>
          <table:covered-table-cell table:number-columns-repeated="5" table:style-name="ce2"/>
        </table:table-row>
        <table:table-row table:style-name="ro1">
          <table:table-cell/>
          <table:table-cell table:formula="of:=(((([.F4]/661.2973497)^2)/5+1)^(7/2)-1)*101325" office:value-type="float" office:value="3696.43058785288" calcext:value-type="float">
            <text:p>3696.43058785288</text:p>
          </table:table-cell>
          <table:table-cell table:formula="of:=(((([.G4]/661.2973497)^2)/5+1)^(7/2)-1)*101325" office:value-type="float" office:value="4822.37403163265" calcext:value-type="float">
            <text:p>4822.37403163265</text:p>
          </table:table-cell>
          <table:table-cell table:formula="of:=(((([.H4]/661.2973497)^2)/5+1)^(7/2)-1)*101325" office:value-type="float" office:value="5976.85025489478" calcext:value-type="float">
            <text:p>5976.85025489478</text:p>
          </table:table-cell>
          <table:table-cell/>
          <table:table-cell table:formula="of:=661.2973497*SQRT([.E4]/101325)*SQRT(5)*SQRT((1+[.B13]/[.E4])^(2/7)-1)" office:value-type="float" office:value="149.90950463514" calcext:value-type="float">
            <text:p>149.90950463514</text:p>
          </table:table-cell>
          <table:table-cell table:formula="of:=661.2973497*SQRT([.E4]/101325)*SQRT(5)*SQRT((1+[.C13]/[.E4])^(2/7)-1)" office:value-type="float" office:value="170.866599788183" calcext:value-type="float">
            <text:p>170.866599788183</text:p>
          </table:table-cell>
          <table:table-cell table:formula="of:=661.2973497*SQRT([.E4]/101325)*SQRT(5)*SQRT((1+[.D13]/[.E4])^(2/7)-1)" office:value-type="float" office:value="189.817939087047" calcext:value-type="float">
            <text:p>189.817939087047</text:p>
          </table:table-cell>
          <table:table-cell/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DEV</text:p>
          </table:table-cell>
        </table:table-row>
        <table:table-row table:style-name="ro1">
          <table:table-cell/>
          <table:table-cell table:formula="of:=(((([.F5]/661.2973497)^2)/5+1)^(7/2)-1)*101325" office:value-type="float" office:value="3696.43058785288" calcext:value-type="float">
            <text:p>3696.43058785288</text:p>
          </table:table-cell>
          <table:table-cell table:formula="of:=(((([.G5]/661.2973497)^2)/5+1)^(7/2)-1)*101325" office:value-type="float" office:value="4822.37403163265" calcext:value-type="float">
            <text:p>4822.37403163265</text:p>
          </table:table-cell>
          <table:table-cell table:formula="of:=(((([.H5]/661.2973497)^2)/5+1)^(7/2)-1)*101325" office:value-type="float" office:value="5976.85025489478" calcext:value-type="float">
            <text:p>5976.85025489478</text:p>
          </table:table-cell>
          <table:table-cell/>
          <table:table-cell table:formula="of:=661.2973497*SQRT([.E5]/101325)*SQRT(5)*SQRT((1+[.B14]/[.E5])^(2/7)-1)" office:value-type="float" office:value="149.808888657411" calcext:value-type="float">
            <text:p>149.808888657411</text:p>
          </table:table-cell>
          <table:table-cell table:formula="of:=661.2973497*SQRT([.E5]/101325)*SQRT(5)*SQRT((1+[.C14]/[.E5])^(2/7)-1)" office:value-type="float" office:value="170.718428312345" calcext:value-type="float">
            <text:p>170.718428312345</text:p>
          </table:table-cell>
          <table:table-cell table:formula="of:=661.2973497*SQRT([.E5]/101325)*SQRT(5)*SQRT((1+[.D14]/[.E5])^(2/7)-1)" office:value-type="float" office:value="189.615920786221" calcext:value-type="float">
            <text:p>189.615920786221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K4:.K9])" office:value-type="float" office:value="1.04417797109412" calcext:value-type="float">
            <text:p>1.04417797109412</text:p>
          </table:table-cell>
          <table:table-cell table:formula="of:=AVERAGE([.L4:.L9])" office:value-type="float" office:value="1.01337441438444" calcext:value-type="float">
            <text:p>1.01337441438444</text:p>
          </table:table-cell>
          <table:table-cell table:formula="of:=AVERAGE([.M4:.M9])" office:value-type="float" office:value="1.00669609232969" calcext:value-type="float">
            <text:p>1.00669609232969</text:p>
          </table:table-cell>
          <table:table-cell table:formula="of:=AVERAGE([.K14:.M14])" office:value-type="float" office:value="1.02141615926942" calcext:value-type="float">
            <text:p>1.02141615926942</text:p>
          </table:table-cell>
          <table:table-cell table:formula="of:=SQRT((([.K14]-[.N14])^2+([.L14]-[.N14])^2+([.M14]-[.N14])^2)/3)" office:value-type="float" office:value="0.0163243183527761" calcext:value-type="float">
            <text:p>0.0163243183527761</text:p>
          </table:table-cell>
        </table:table-row>
        <table:table-row table:style-name="ro1">
          <table:table-cell/>
          <table:table-cell table:formula="of:=(((([.F6]/661.2973497)^2)/5+1)^(7/2)-1)*101325" office:value-type="float" office:value="3696.43058785288" calcext:value-type="float">
            <text:p>3696.43058785288</text:p>
          </table:table-cell>
          <table:table-cell table:formula="of:=(((([.G6]/661.2973497)^2)/5+1)^(7/2)-1)*101325" office:value-type="float" office:value="4822.37403163265" calcext:value-type="float">
            <text:p>4822.37403163265</text:p>
          </table:table-cell>
          <table:table-cell table:formula="of:=(((([.H6]/661.2973497)^2)/5+1)^(7/2)-1)*101325" office:value-type="float" office:value="5976.85025489478" calcext:value-type="float">
            <text:p>5976.85025489478</text:p>
          </table:table-cell>
          <table:table-cell/>
          <table:table-cell table:formula="of:=661.2973497*SQRT([.E6]/101325)*SQRT(5)*SQRT((1+[.B15]/[.E6])^(2/7)-1)" office:value-type="float" office:value="149.696845349814" calcext:value-type="float">
            <text:p>149.696845349814</text:p>
          </table:table-cell>
          <table:table-cell table:formula="of:=661.2973497*SQRT([.E6]/101325)*SQRT(5)*SQRT((1+[.C15]/[.E6])^(2/7)-1)" office:value-type="float" office:value="170.553610445695" calcext:value-type="float">
            <text:p>170.553610445695</text:p>
          </table:table-cell>
          <table:table-cell table:formula="of:=661.2973497*SQRT([.E6]/101325)*SQRT(5)*SQRT((1+[.D15]/[.E6])^(2/7)-1)" office:value-type="float" office:value="189.391454911996" calcext:value-type="float">
            <text:p>189.391454911996</text:p>
          </table:table-cell>
          <table:table-cell table:number-columns-repeated="7"/>
        </table:table-row>
        <table:table-row table:style-name="ro1">
          <table:table-cell/>
          <table:table-cell table:formula="of:=(((([.F7]/661.2973497)^2)/5+1)^(7/2)-1)*101325" office:value-type="float" office:value="3696.43058785288" calcext:value-type="float">
            <text:p>3696.43058785288</text:p>
          </table:table-cell>
          <table:table-cell table:formula="of:=(((([.G7]/661.2973497)^2)/5+1)^(7/2)-1)*101325" office:value-type="float" office:value="4822.37403163265" calcext:value-type="float">
            <text:p>4822.37403163265</text:p>
          </table:table-cell>
          <table:table-cell table:formula="of:=(((([.H7]/661.2973497)^2)/5+1)^(7/2)-1)*101325" office:value-type="float" office:value="5976.85025489478" calcext:value-type="float">
            <text:p>5976.85025489478</text:p>
          </table:table-cell>
          <table:table-cell/>
          <table:table-cell table:formula="of:=661.2973497*SQRT([.E7]/101325)*SQRT(5)*SQRT((1+[.B16]/[.E7])^(2/7)-1)" office:value-type="float" office:value="149.571879309963" calcext:value-type="float">
            <text:p>149.571879309963</text:p>
          </table:table-cell>
          <table:table-cell table:formula="of:=661.2973497*SQRT([.E7]/101325)*SQRT(5)*SQRT((1+[.C16]/[.E7])^(2/7)-1)" office:value-type="float" office:value="170.370007905217" calcext:value-type="float">
            <text:p>170.370007905217</text:p>
          </table:table-cell>
          <table:table-cell table:formula="of:=661.2973497*SQRT([.E7]/101325)*SQRT(5)*SQRT((1+[.D16]/[.E7])^(2/7)-1)" office:value-type="float" office:value="189.141711914091" calcext:value-type="float">
            <text:p>189.141711914091</text:p>
          </table:table-cell>
          <table:table-cell table:number-columns-repeated="7"/>
        </table:table-row>
        <table:table-row table:style-name="ro1">
          <table:table-cell/>
          <table:table-cell table:formula="of:=(((([.F8]/661.2973497)^2)/5+1)^(7/2)-1)*101325" office:value-type="float" office:value="3696.43058785288" calcext:value-type="float">
            <text:p>3696.43058785288</text:p>
          </table:table-cell>
          <table:table-cell table:formula="of:=(((([.G8]/661.2973497)^2)/5+1)^(7/2)-1)*101325" office:value-type="float" office:value="4822.37403163265" calcext:value-type="float">
            <text:p>4822.37403163265</text:p>
          </table:table-cell>
          <table:table-cell table:formula="of:=(((([.H8]/661.2973497)^2)/5+1)^(7/2)-1)*101325" office:value-type="float" office:value="5912.82567647934" calcext:value-type="float">
            <text:p>5912.82567647934</text:p>
          </table:table-cell>
          <table:table-cell/>
          <table:table-cell table:formula="of:=661.2973497*SQRT([.E8]/101325)*SQRT(5)*SQRT((1+[.B17]/[.E8])^(2/7)-1)" office:value-type="float" office:value="149.432277042933" calcext:value-type="float">
            <text:p>149.432277042933</text:p>
          </table:table-cell>
          <table:table-cell table:formula="of:=661.2973497*SQRT([.E8]/101325)*SQRT(5)*SQRT((1+[.C17]/[.E8])^(2/7)-1)" office:value-type="float" office:value="170.165180198848" calcext:value-type="float">
            <text:p>170.165180198848</text:p>
          </table:table-cell>
          <table:table-cell table:formula="of:=661.2973497*SQRT([.E8]/101325)*SQRT(5)*SQRT((1+[.D17]/[.E8])^(2/7)-1)" office:value-type="float" office:value="187.880860039972" calcext:value-type="float">
            <text:p>187.880860039972</text:p>
          </table:table-cell>
          <table:table-cell table:number-columns-repeated="7"/>
        </table:table-row>
        <table:table-row table:style-name="ro1">
          <table:table-cell/>
          <table:table-cell table:formula="of:=(((([.F9]/661.2973497)^2)/5+1)^(7/2)-1)*101325" office:value-type="float" office:value="3696.43058785288" calcext:value-type="float">
            <text:p>3696.43058785288</text:p>
          </table:table-cell>
          <table:table-cell table:formula="of:=(((([.G9]/661.2973497)^2)/5+1)^(7/2)-1)*101325" office:value-type="float" office:value="4822.37403163265" calcext:value-type="float">
            <text:p>4822.37403163265</text:p>
          </table:table-cell>
          <table:table-cell table:formula="of:=(((([.H9]/661.2973497)^2)/5+1)^(7/2)-1)*101325" office:value-type="float" office:value="5912.82567647934" calcext:value-type="float">
            <text:p>5912.82567647934</text:p>
          </table:table-cell>
          <table:table-cell/>
          <table:table-cell table:formula="of:=661.2973497*SQRT([.E9]/101325)*SQRT(5)*SQRT((1+[.B18]/[.E9])^(2/7)-1)" office:value-type="float" office:value="149.276072849262" calcext:value-type="float">
            <text:p>149.276072849262</text:p>
          </table:table-cell>
          <table:table-cell table:formula="of:=661.2973497*SQRT([.E9]/101325)*SQRT(5)*SQRT((1+[.C18]/[.E9])^(2/7)-1)" office:value-type="float" office:value="169.936339874408" calcext:value-type="float">
            <text:p>169.936339874408</text:p>
          </table:table-cell>
          <table:table-cell table:formula="of:=661.2973497*SQRT([.E9]/101325)*SQRT(5)*SQRT((1+[.D18]/[.E9])^(2/7)-1)" office:value-type="float" office:value="187.575157153605" calcext:value-type="float">
            <text:p>187.575157153605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source: <text:a xlink:href="https://aviation.stackexchange.com/a/77300/15578194" xlink:type="simple">https://aviation.stackexchange.com/a/77300/15578194</text:a>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7"/>
        </table:table-row>
      </table:table>
      <table:table table:name="level flight with flaps 3 PER-PN1-002-00024297.000100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AS TO EAS</text:p>
          </table:table-cell>
          <table:covered-table-cell table:number-columns-repeated="7"/>
          <table:table-cell/>
          <table:table-cell table:style-name="ce1" office:value-type="string" calcext:value-type="string" table:number-columns-spanned="6" table:number-rows-spanned="1">
            <text:p>COEFFICIENTS</text:p>
          </table:table-cell>
          <table:covered-table-cell table:number-columns-repeated="5" table:style-name="ce2"/>
        </table:table-row>
        <table:table-row table:style-name="ro1"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isa temp</text:p>
          </table:table-cell>
          <table:table-cell table:style-name="ce2" office:value-type="string" calcext:value-type="string">
            <text:p>ρ/sea level</text:p>
          </table:table-cell>
          <table:table-cell table:style-name="ce2" office:value-type="string" calcext:value-type="string">
            <text:p>mach 1 kn</text:p>
          </table:table-cell>
          <table:table-cell table:style-name="ce2" office:value-type="string" calcext:value-type="string">
            <text:p>static pressure</text:p>
          </table:table-cell>
          <table:table-cell table:style-name="ce2" office:value-type="string" calcext:value-type="string">
            <text:p>column 1 ias</text:p>
          </table:table-cell>
          <table:table-cell table:style-name="ce2" office:value-type="string" calcext:value-type="string">
            <text:p>column 2 ias</text:p>
          </table:table-cell>
          <table:table-cell table:style-name="ce2" office:value-type="string" calcext:value-type="string">
            <text:p>column 3 ias</text:p>
          </table:table-cell>
          <table:table-cell/>
          <table:table-cell table:style-name="ce2" office:value-type="string" calcext:value-type="string">
            <text:p>WEIGHT →</text:p>
          </table:table-cell>
          <table:table-cell table:style-name="ce2" office:value-type="string" calcext:value-type="string" table:number-columns-spanned="5" table:number-rows-spanned="1">
            <text:p>Lift=qbar*surface area*coefficient</text:p>
          </table:table-cell>
          <table:covered-table-cell table:number-columns-repeated="4" table:style-name="ce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643.855*SQRT(([.B3]+273.15)/273.15)" office:value-type="float" office:value="661.297349722197" calcext:value-type="float">
            <text:p>661.297349722197</text:p>
          </table:table-cell>
          <table:table-cell table:formula="of:=101325*(1-0.000022558*[.A3]*12*2.54)^5.2559" office:value-type="float" office:value="101325" calcext:value-type="float">
            <text:p>101325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2" office:value-type="string" calcext:value-type="string">
            <text:p>← weight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andard dev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5.04-0.00649*[.A4]*12*2.54" office:value-type="float" office:value="10.09462" calcext:value-type="float">
            <text:p>10.09462</text:p>
          </table:table-cell>
          <table:table-cell table:formula="of:=(1-0.000022558*[.A4]*12*2.54)^4.2559" office:value-type="float" office:value="0.928865304370068" calcext:value-type="float">
            <text:p>0.928865304370068</text:p>
          </table:table-cell>
          <table:table-cell table:formula="of:=643.855*SQRT(([.B4]+273.15)/273.15)" office:value-type="float" office:value="655.64432276979" calcext:value-type="float">
            <text:p>655.64432276979</text:p>
          </table:table-cell>
          <table:table-cell table:formula="of:=101325*(1-0.000022558*[.A4]*12*2.54)^5.2559" office:value-type="float" office:value="92499.4766445543" calcext:value-type="float">
            <text:p>92499.4766445543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3]*0.020885)/4652" office:value-type="float" office:value="1.18349782871362" calcext:value-type="float">
            <text:p>1.18349782871362</text:p>
          </table:table-cell>
          <table:table-cell table:formula="of:=485000/([.C13]*0.020885)/4752" office:value-type="float" office:value="1.14533374666499" calcext:value-type="float">
            <text:p>1.14533374666499</text:p>
          </table:table-cell>
          <table:table-cell table:formula="of:=595000/([.D13]*0.020885)/4752" office:value-type="float" office:value="1.13276183056594" calcext:value-type="float">
            <text:p>1.13276183056594</text:p>
          </table:table-cell>
          <table:table-cell table:formula="of:=AVERAGE([.K4:.M4])" office:value-type="float" office:value="1.15386446864819" calcext:value-type="float">
            <text:p>1.15386446864819</text:p>
          </table:table-cell>
          <table:table-cell table:formula="of:=SQRT((([.K4]-[.N4])^2+([.L4]-[.N4])^2+([.M4]-[.N4])^2)/3)" office:value-type="float" office:value="0.0215733676891397" calcext:value-type="float">
            <text:p>0.02157336768913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5.04-0.00649*[.A5]*12*2.54" office:value-type="float" office:value="5.14924" calcext:value-type="float">
            <text:p>5.14924</text:p>
          </table:table-cell>
          <table:table-cell table:formula="of:=(1-0.000022558*[.A5]*12*2.54)^4.2559" office:value-type="float" office:value="0.861668084209186" calcext:value-type="float">
            <text:p>0.861668084209186</text:p>
          </table:table-cell>
          <table:table-cell table:formula="of:=643.855*SQRT(([.B5]+273.15)/273.15)" office:value-type="float" office:value="649.895426009173" calcext:value-type="float">
            <text:p>649.895426009173</text:p>
          </table:table-cell>
          <table:table-cell table:formula="of:=101325*(1-0.000022558*[.A5]*12*2.54)^5.2559" office:value-type="float" office:value="84306.9921540086" calcext:value-type="float">
            <text:p>84306.9921540086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4]*0.020885)/4652" office:value-type="float" office:value="1.18349782871362" calcext:value-type="float">
            <text:p>1.18349782871362</text:p>
          </table:table-cell>
          <table:table-cell table:formula="of:=485000/([.C14]*0.020885)/4752" office:value-type="float" office:value="1.14533374666499" calcext:value-type="float">
            <text:p>1.14533374666499</text:p>
          </table:table-cell>
          <table:table-cell table:formula="of:=595000/([.D14]*0.020885)/4752" office:value-type="float" office:value="1.11998152538861" calcext:value-type="float">
            <text:p>1.11998152538861</text:p>
          </table:table-cell>
          <table:table-cell table:formula="of:=AVERAGE([.K5:.M5])" office:value-type="float" office:value="1.14960436692241" calcext:value-type="float">
            <text:p>1.14960436692241</text:p>
          </table:table-cell>
          <table:table-cell table:formula="of:=SQRT((([.K5]-[.N5])^2+([.L5]-[.N5])^2+([.M5]-[.N5])^2)/3)" office:value-type="float" office:value="0.0261056679038076" calcext:value-type="float">
            <text:p>0.02610566790380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5.04-0.00649*[.A6]*12*2.54" office:value-type="float" office:value="0.203859999999999" calcext:value-type="float">
            <text:p>0.203859999999999</text:p>
          </table:table-cell>
          <table:table-cell table:formula="of:=(1-0.000022558*[.A6]*12*2.54)^4.2559" office:value-type="float" office:value="0.798254698670192" calcext:value-type="float">
            <text:p>0.798254698670192</text:p>
          </table:table-cell>
          <table:table-cell table:formula="of:=643.855*SQRT(([.B6]+273.15)/273.15)" office:value-type="float" office:value="644.095219292174" calcext:value-type="float">
            <text:p>644.095219292174</text:p>
          </table:table-cell>
          <table:table-cell table:formula="of:=101325*(1-0.000022558*[.A6]*12*2.54)^5.2559" office:value-type="float" office:value="76712.2080087667" calcext:value-type="float">
            <text:p>76712.2080087667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5]*0.020885)/4652" office:value-type="float" office:value="1.18349782871362" calcext:value-type="float">
            <text:p>1.18349782871362</text:p>
          </table:table-cell>
          <table:table-cell table:formula="of:=485000/([.C15]*0.020885)/4752" office:value-type="float" office:value="1.13102922849626" calcext:value-type="float">
            <text:p>1.13102922849626</text:p>
          </table:table-cell>
          <table:table-cell table:formula="of:=595000/([.D15]*0.020885)/4752" office:value-type="float" office:value="1.11998152538861" calcext:value-type="float">
            <text:p>1.11998152538861</text:p>
          </table:table-cell>
          <table:table-cell table:formula="of:=AVERAGE([.K6:.M6])" office:value-type="float" office:value="1.1448361941995" calcext:value-type="float">
            <text:p>1.1448361941995</text:p>
          </table:table-cell>
          <table:table-cell table:formula="of:=SQRT((([.K6]-[.N6])^2+([.L6]-[.N6])^2+([.M6]-[.N6])^2)/3)" office:value-type="float" office:value="0.0277074529500201" calcext:value-type="float">
            <text:p>0.02770745295002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5.04-0.00649*[.A7]*12*2.54" office:value-type="float" office:value="-4.74152" calcext:value-type="float">
            <text:p>-4.74152</text:p>
          </table:table-cell>
          <table:table-cell table:formula="of:=(1-0.000022558*[.A7]*12*2.54)^4.2559" office:value-type="float" office:value="0.738474903685522" calcext:value-type="float">
            <text:p>0.738474903685522</text:p>
          </table:table-cell>
          <table:table-cell table:formula="of:=643.855*SQRT(([.B7]+273.15)/273.15)" office:value-type="float" office:value="638.242303739279" calcext:value-type="float">
            <text:p>638.242303739279</text:p>
          </table:table-cell>
          <table:table-cell table:formula="of:=101325*(1-0.000022558*[.A7]*12*2.54)^5.2559" office:value-type="float" office:value="69681.1765854621" calcext:value-type="float">
            <text:p>69681.1765854621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6]*0.020885)/4652" office:value-type="float" office:value="1.18349782871362" calcext:value-type="float">
            <text:p>1.18349782871362</text:p>
          </table:table-cell>
          <table:table-cell table:formula="of:=485000/([.C16]*0.020885)/4752" office:value-type="float" office:value="1.13102922849626" calcext:value-type="float">
            <text:p>1.13102922849626</text:p>
          </table:table-cell>
          <table:table-cell table:formula="of:=595000/([.D16]*0.020885)/4752" office:value-type="float" office:value="1.11998152538861" calcext:value-type="float">
            <text:p>1.11998152538861</text:p>
          </table:table-cell>
          <table:table-cell table:formula="of:=AVERAGE([.K7:.M7])" office:value-type="float" office:value="1.1448361941995" calcext:value-type="float">
            <text:p>1.1448361941995</text:p>
          </table:table-cell>
          <table:table-cell table:formula="of:=SQRT((([.K7]-[.N7])^2+([.L7]-[.N7])^2+([.M7]-[.N7])^2)/3)" office:value-type="float" office:value="0.0277074529500201" calcext:value-type="float">
            <text:p>0.027707452950020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15.04-0.00649*[.A8]*12*2.54" office:value-type="float" office:value="-9.6869" calcext:value-type="float">
            <text:p>-9.6869</text:p>
          </table:table-cell>
          <table:table-cell table:formula="of:=(1-0.000022558*[.A8]*12*2.54)^4.2559" office:value-type="float" office:value="0.682181836389004" calcext:value-type="float">
            <text:p>0.682181836389004</text:p>
          </table:table-cell>
          <table:table-cell table:formula="of:=643.855*SQRT(([.B8]+273.15)/273.15)" office:value-type="float" office:value="632.335215728027" calcext:value-type="float">
            <text:p>632.335215728027</text:p>
          </table:table-cell>
          <table:table-cell table:formula="of:=101325*(1-0.000022558*[.A8]*12*2.54)^5.2559" office:value-type="float" office:value="63181.3101333823" calcext:value-type="float">
            <text:p>63181.3101333823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7]*0.020885)/4652" office:value-type="float" office:value="1.16669920557031" calcext:value-type="float">
            <text:p>1.16669920557031</text:p>
          </table:table-cell>
          <table:table-cell table:formula="of:=485000/([.C17]*0.020885)/4752" office:value-type="float" office:value="1.13102922849626" calcext:value-type="float">
            <text:p>1.13102922849626</text:p>
          </table:table-cell>
          <table:table-cell table:formula="of:=595000/([.D17]*0.020885)/4752" office:value-type="float" office:value="1.11998152538861" calcext:value-type="float">
            <text:p>1.11998152538861</text:p>
          </table:table-cell>
          <table:table-cell table:formula="of:=AVERAGE([.K8:.M8])" office:value-type="float" office:value="1.13923665315173" calcext:value-type="float">
            <text:p>1.13923665315173</text:p>
          </table:table-cell>
          <table:table-cell table:formula="of:=SQRT((([.K8]-[.N8])^2+([.L8]-[.N8])^2+([.M8]-[.N8])^2)/3)" office:value-type="float" office:value="0.0199358433480356" calcext:value-type="float">
            <text:p>0.0199358433480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15.04-0.00649*[.A9]*12*2.54" office:value-type="float" office:value="-14.63228" calcext:value-type="float">
            <text:p>-14.63228</text:p>
          </table:table-cell>
          <table:table-cell table:formula="of:=(1-0.000022558*[.A9]*12*2.54)^4.2559" office:value-type="float" office:value="0.629231999326074" calcext:value-type="float">
            <text:p>0.629231999326074</text:p>
          </table:table-cell>
          <table:table-cell table:formula="of:=643.855*SQRT(([.B9]+273.15)/273.15)" office:value-type="float" office:value="626.372422618684" calcext:value-type="float">
            <text:p>626.372422618684</text:p>
          </table:table-cell>
          <table:table-cell table:formula="of:=101325*(1-0.000022558*[.A9]*12*2.54)^5.2559" office:value-type="float" office:value="57181.349894463" calcext:value-type="float">
            <text:p>57181.349894463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table:formula="of:=375000/([.B18]*0.020885)/4652" office:value-type="float" office:value="1.16669920557031" calcext:value-type="float">
            <text:p>1.16669920557031</text:p>
          </table:table-cell>
          <table:table-cell table:formula="of:=485000/([.C18]*0.020885)/4752" office:value-type="float" office:value="1.13102922849626" calcext:value-type="float">
            <text:p>1.13102922849626</text:p>
          </table:table-cell>
          <table:table-cell table:formula="of:=595000/([.D18]*0.020885)/4752" office:value-type="float" office:value="1.11998152538861" calcext:value-type="float">
            <text:p>1.11998152538861</text:p>
          </table:table-cell>
          <table:table-cell table:formula="of:=AVERAGE([.K9:.M9])" office:value-type="float" office:value="1.13923665315173" calcext:value-type="float">
            <text:p>1.13923665315173</text:p>
          </table:table-cell>
          <table:table-cell table:formula="of:=SQRT((([.K9]-[.N9])^2+([.L9]-[.N9])^2+([.M9]-[.N9])^2)/3)" office:value-type="float" office:value="0.0199358433480356" calcext:value-type="float">
            <text:p>0.019935843348035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 table:number-columns-spanned="2" table:number-rows-spanned="1">
            <text:p>source: <text:a xlink:href="https://www.grc.nasa.gov/www/k-12/airplane/atmosmet.html" xlink:type="simple">https://www.grc.nasa.gov/www/k-12/airplane/atmosmet.html</text:a></text:p>
          </table:table-cell>
          <table:covered-table-cell/>
          <table:table-cell office:value-type="string" calcext:value-type="string">
            <text:p>source: <text:a xlink:href="https://eng.libretexts.org/Bookshelves/Aerospace_Engineering/Fundamentals_of_Aerospace_Engineering_(Arnedo)/02%3A_Generalities/2.03%3A_Standard_atmosphere/2.3.03%3A_ISA_equations" xlink:type="simple">https://eng.libretexts.org/Bookshelves/Aerospace_Engineering/Fundamentals_of_Aerospace_Engineering_(Arnedo)/02%3A_Generalities/2.03%3A_Standard_atmosphere/2.3.03%3A_ISA_equations</text:a></text:p>
          </table:table-cell>
          <table:table-cell office:value-type="string" calcext:value-type="string">
            <text:p>source: <text:a xlink:href="https://www.weather.gov/media/epz/wxcalc/speedOfSound.pdf" xlink:type="simple">https://www.weather.gov/media/epz/wxcalc/speedOfSound.pdf</text:a></text:p>
          </table:table-cell>
          <table:table-cell table:number-columns-repeated="5"/>
          <table:table-cell office:value-type="string" calcext:value-type="string" table:number-columns-spanned="6" table:number-rows-spanned="1">
            <text:p>in fdm file, qbar is in lb/square feet and area is in ft sq</text:p>
          </table:table-cell>
          <table:covered-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col 1 qbar</text:p>
          </table:table-cell>
          <table:table-cell table:style-name="ce2" office:value-type="string" calcext:value-type="string">
            <text:p>col 2 qbar</text:p>
          </table:table-cell>
          <table:table-cell table:style-name="ce2" office:value-type="string" calcext:value-type="string">
            <text:p>col 3 qbar</text:p>
          </table:table-cell>
          <table:table-cell/>
          <table:table-cell table:style-name="ce2" office:value-type="string" calcext:value-type="string">
            <text:p>column 1 eas</text:p>
          </table:table-cell>
          <table:table-cell table:style-name="ce2" office:value-type="string" calcext:value-type="string">
            <text:p>column 2 eas</text:p>
          </table:table-cell>
          <table:table-cell table:style-name="ce2" office:value-type="string" calcext:value-type="string">
            <text:p>column 3 eas</text:p>
          </table:table-cell>
          <table:table-cell/>
          <table:table-cell table:style-name="ce1" office:value-type="string" calcext:value-type="string" table:number-columns-spanned="6" table:number-rows-spanned="1">
            <text:p>AVERAGES</text:p>
          </table:table-cell>
          <table:covered-table-cell table:number-columns-repeated="5" table:style-name="ce2"/>
        </table:table-row>
        <table:table-row table:style-name="ro1">
          <table:table-cell/>
          <table:table-cell table:formula="of:=(((([.F4]/661.2973497)^2)/5+1)^(7/2)-1)*101325" office:value-type="float" office:value="3261.29148518146" calcext:value-type="float">
            <text:p>3261.29148518146</text:p>
          </table:table-cell>
          <table:table-cell table:formula="of:=(((([.G4]/661.2973497)^2)/5+1)^(7/2)-1)*101325" office:value-type="float" office:value="4266.76545109944" calcext:value-type="float">
            <text:p>4266.76545109944</text:p>
          </table:table-cell>
          <table:table-cell table:formula="of:=(((([.H4]/661.2973497)^2)/5+1)^(7/2)-1)*101325" office:value-type="float" office:value="5292.58019726944" calcext:value-type="float">
            <text:p>5292.58019726944</text:p>
          </table:table-cell>
          <table:table-cell/>
          <table:table-cell table:formula="of:=661.2973497*SQRT([.E4]/101325)*SQRT(5)*SQRT((1+[.B13]/[.E4])^(2/7)-1)" office:value-type="float" office:value="140.924688499694" calcext:value-type="float">
            <text:p>140.924688499694</text:p>
          </table:table-cell>
          <table:table-cell table:formula="of:=661.2973497*SQRT([.E4]/101325)*SQRT(5)*SQRT((1+[.C13]/[.E4])^(2/7)-1)" office:value-type="float" office:value="160.888385562992" calcext:value-type="float">
            <text:p>160.888385562992</text:p>
          </table:table-cell>
          <table:table-cell table:formula="of:=661.2973497*SQRT([.E4]/101325)*SQRT(5)*SQRT((1+[.D13]/[.E4])^(2/7)-1)" office:value-type="float" office:value="178.847305664349" calcext:value-type="float">
            <text:p>178.847305664349</text:p>
          </table:table-cell>
          <table:table-cell/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DEV</text:p>
          </table:table-cell>
        </table:table-row>
        <table:table-row table:style-name="ro1">
          <table:table-cell/>
          <table:table-cell table:formula="of:=(((([.F5]/661.2973497)^2)/5+1)^(7/2)-1)*101325" office:value-type="float" office:value="3261.29148518146" calcext:value-type="float">
            <text:p>3261.29148518146</text:p>
          </table:table-cell>
          <table:table-cell table:formula="of:=(((([.G5]/661.2973497)^2)/5+1)^(7/2)-1)*101325" office:value-type="float" office:value="4266.76545109944" calcext:value-type="float">
            <text:p>4266.76545109944</text:p>
          </table:table-cell>
          <table:table-cell table:formula="of:=(((([.H5]/661.2973497)^2)/5+1)^(7/2)-1)*101325" office:value-type="float" office:value="5352.97475607531" calcext:value-type="float">
            <text:p>5352.97475607531</text:p>
          </table:table-cell>
          <table:table-cell/>
          <table:table-cell table:formula="of:=661.2973497*SQRT([.E5]/101325)*SQRT(5)*SQRT((1+[.B14]/[.E5])^(2/7)-1)" office:value-type="float" office:value="140.840921769167" calcext:value-type="float">
            <text:p>140.840921769167</text:p>
          </table:table-cell>
          <table:table-cell table:formula="of:=661.2973497*SQRT([.E5]/101325)*SQRT(5)*SQRT((1+[.C14]/[.E5])^(2/7)-1)" office:value-type="float" office:value="160.764351564077" calcext:value-type="float">
            <text:p>160.764351564077</text:p>
          </table:table-cell>
          <table:table-cell table:formula="of:=661.2973497*SQRT([.E5]/101325)*SQRT(5)*SQRT((1+[.D14]/[.E5])^(2/7)-1)" office:value-type="float" office:value="179.672438840252" calcext:value-type="float">
            <text:p>179.672438840252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K4:.K9])" office:value-type="float" office:value="1.17789828766585" calcext:value-type="float">
            <text:p>1.17789828766585</text:p>
          </table:table-cell>
          <table:table-cell table:formula="of:=AVERAGE([.L4:.L9])" office:value-type="float" office:value="1.13579740121917" calcext:value-type="float">
            <text:p>1.13579740121917</text:p>
          </table:table-cell>
          <table:table-cell table:formula="of:=AVERAGE([.M4:.M9])" office:value-type="float" office:value="1.1221115762515" calcext:value-type="float">
            <text:p>1.1221115762515</text:p>
          </table:table-cell>
          <table:table-cell table:formula="of:=AVERAGE([.K14:.M14])" office:value-type="float" office:value="1.14526908837884" calcext:value-type="float">
            <text:p>1.14526908837884</text:p>
          </table:table-cell>
          <table:table-cell table:formula="of:=SQRT((([.K14]-[.N14])^2+([.L14]-[.N14])^2+([.M14]-[.N14])^2)/3)" office:value-type="float" office:value="0.0237391931321028" calcext:value-type="float">
            <text:p>0.0237391931321028</text:p>
          </table:table-cell>
        </table:table-row>
        <table:table-row table:style-name="ro1">
          <table:table-cell/>
          <table:table-cell table:formula="of:=(((([.F6]/661.2973497)^2)/5+1)^(7/2)-1)*101325" office:value-type="float" office:value="3261.29148518146" calcext:value-type="float">
            <text:p>3261.29148518146</text:p>
          </table:table-cell>
          <table:table-cell table:formula="of:=(((([.G6]/661.2973497)^2)/5+1)^(7/2)-1)*101325" office:value-type="float" office:value="4320.72871073875" calcext:value-type="float">
            <text:p>4320.72871073875</text:p>
          </table:table-cell>
          <table:table-cell table:formula="of:=(((([.H6]/661.2973497)^2)/5+1)^(7/2)-1)*101325" office:value-type="float" office:value="5352.97475607531" calcext:value-type="float">
            <text:p>5352.97475607531</text:p>
          </table:table-cell>
          <table:table-cell/>
          <table:table-cell table:formula="of:=661.2973497*SQRT([.E6]/101325)*SQRT(5)*SQRT((1+[.B15]/[.E6])^(2/7)-1)" office:value-type="float" office:value="140.747600898686" calcext:value-type="float">
            <text:p>140.747600898686</text:p>
          </table:table-cell>
          <table:table-cell table:formula="of:=661.2973497*SQRT([.E6]/101325)*SQRT(5)*SQRT((1+[.C15]/[.E6])^(2/7)-1)" office:value-type="float" office:value="161.619413543266" calcext:value-type="float">
            <text:p>161.619413543266</text:p>
          </table:table-cell>
          <table:table-cell table:formula="of:=661.2973497*SQRT([.E6]/101325)*SQRT(5)*SQRT((1+[.D15]/[.E6])^(2/7)-1)" office:value-type="float" office:value="179.480841015003" calcext:value-type="float">
            <text:p>179.480841015003</text:p>
          </table:table-cell>
          <table:table-cell table:number-columns-repeated="7"/>
        </table:table-row>
        <table:table-row table:style-name="ro1">
          <table:table-cell/>
          <table:table-cell table:formula="of:=(((([.F7]/661.2973497)^2)/5+1)^(7/2)-1)*101325" office:value-type="float" office:value="3261.29148518146" calcext:value-type="float">
            <text:p>3261.29148518146</text:p>
          </table:table-cell>
          <table:table-cell table:formula="of:=(((([.G7]/661.2973497)^2)/5+1)^(7/2)-1)*101325" office:value-type="float" office:value="4320.72871073875" calcext:value-type="float">
            <text:p>4320.72871073875</text:p>
          </table:table-cell>
          <table:table-cell table:formula="of:=(((([.H7]/661.2973497)^2)/5+1)^(7/2)-1)*101325" office:value-type="float" office:value="5352.97475607531" calcext:value-type="float">
            <text:p>5352.97475607531</text:p>
          </table:table-cell>
          <table:table-cell/>
          <table:table-cell table:formula="of:=661.2973497*SQRT([.E7]/101325)*SQRT(5)*SQRT((1+[.B16]/[.E7])^(2/7)-1)" office:value-type="float" office:value="140.643466548015" calcext:value-type="float">
            <text:p>140.643466548015</text:p>
          </table:table-cell>
          <table:table-cell table:formula="of:=661.2973497*SQRT([.E7]/101325)*SQRT(5)*SQRT((1+[.C16]/[.E7])^(2/7)-1)" office:value-type="float" office:value="161.462722470648" calcext:value-type="float">
            <text:p>161.462722470648</text:p>
          </table:table-cell>
          <table:table-cell table:formula="of:=661.2973497*SQRT([.E7]/101325)*SQRT(5)*SQRT((1+[.D16]/[.E7])^(2/7)-1)" office:value-type="float" office:value="179.26752717068" calcext:value-type="float">
            <text:p>179.26752717068</text:p>
          </table:table-cell>
          <table:table-cell table:number-columns-repeated="7"/>
        </table:table-row>
        <table:table-row table:style-name="ro1">
          <table:table-cell/>
          <table:table-cell table:formula="of:=(((([.F8]/661.2973497)^2)/5+1)^(7/2)-1)*101325" office:value-type="float" office:value="3308.24892404702" calcext:value-type="float">
            <text:p>3308.24892404702</text:p>
          </table:table-cell>
          <table:table-cell table:formula="of:=(((([.G8]/661.2973497)^2)/5+1)^(7/2)-1)*101325" office:value-type="float" office:value="4320.72871073875" calcext:value-type="float">
            <text:p>4320.72871073875</text:p>
          </table:table-cell>
          <table:table-cell table:formula="of:=(((([.H8]/661.2973497)^2)/5+1)^(7/2)-1)*101325" office:value-type="float" office:value="5352.97475607531" calcext:value-type="float">
            <text:p>5352.97475607531</text:p>
          </table:table-cell>
          <table:table-cell/>
          <table:table-cell table:formula="of:=661.2973497*SQRT([.E8]/101325)*SQRT(5)*SQRT((1+[.B17]/[.E8])^(2/7)-1)" office:value-type="float" office:value="141.517092968859" calcext:value-type="float">
            <text:p>141.517092968859</text:p>
          </table:table-cell>
          <table:table-cell table:formula="of:=661.2973497*SQRT([.E8]/101325)*SQRT(5)*SQRT((1+[.C17]/[.E8])^(2/7)-1)" office:value-type="float" office:value="161.287812203131" calcext:value-type="float">
            <text:p>161.287812203131</text:p>
          </table:table-cell>
          <table:table-cell table:formula="of:=661.2973497*SQRT([.E8]/101325)*SQRT(5)*SQRT((1+[.D17]/[.E8])^(2/7)-1)" office:value-type="float" office:value="179.029702759404" calcext:value-type="float">
            <text:p>179.029702759404</text:p>
          </table:table-cell>
          <table:table-cell table:number-columns-repeated="7"/>
        </table:table-row>
        <table:table-row table:style-name="ro1">
          <table:table-cell/>
          <table:table-cell table:formula="of:=(((([.F9]/661.2973497)^2)/5+1)^(7/2)-1)*101325" office:value-type="float" office:value="3308.24892404702" calcext:value-type="float">
            <text:p>3308.24892404702</text:p>
          </table:table-cell>
          <table:table-cell table:formula="of:=(((([.G9]/661.2973497)^2)/5+1)^(7/2)-1)*101325" office:value-type="float" office:value="4320.72871073875" calcext:value-type="float">
            <text:p>4320.72871073875</text:p>
          </table:table-cell>
          <table:table-cell table:formula="of:=(((([.H9]/661.2973497)^2)/5+1)^(7/2)-1)*101325" office:value-type="float" office:value="5352.97475607531" calcext:value-type="float">
            <text:p>5352.97475607531</text:p>
          </table:table-cell>
          <table:table-cell/>
          <table:table-cell table:formula="of:=661.2973497*SQRT([.E9]/101325)*SQRT(5)*SQRT((1+[.B18]/[.E9])^(2/7)-1)" office:value-type="float" office:value="141.384051418907" calcext:value-type="float">
            <text:p>141.384051418907</text:p>
          </table:table-cell>
          <table:table-cell table:formula="of:=661.2973497*SQRT([.E9]/101325)*SQRT(5)*SQRT((1+[.C18]/[.E9])^(2/7)-1)" office:value-type="float" office:value="161.092266122024" calcext:value-type="float">
            <text:p>161.092266122024</text:p>
          </table:table-cell>
          <table:table-cell table:formula="of:=661.2973497*SQRT([.E9]/101325)*SQRT(5)*SQRT((1+[.D18]/[.E9])^(2/7)-1)" office:value-type="float" office:value="178.764182409764" calcext:value-type="float">
            <text:p>178.764182409764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source: <text:a xlink:href="https://aviation.stackexchange.com/a/77300/15578194" xlink:type="simple">https://aviation.stackexchange.com/a/77300/15578194</text:a></text:p>
          </table:table-cell>
          <table:covered-table-cell table:number-columns-repeated="2"/>
          <table:table-cell table:number-columns-repeated="7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7"/>
        </table:table-row>
      </table:table>
      <table:table table:name="flight with full flaps PER-PN1-003-00023770.000100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AS TO EAS</text:p>
          </table:table-cell>
          <table:covered-table-cell table:number-columns-repeated="7"/>
          <table:table-cell/>
          <table:table-cell table:style-name="ce1" office:value-type="string" calcext:value-type="string" table:number-columns-spanned="6" table:number-rows-spanned="1">
            <text:p>COEFFICIENTS</text:p>
          </table:table-cell>
          <table:covered-table-cell table:number-columns-repeated="5" table:style-name="ce2"/>
          <table:table-cell/>
        </table:table-row>
        <table:table-row table:style-name="ro1"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isa temp</text:p>
          </table:table-cell>
          <table:table-cell table:style-name="ce2" office:value-type="string" calcext:value-type="string">
            <text:p>ρ/sea level</text:p>
          </table:table-cell>
          <table:table-cell table:style-name="ce2" office:value-type="string" calcext:value-type="string">
            <text:p>mach 1 kn</text:p>
          </table:table-cell>
          <table:table-cell table:style-name="ce2" office:value-type="string" calcext:value-type="string">
            <text:p>static pressure</text:p>
          </table:table-cell>
          <table:table-cell table:style-name="ce2" office:value-type="string" calcext:value-type="string">
            <text:p>column 1 ias</text:p>
          </table:table-cell>
          <table:table-cell table:style-name="ce2" office:value-type="string" calcext:value-type="string">
            <text:p>column 2 ias</text:p>
          </table:table-cell>
          <table:table-cell table:style-name="ce2" office:value-type="string" calcext:value-type="string">
            <text:p>column 3 ias</text:p>
          </table:table-cell>
          <table:table-cell/>
          <table:table-cell table:style-name="ce2" office:value-type="string" calcext:value-type="string">
            <text:p>WEIGHT →</text:p>
          </table:table-cell>
          <table:table-cell table:style-name="ce2" office:value-type="string" calcext:value-type="string" table:number-columns-spanned="5" table:number-rows-spanned="1">
            <text:p>Lift=qbar*surface area*coefficient</text:p>
          </table:table-cell>
          <table:covered-table-cell table:number-columns-repeated="4" table:style-name="ce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643.855*SQRT(([.B3]+273.15)/273.15)" office:value-type="float" office:value="661.297349722197" calcext:value-type="float">
            <text:p>661.297349722197</text:p>
          </table:table-cell>
          <table:table-cell table:formula="of:=101325*(1-0.000022558*[.A3]*12*2.54)^5.2559" office:value-type="float" office:value="101325" calcext:value-type="float">
            <text:p>101325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2" office:value-type="string" calcext:value-type="string">
            <text:p>← weight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float" office:value="375000" calcext:value-type="float">
            <text:p>375000</text:p>
          </table:table-cell>
          <table:table-cell table:style-name="ce2" office:value-type="float" office:value="485000" calcext:value-type="float">
            <text:p>485000</text:p>
          </table:table-cell>
          <table:table-cell table:style-name="ce2" office:value-type="float" office:value="595000" calcext:value-type="float">
            <text:p>595000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andard de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5.04-0.00649*[.A4]*12*2.54" office:value-type="float" office:value="13.061848" calcext:value-type="float">
            <text:p>13.061848</text:p>
          </table:table-cell>
          <table:table-cell table:formula="of:=(1-0.000022558*[.A4]*12*2.54)^4.2559" office:value-type="float" office:value="0.97106364990963" calcext:value-type="float">
            <text:p>0.97106364990963</text:p>
          </table:table-cell>
          <table:table-cell table:formula="of:=643.855*SQRT(([.B4]+273.15)/273.15)" office:value-type="float" office:value="659.069591105388" calcext:value-type="float">
            <text:p>659.069591105388</text:p>
          </table:table-cell>
          <table:table-cell table:formula="of:=101325*(1-0.000022558*[.A4]*12*2.54)^5.2559" office:value-type="float" office:value="97716.5055350167" calcext:value-type="float">
            <text:p>97716.5055350167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?</text:p>
          </table:table-cell>
          <table:table-cell table:formula="of:=375000/([.B13]*0.020885)/4652" office:value-type="float" office:value="1.46193426901576" calcext:value-type="float">
            <text:p>1.46193426901576</text:p>
          </table:table-cell>
          <table:table-cell table:formula="of:=485000/([.C13]*0.020885)/4752" office:value-type="float" office:value="1.14533374666499" calcext:value-type="float">
            <text:p>1.14533374666499</text:p>
          </table:table-cell>
          <table:table-cell table:formula="of:=595000/([.D13]*0.020885)/4752" office:value-type="float" office:value="1.13276183056594" calcext:value-type="float">
            <text:p>1.13276183056594</text:p>
          </table:table-cell>
          <table:table-cell table:formula="of:=AVERAGE([.K4:.M4])" office:value-type="float" office:value="1.24667661541556" calcext:value-type="float">
            <text:p>1.24667661541556</text:p>
          </table:table-cell>
          <table:table-cell table:formula="of:=SQRT((([.K4]-[.N4])^2+([.L4]-[.N4])^2+([.M4]-[.N4])^2)/3)" office:value-type="float" office:value="0.152296654250175" calcext:value-type="float">
            <text:p>0.1522966542501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5.04-0.00649*[.A5]*12*2.54" office:value-type="float" office:value="9.105544" calcext:value-type="float">
            <text:p>9.105544</text:p>
          </table:table-cell>
          <table:table-cell table:formula="of:=(1-0.000022558*[.A5]*12*2.54)^4.2559" office:value-type="float" office:value="0.915115827845668" calcext:value-type="float">
            <text:p>0.915115827845668</text:p>
          </table:table-cell>
          <table:table-cell table:formula="of:=643.855*SQRT(([.B5]+273.15)/273.15)" office:value-type="float" office:value="654.49858314112" calcext:value-type="float">
            <text:p>654.49858314112</text:p>
          </table:table-cell>
          <table:table-cell table:formula="of:=101325*(1-0.000022558*[.A5]*12*2.54)^5.2559" office:value-type="float" office:value="90811.4877496866" calcext:value-type="float">
            <text:p>90811.4877496866</text:p>
          </table:table-cell>
          <table:table-cell office:value-type="float" office:value="127" calcext:value-type="float">
            <text:p>127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?</text:p>
          </table:table-cell>
          <table:table-cell table:formula="of:=375000/([.B14]*0.020885)/4652" office:value-type="float" office:value="1.46193426901576" calcext:value-type="float">
            <text:p>1.46193426901576</text:p>
          </table:table-cell>
          <table:table-cell table:formula="of:=485000/([.C14]*0.020885)/4752" office:value-type="float" office:value="1.14533374666499" calcext:value-type="float">
            <text:p>1.14533374666499</text:p>
          </table:table-cell>
          <table:table-cell table:formula="of:=595000/([.D14]*0.020885)/4752" office:value-type="float" office:value="1.11998152538861" calcext:value-type="float">
            <text:p>1.11998152538861</text:p>
          </table:table-cell>
          <table:table-cell table:formula="of:=AVERAGE([.K5:.M5])" office:value-type="float" office:value="1.24241651368979" calcext:value-type="float">
            <text:p>1.24241651368979</text:p>
          </table:table-cell>
          <table:table-cell table:formula="of:=SQRT((([.K5]-[.N5])^2+([.L5]-[.N5])^2+([.M5]-[.N5])^2)/3)" office:value-type="float" office:value="0.155567171897813" calcext:value-type="float">
            <text:p>0.15556717189781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5.04-0.00649*[.A6]*12*2.54" office:value-type="float" office:value="3.171088" calcext:value-type="float">
            <text:p>3.171088</text:p>
          </table:table-cell>
          <table:table-cell table:formula="of:=(1-0.000022558*[.A6]*12*2.54)^4.2559" office:value-type="float" office:value="0.835857159428082" calcext:value-type="float">
            <text:p>0.835857159428082</text:p>
          </table:table-cell>
          <table:table-cell table:formula="of:=643.855*SQRT(([.B6]+273.15)/273.15)" office:value-type="float" office:value="647.581577451521" calcext:value-type="float">
            <text:p>647.581577451521</text:p>
          </table:table-cell>
          <table:table-cell table:formula="of:=101325*(1-0.000022558*[.A6]*12*2.54)^5.2559" office:value-type="float" office:value="81199.2863432297" calcext:value-type="float">
            <text:p>81199.2863432297</text:p>
          </table:table-cell>
          <table:table-cell office:value-type="float" office:value="127" calcext:value-type="float">
            <text:p>127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?</text:p>
          </table:table-cell>
          <table:table-cell table:formula="of:=375000/([.B15]*0.020885)/4652" office:value-type="float" office:value="1.46193426901576" calcext:value-type="float">
            <text:p>1.46193426901576</text:p>
          </table:table-cell>
          <table:table-cell table:formula="of:=485000/([.C15]*0.020885)/4752" office:value-type="float" office:value="1.13102922849626" calcext:value-type="float">
            <text:p>1.13102922849626</text:p>
          </table:table-cell>
          <table:table-cell table:formula="of:=595000/([.D15]*0.020885)/4752" office:value-type="float" office:value="1.11998152538861" calcext:value-type="float">
            <text:p>1.11998152538861</text:p>
          </table:table-cell>
          <table:table-cell table:formula="of:=AVERAGE([.K6:.M6])" office:value-type="float" office:value="1.23764834096688" calcext:value-type="float">
            <text:p>1.23764834096688</text:p>
          </table:table-cell>
          <table:table-cell table:formula="of:=SQRT((([.K6]-[.N6])^2+([.L6]-[.N6])^2+([.M6]-[.N6])^2)/3)" office:value-type="float" office:value="0.158658219823934" calcext:value-type="float">
            <text:p>0.158658219823934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5.04-0.00649*[.A7]*12*2.54" office:value-type="float" office:value="-2.763368" calcext:value-type="float">
            <text:p>-2.763368</text:p>
          </table:table-cell>
          <table:table-cell table:formula="of:=(1-0.000022558*[.A7]*12*2.54)^4.2559" office:value-type="float" office:value="0.761960265592299" calcext:value-type="float">
            <text:p>0.761960265592299</text:p>
          </table:table-cell>
          <table:table-cell table:formula="of:=643.855*SQRT(([.B7]+273.15)/273.15)" office:value-type="float" office:value="640.589887194191" calcext:value-type="float">
            <text:p>640.589887194191</text:p>
          </table:table-cell>
          <table:table-cell table:formula="of:=101325*(1-0.000022558*[.A7]*12*2.54)^5.2559" office:value-type="float" office:value="72428.0545449806" calcext:value-type="float">
            <text:p>72428.0545449806</text:p>
          </table:table-cell>
          <table:table-cell office:value-type="float" office:value="128" calcext:value-type="float">
            <text:p>128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?</text:p>
          </table:table-cell>
          <table:table-cell table:formula="of:=375000/([.B16]*0.020885)/4652" office:value-type="float" office:value="1.43897138375711" calcext:value-type="float">
            <text:p>1.43897138375711</text:p>
          </table:table-cell>
          <table:table-cell table:formula="of:=485000/([.C16]*0.020885)/4752" office:value-type="float" office:value="1.13102922849626" calcext:value-type="float">
            <text:p>1.13102922849626</text:p>
          </table:table-cell>
          <table:table-cell table:formula="of:=595000/([.D16]*0.020885)/4752" office:value-type="float" office:value="1.11998152538861" calcext:value-type="float">
            <text:p>1.11998152538861</text:p>
          </table:table-cell>
          <table:table-cell table:formula="of:=AVERAGE([.K7:.M7])" office:value-type="float" office:value="1.22999404588066" calcext:value-type="float">
            <text:p>1.22999404588066</text:p>
          </table:table-cell>
          <table:table-cell table:formula="of:=SQRT((([.K7]-[.N7])^2+([.L7]-[.N7])^2+([.M7]-[.N7])^2)/3)" office:value-type="float" office:value="0.147838106827334" calcext:value-type="float">
            <text:p>0.147838106827334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aoa 5</text:p>
          </table:table-cell>
          <table:table-cell table:number-columns-repeated="3" office:value-type="string" calcext:value-type="string">
            <text:p>aoa 7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source: <text:a xlink:href="https://www.grc.nasa.gov/www/k-12/airplane/atmosmet.html" xlink:type="simple">https://www.grc.nasa.gov/www/k-12/airplane/atmosmet.html</text:a></text:p>
          </table:table-cell>
          <table:covered-table-cell/>
          <table:table-cell office:value-type="string" calcext:value-type="string">
            <text:p>source: <text:a xlink:href="https://eng.libretexts.org/Bookshelves/Aerospace_Engineering/Fundamentals_of_Aerospace_Engineering_(Arnedo)/02%3A_Generalities/2.03%3A_Standard_atmosphere/2.3.03%3A_ISA_equations" xlink:type="simple">https://eng.libretexts.org/Bookshelves/Aerospace_Engineering/Fundamentals_of_Aerospace_Engineering_(Arnedo)/02%3A_Generalities/2.03%3A_Standard_atmosphere/2.3.03%3A_ISA_equations</text:a></text:p>
          </table:table-cell>
          <table:table-cell office:value-type="string" calcext:value-type="string">
            <text:p>source: <text:a xlink:href="https://www.weather.gov/media/epz/wxcalc/speedOfSound.pdf" xlink:type="simple">https://www.weather.gov/media/epz/wxcalc/speedOfSound.pdf</text:a></text:p>
          </table:table-cell>
          <table:table-cell table:number-columns-repeated="5"/>
          <table:table-cell office:value-type="string" calcext:value-type="string" table:number-columns-spanned="6" table:number-rows-spanned="1">
            <text:p>in fdm file, qbar is in lb/square feet and area is in ft sq</text:p>
          </table:table-cell>
          <table:covered-table-cell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col 1 qbar</text:p>
          </table:table-cell>
          <table:table-cell table:style-name="ce2" office:value-type="string" calcext:value-type="string">
            <text:p>col 2 qbar</text:p>
          </table:table-cell>
          <table:table-cell table:style-name="ce2" office:value-type="string" calcext:value-type="string">
            <text:p>col 3 qbar</text:p>
          </table:table-cell>
          <table:table-cell/>
          <table:table-cell table:style-name="ce2" office:value-type="string" calcext:value-type="string">
            <text:p>column 1 eas</text:p>
          </table:table-cell>
          <table:table-cell table:style-name="ce2" office:value-type="string" calcext:value-type="string">
            <text:p>column 2 eas</text:p>
          </table:table-cell>
          <table:table-cell table:style-name="ce2" office:value-type="string" calcext:value-type="string">
            <text:p>column 3 eas</text:p>
          </table:table-cell>
          <table:table-cell/>
          <table:table-cell table:style-name="ce1" office:value-type="string" calcext:value-type="string" table:number-columns-spanned="6" table:number-rows-spanned="1">
            <text:p>AVERAGES</text:p>
          </table:table-cell>
          <table:covered-table-cell table:number-columns-repeated="5" table:style-name="ce2"/>
          <table:table-cell/>
        </table:table-row>
        <table:table-row table:style-name="ro1">
          <table:table-cell/>
          <table:table-cell table:formula="of:=(((([.F4]/661.2973497)^2)/5+1)^(7/2)-1)*101325" office:value-type="float" office:value="2640.15385186437" calcext:value-type="float">
            <text:p>2640.15385186437</text:p>
          </table:table-cell>
          <table:table-cell table:formula="of:=(((([.G4]/661.2973497)^2)/5+1)^(7/2)-1)*101325" office:value-type="float" office:value="4266.76545109944" calcext:value-type="float">
            <text:p>4266.76545109944</text:p>
          </table:table-cell>
          <table:table-cell table:formula="of:=(((([.H4]/661.2973497)^2)/5+1)^(7/2)-1)*101325" office:value-type="float" office:value="5292.58019726944" calcext:value-type="float">
            <text:p>5292.58019726944</text:p>
          </table:table-cell>
          <table:table-cell/>
          <table:table-cell table:formula="of:=661.2973497*SQRT([.E4]/101325)*SQRT(5)*SQRT((1+[.B13]/[.E4])^(2/7)-1)" office:value-type="float" office:value="126.978625019067" calcext:value-type="float">
            <text:p>126.978625019067</text:p>
          </table:table-cell>
          <table:table-cell table:formula="of:=661.2973497*SQRT([.E4]/101325)*SQRT(5)*SQRT((1+[.C13]/[.E4])^(2/7)-1)" office:value-type="float" office:value="160.956751316157" calcext:value-type="float">
            <text:p>160.956751316157</text:p>
          </table:table-cell>
          <table:table-cell table:formula="of:=661.2973497*SQRT([.E4]/101325)*SQRT(5)*SQRT((1+[.D13]/[.E4])^(2/7)-1)" office:value-type="float" office:value="178.940818098702" calcext:value-type="float">
            <text:p>178.940818098702</text:p>
          </table:table-cell>
          <table:table-cell/>
          <table:table-cell table:style-name="ce2" office:value-type="string" calcext:value-type="string">
            <text:p>AOA</text:p>
          </table:table-cell>
          <table:table-cell table:style-name="ce2" office:value-type="string" calcext:value-type="string">
            <text:p>RUN 1</text:p>
          </table:table-cell>
          <table:table-cell table:style-name="ce2" office:value-type="string" calcext:value-type="string">
            <text:p>RUN 2</text:p>
          </table:table-cell>
          <table:table-cell table:style-name="ce2" office:value-type="string" calcext:value-type="string">
            <text:p>RUN 3</text:p>
          </table:table-cell>
          <table:table-cell table:style-name="ce2" office:value-type="string" calcext:value-type="string">
            <text:p>RUN 4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STDDEV</text:p>
          </table:table-cell>
        </table:table-row>
        <table:table-row table:style-name="ro1">
          <table:table-cell/>
          <table:table-cell table:formula="of:=(((([.F5]/661.2973497)^2)/5+1)^(7/2)-1)*101325" office:value-type="float" office:value="2640.15385186437" calcext:value-type="float">
            <text:p>2640.15385186437</text:p>
          </table:table-cell>
          <table:table-cell table:formula="of:=(((([.G5]/661.2973497)^2)/5+1)^(7/2)-1)*101325" office:value-type="float" office:value="4266.76545109944" calcext:value-type="float">
            <text:p>4266.76545109944</text:p>
          </table:table-cell>
          <table:table-cell table:formula="of:=(((([.H5]/661.2973497)^2)/5+1)^(7/2)-1)*101325" office:value-type="float" office:value="5352.97475607531" calcext:value-type="float">
            <text:p>5352.97475607531</text:p>
          </table:table-cell>
          <table:table-cell/>
          <table:table-cell table:formula="of:=661.2973497*SQRT([.E5]/101325)*SQRT(5)*SQRT((1+[.B14]/[.E5])^(2/7)-1)" office:value-type="float" office:value="126.933052388472" calcext:value-type="float">
            <text:p>126.933052388472</text:p>
          </table:table-cell>
          <table:table-cell table:formula="of:=661.2973497*SQRT([.E5]/101325)*SQRT(5)*SQRT((1+[.C14]/[.E5])^(2/7)-1)" office:value-type="float" office:value="160.864620196525" calcext:value-type="float">
            <text:p>160.864620196525</text:p>
          </table:table-cell>
          <table:table-cell table:formula="of:=661.2973497*SQRT([.E5]/101325)*SQRT(5)*SQRT((1+[.D14]/[.E5])^(2/7)-1)" office:value-type="float" office:value="179.811740310688" calcext:value-type="float">
            <text:p>179.81174031068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K4]" office:value-type="float" office:value="1.46193426901576" calcext:value-type="float">
            <text:p>1.46193426901576</text:p>
          </table:table-cell>
          <table:table-cell table:formula="of:=[.K5]" office:value-type="float" office:value="1.46193426901576" calcext:value-type="float">
            <text:p>1.46193426901576</text:p>
          </table:table-cell>
          <table:table-cell table:formula="of:=[.K6]" office:value-type="float" office:value="1.46193426901576" calcext:value-type="float">
            <text:p>1.46193426901576</text:p>
          </table:table-cell>
          <table:table-cell table:formula="of:=[.K7]" office:value-type="float" office:value="1.43897138375711" calcext:value-type="float">
            <text:p>1.43897138375711</text:p>
          </table:table-cell>
          <table:table-cell table:formula="of:=AVERAGE([.K14:.N14])" office:value-type="float" office:value="1.4561935477011" calcext:value-type="float">
            <text:p>1.4561935477011</text:p>
          </table:table-cell>
          <table:table-cell table:formula="of:=STDEV([.K14:.N14])" office:value-type="float" office:value="0.0114814426293216" calcext:value-type="float">
            <text:p>0.0114814426293216</text:p>
          </table:table-cell>
        </table:table-row>
        <table:table-row table:style-name="ro1">
          <table:table-cell/>
          <table:table-cell table:formula="of:=(((([.F6]/661.2973497)^2)/5+1)^(7/2)-1)*101325" office:value-type="float" office:value="2640.15385186437" calcext:value-type="float">
            <text:p>2640.15385186437</text:p>
          </table:table-cell>
          <table:table-cell table:formula="of:=(((([.G6]/661.2973497)^2)/5+1)^(7/2)-1)*101325" office:value-type="float" office:value="4320.72871073875" calcext:value-type="float">
            <text:p>4320.72871073875</text:p>
          </table:table-cell>
          <table:table-cell table:formula="of:=(((([.H6]/661.2973497)^2)/5+1)^(7/2)-1)*101325" office:value-type="float" office:value="5352.97475607531" calcext:value-type="float">
            <text:p>5352.97475607531</text:p>
          </table:table-cell>
          <table:table-cell/>
          <table:table-cell table:formula="of:=661.2973497*SQRT([.E6]/101325)*SQRT(5)*SQRT((1+[.B15]/[.E6])^(2/7)-1)" office:value-type="float" office:value="126.856904590338" calcext:value-type="float">
            <text:p>126.856904590338</text:p>
          </table:table-cell>
          <table:table-cell table:formula="of:=661.2973497*SQRT([.E6]/101325)*SQRT(5)*SQRT((1+[.C15]/[.E6])^(2/7)-1)" office:value-type="float" office:value="161.705572888794" calcext:value-type="float">
            <text:p>161.705572888794</text:p>
          </table:table-cell>
          <table:table-cell table:formula="of:=661.2973497*SQRT([.E6]/101325)*SQRT(5)*SQRT((1+[.D15]/[.E6])^(2/7)-1)" office:value-type="float" office:value="179.598241520907" calcext:value-type="float">
            <text:p>179.598241520907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([.L4:.M4])" office:value-type="float" office:value="1.13904778861547" calcext:value-type="float">
            <text:p>1.13904778861547</text:p>
          </table:table-cell>
          <table:table-cell table:formula="of:=AVERAGE([.L5:.M5])" office:value-type="float" office:value="1.1326576360268" calcext:value-type="float">
            <text:p>1.1326576360268</text:p>
          </table:table-cell>
          <table:table-cell table:formula="of:=AVERAGE([.L6:.M6])" office:value-type="float" office:value="1.12550537694244" calcext:value-type="float">
            <text:p>1.12550537694244</text:p>
          </table:table-cell>
          <table:table-cell table:formula="of:=AVERAGE([.L7:.M7])" office:value-type="float" office:value="1.12550537694244" calcext:value-type="float">
            <text:p>1.12550537694244</text:p>
          </table:table-cell>
          <table:table-cell table:formula="of:=AVERAGE([.K15:.N15])" office:value-type="float" office:value="1.13067904463179" calcext:value-type="float">
            <text:p>1.13067904463179</text:p>
          </table:table-cell>
          <table:table-cell table:formula="of:=STDEV([.K15:.N15])" office:value-type="float" office:value="0.00651880291905609" calcext:value-type="float">
            <text:p>0.00651880291905609</text:p>
          </table:table-cell>
        </table:table-row>
        <table:table-row table:style-name="ro1">
          <table:table-cell/>
          <table:table-cell table:formula="of:=(((([.F7]/661.2973497)^2)/5+1)^(7/2)-1)*101325" office:value-type="float" office:value="2682.28502323432" calcext:value-type="float">
            <text:p>2682.28502323432</text:p>
          </table:table-cell>
          <table:table-cell table:formula="of:=(((([.G7]/661.2973497)^2)/5+1)^(7/2)-1)*101325" office:value-type="float" office:value="4320.72871073875" calcext:value-type="float">
            <text:p>4320.72871073875</text:p>
          </table:table-cell>
          <table:table-cell table:formula="of:=(((([.H7]/661.2973497)^2)/5+1)^(7/2)-1)*101325" office:value-type="float" office:value="5352.97475607531" calcext:value-type="float">
            <text:p>5352.97475607531</text:p>
          </table:table-cell>
          <table:table-cell/>
          <table:table-cell table:formula="of:=661.2973497*SQRT([.E7]/101325)*SQRT(5)*SQRT((1+[.B16]/[.E7])^(2/7)-1)" office:value-type="float" office:value="127.76466743402" calcext:value-type="float">
            <text:p>127.76466743402</text:p>
          </table:table-cell>
          <table:table-cell table:formula="of:=661.2973497*SQRT([.E7]/101325)*SQRT(5)*SQRT((1+[.C16]/[.E7])^(2/7)-1)" office:value-type="float" office:value="161.527460575559" calcext:value-type="float">
            <text:p>161.527460575559</text:p>
          </table:table-cell>
          <table:table-cell table:formula="of:=661.2973497*SQRT([.E7]/101325)*SQRT(5)*SQRT((1+[.D16]/[.E7])^(2/7)-1)" office:value-type="float" office:value="179.3556292864" calcext:value-type="float">
            <text:p>179.3556292864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 table:number-columns-spanned="3" table:number-rows-spanned="1">
            <text:p>source: <text:a xlink:href="https://aviation.stackexchange.com/a/77300/15578194" xlink:type="simple">https://aviation.stackexchange.com/a/77300/15578194</text:a></text:p>
          </table:table-cell>
          <table:covered-table-cell table:number-columns-repeated="2"/>
          <table:table-cell table:number-columns-repeated="8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3"/>
          <table:table-cell table:number-columns-repeated="8"/>
        </table:table-row>
      </table:table>
      <table:table table:name="STALL flight in clean configuration PER-PN1-00023761.0001001_2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AS TO EAS</text:p>
          </table:table-cell>
          <table:covered-table-cell table:number-columns-repeated="7"/>
          <table:table-cell table:number-columns-repeated="28"/>
        </table:table-row>
        <table:table-row table:style-name="ro1">
          <table:table-cell table:style-name="ce2" office:value-type="string" calcext:value-type="string">
            <text:p>FL</text:p>
          </table:table-cell>
          <table:table-cell table:style-name="ce2" office:value-type="string" calcext:value-type="string">
            <text:p>isa temp</text:p>
          </table:table-cell>
          <table:table-cell table:style-name="ce2" office:value-type="string" calcext:value-type="string">
            <text:p>ρ/sea level</text:p>
          </table:table-cell>
          <table:table-cell table:style-name="ce2" office:value-type="string" calcext:value-type="string">
            <text:p>mach 1 kn</text:p>
          </table:table-cell>
          <table:table-cell table:style-name="ce2" office:value-type="string" calcext:value-type="string">
            <text:p>static pressure</text:p>
          </table:table-cell>
          <table:table-cell table:number-columns-repeated="6"/>
          <table:table-cell table:style-name="ce2" office:value-type="string" calcext:value-type="string">
            <text:p>column 1 ias</text:p>
          </table:table-cell>
          <table:table-cell table:style-name="ce2" office:value-type="string" calcext:value-type="string">
            <text:p>column 2 ias</text:p>
          </table:table-cell>
          <table:table-cell table:style-name="ce2" office:value-type="string" calcext:value-type="string">
            <text:p>column 3 ias</text:p>
          </table:table-cell>
          <table:table-cell table:number-columns-repeated="8"/>
          <table:table-cell table:style-name="ce1" office:value-type="string" calcext:value-type="string" table:number-columns-spanned="6" table:number-rows-spanned="1">
            <text:p>COEFFICIENTS</text:p>
          </table:table-cell>
          <table:covered-table-cell table:number-columns-repeated="5" table:style-name="ce2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643.855*SQRT(([.B3]+273.15)/273.15)" office:value-type="float" office:value="661.297349722197" calcext:value-type="float">
            <text:p>661.297349722197</text:p>
          </table:table-cell>
          <table:table-cell table:formula="of:=101325*(1-0.000022558*[.A3]*12*2.54)^5.2559" office:value-type="float" office:value="101325" calcext:value-type="float">
            <text:p>101325</text:p>
          </table:table-cell>
          <table:table-cell office:value-type="string" calcext:value-type="string" table:number-columns-spanned="6" table:number-rows-spanned="6">
            <text:p>I COPIED THIS FROM THE LAST SPREADSHEET BUT I HAVE ALL THIS EMPTY SPACE YAY</text:p>
          </table:table-cell>
          <table:covered-table-cell table:number-columns-repeated="5"/>
          <table:table-cell table:style-name="ce2" table:formula="of:=[.L24]*2.20462262" office:value-type="float" office:value="242508.4882" calcext:value-type="float">
            <text:p>242508.4882</text:p>
          </table:table-cell>
          <table:table-cell table:style-name="ce2" table:formula="of:=[.M24]*2.20462262" office:value-type="float" office:value="286600.9406" calcext:value-type="float">
            <text:p>286600.9406</text:p>
          </table:table-cell>
          <table:table-cell table:style-name="ce2" table:formula="of:=[.N24]*2.20462262" office:value-type="float" office:value="330693.393" calcext:value-type="float">
            <text:p>330693.393</text:p>
          </table:table-cell>
          <table:table-cell table:style-name="ce2" table:formula="of:=[.O24]*2.20462262" office:value-type="float" office:value="374785.8454" calcext:value-type="float">
            <text:p>374785.8454</text:p>
          </table:table-cell>
          <table:table-cell table:style-name="ce2" table:formula="of:=[.P24]*2.20462262" office:value-type="float" office:value="418878.2978" calcext:value-type="float">
            <text:p>418878.2978</text:p>
          </table:table-cell>
          <table:table-cell table:style-name="ce2" table:formula="of:=[.Q24]*2.20462262" office:value-type="float" office:value="462970.7502" calcext:value-type="float">
            <text:p>462970.7502</text:p>
          </table:table-cell>
          <table:table-cell table:style-name="ce2" table:formula="of:=[.R24]*2.20462262" office:value-type="float" office:value="507063.2026" calcext:value-type="float">
            <text:p>507063.2026</text:p>
          </table:table-cell>
          <table:table-cell table:style-name="ce2" table:formula="of:=[.S24]*2.20462262" office:value-type="float" office:value="551155.655" calcext:value-type="float">
            <text:p>551155.655</text:p>
          </table:table-cell>
          <table:table-cell table:style-name="ce2" table:formula="of:=[.T24]*2.20462262" office:value-type="float" office:value="595248.1074" calcext:value-type="float">
            <text:p>595248.1074</text:p>
          </table:table-cell>
          <table:table-cell table:style-name="ce2" table:formula="of:=[.U24]*2.20462262" office:value-type="float" office:value="639340.5598" calcext:value-type="float">
            <text:p>639340.5598</text:p>
          </table:table-cell>
          <table:table-cell/>
          <table:table-cell table:style-name="ce2" office:value-type="string" calcext:value-type="string">
            <text:p>WEIGHT →</text:p>
          </table:table-cell>
          <table:table-cell table:style-name="ce2" office:value-type="string" calcext:value-type="string" table:number-columns-spanned="5" table:number-rows-spanned="1">
            <text:p>Lift=qbar*surface area*coefficient</text:p>
          </table:table-cell>
          <table:covered-table-cell table:number-columns-repeated="4" table:style-name="ce2"/>
          <table:table-cell table:number-columns-repeated="6"/>
          <table:table-cell office:value-type="string" calcext:value-type="string">
            <text:p>just learned there was a stdev functio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643.855*SQRT(([.B4]+273.15)/273.15)" office:value-type="float" office:value="661.297349722197" calcext:value-type="float">
            <text:p>661.297349722197</text:p>
          </table:table-cell>
          <table:table-cell table:formula="of:=101325*(1-0.000022558*[.A4]*12*2.54)^5.2559" office:value-type="float" office:value="101325" calcext:value-type="float">
            <text:p>101325</text:p>
          </table:table-cell>
          <table:covered-table-cell table:number-columns-repeated="6"/>
          <table:table-cell table:formula="of:=[.L25]/1.23" office:value-type="float" office:value="106.50406504065" calcext:value-type="float">
            <text:p>106.50406504065</text:p>
          </table:table-cell>
          <table:table-cell table:formula="of:=[.M25]/1.23" office:value-type="float" office:value="115.447154471545" calcext:value-type="float">
            <text:p>115.447154471545</text:p>
          </table:table-cell>
          <table:table-cell table:formula="of:=[.N25]/1.23" office:value-type="float" office:value="124.390243902439" calcext:value-type="float">
            <text:p>124.390243902439</text:p>
          </table:table-cell>
          <table:table-cell table:formula="of:=[.O25]/1.23" office:value-type="float" office:value="132.520325203252" calcext:value-type="float">
            <text:p>132.520325203252</text:p>
          </table:table-cell>
          <table:table-cell table:formula="of:=[.P25]/1.23" office:value-type="float" office:value="139.837398373984" calcext:value-type="float">
            <text:p>139.837398373984</text:p>
          </table:table-cell>
          <table:table-cell table:formula="of:=[.Q25]/1.23" office:value-type="float" office:value="147.967479674797" calcext:value-type="float">
            <text:p>147.967479674797</text:p>
          </table:table-cell>
          <table:table-cell table:formula="of:=[.R25]/1.23" office:value-type="float" office:value="154.471544715447" calcext:value-type="float">
            <text:p>154.471544715447</text:p>
          </table:table-cell>
          <table:table-cell table:formula="of:=[.S25]/1.23" office:value-type="float" office:value="161.788617886179" calcext:value-type="float">
            <text:p>161.788617886179</text:p>
          </table:table-cell>
          <table:table-cell table:formula="of:=[.T25]/1.23" office:value-type="float" office:value="169.105691056911" calcext:value-type="float">
            <text:p>169.105691056911</text:p>
          </table:table-cell>
          <table:table-cell table:formula="of:=[.U25]/1.23" office:value-type="float" office:value="175.609756097561" calcext:value-type="float">
            <text:p>175.609756097561</text:p>
          </table:table-cell>
          <table:table-cell table:style-name="ce2" office:value-type="string" calcext:value-type="string">
            <text:p>← weight</text:p>
          </table:table-cell>
          <table:table-cell table:style-name="ce2" office:value-type="string" calcext:value-type="string">
            <text:p>AOA</text:p>
          </table:table-cell>
          <table:table-cell table:style-name="ce2" office:value-type="float" office:value="242508.4882" calcext:value-type="float">
            <text:p>242508.4882</text:p>
          </table:table-cell>
          <table:table-cell table:style-name="ce2" office:value-type="float" office:value="286600.9406" calcext:value-type="float">
            <text:p>286600.9406</text:p>
          </table:table-cell>
          <table:table-cell table:style-name="ce2" office:value-type="float" office:value="330693.393" calcext:value-type="float">
            <text:p>330693.393</text:p>
          </table:table-cell>
          <table:table-cell table:style-name="ce2" office:value-type="float" office:value="374785.8454" calcext:value-type="float">
            <text:p>374785.8454</text:p>
          </table:table-cell>
          <table:table-cell table:style-name="ce2" office:value-type="float" office:value="418878.2978" calcext:value-type="float">
            <text:p>418878.2978</text:p>
          </table:table-cell>
          <table:table-cell table:style-name="ce2" office:value-type="float" office:value="462970.7502" calcext:value-type="float">
            <text:p>462970.7502</text:p>
          </table:table-cell>
          <table:table-cell table:style-name="ce2" office:value-type="float" office:value="507063.2026" calcext:value-type="float">
            <text:p>507063.2026</text:p>
          </table:table-cell>
          <table:table-cell table:style-name="ce2" office:value-type="float" office:value="551155.655" calcext:value-type="float">
            <text:p>551155.655</text:p>
          </table:table-cell>
          <table:table-cell table:style-name="ce2" office:value-type="float" office:value="595248.1074" calcext:value-type="float">
            <text:p>595248.1074</text:p>
          </table:table-cell>
          <table:table-cell table:style-name="ce2" office:value-type="float" office:value="639340.5598" calcext:value-type="float">
            <text:p>639340.5598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tandard dev</text:p>
          </table:table-cell>
          <table:table-cell table:style-name="ce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5.04-0.00649*[.A5]*12*2.54" office:value-type="float" office:value="-4.74152" calcext:value-type="float">
            <text:p>-4.74152</text:p>
          </table:table-cell>
          <table:table-cell table:formula="of:=(1-0.000022558*[.A5]*12*2.54)^4.2559" office:value-type="float" office:value="0.738474903685522" calcext:value-type="float">
            <text:p>0.738474903685522</text:p>
          </table:table-cell>
          <table:table-cell table:formula="of:=643.855*SQRT(([.B5]+273.15)/273.15)" office:value-type="float" office:value="638.242303739279" calcext:value-type="float">
            <text:p>638.242303739279</text:p>
          </table:table-cell>
          <table:table-cell table:formula="of:=101325*(1-0.000022558*[.A5]*12*2.54)^5.2559" office:value-type="float" office:value="69681.1765854621" calcext:value-type="float">
            <text:p>69681.1765854621</text:p>
          </table:table-cell>
          <table:covered-table-cell table:number-columns-repeated="6"/>
          <table:table-cell table:formula="of:=[.L26]/1.23" office:value-type="float" office:value="106.50406504065" calcext:value-type="float">
            <text:p>106.50406504065</text:p>
          </table:table-cell>
          <table:table-cell table:formula="of:=[.M26]/1.23" office:value-type="float" office:value="116.260162601626" calcext:value-type="float">
            <text:p>116.260162601626</text:p>
          </table:table-cell>
          <table:table-cell table:formula="of:=[.N26]/1.23" office:value-type="float" office:value="125.20325203252" calcext:value-type="float">
            <text:p>125.20325203252</text:p>
          </table:table-cell>
          <table:table-cell table:formula="of:=[.O26]/1.23" office:value-type="float" office:value="134.146341463415" calcext:value-type="float">
            <text:p>134.146341463415</text:p>
          </table:table-cell>
          <table:table-cell table:formula="of:=[.P26]/1.23" office:value-type="float" office:value="142.276422764228" calcext:value-type="float">
            <text:p>142.276422764228</text:p>
          </table:table-cell>
          <table:table-cell table:formula="of:=[.Q26]/1.23" office:value-type="float" office:value="150.406504065041" calcext:value-type="float">
            <text:p>150.406504065041</text:p>
          </table:table-cell>
          <table:table-cell table:formula="of:=[.R26]/1.23" office:value-type="float" office:value="158.536585365854" calcext:value-type="float">
            <text:p>158.536585365854</text:p>
          </table:table-cell>
          <table:table-cell table:formula="of:=[.S26]/1.23" office:value-type="float" office:value="165.853658536585" calcext:value-type="float">
            <text:p>165.853658536585</text:p>
          </table:table-cell>
          <table:table-cell table:formula="of:=[.T26]/1.23" office:value-type="float" office:value="173.170731707317" calcext:value-type="float">
            <text:p>173.170731707317</text:p>
          </table:table-cell>
          <table:table-cell table:formula="of:=[.U26]/1.23" office:value-type="float" office:value="181.30081300813" calcext:value-type="float">
            <text:p>181.3008130081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242508.4882/([.B13]*0.020885)/4652" office:value-type="float" office:value="1.34798460969891" calcext:value-type="float">
            <text:p>1.34798460969891</text:p>
          </table:table-cell>
          <table:table-cell table:formula="of:=286600.9406/([.C13]*0.020885)/4652" office:value-type="float" office:value="1.35428289925114" calcext:value-type="float">
            <text:p>1.35428289925114</text:p>
          </table:table-cell>
          <table:table-cell table:formula="of:=330693.393/([.D13]*0.020885)/4652" office:value-type="float" office:value="1.34437209398624" calcext:value-type="float">
            <text:p>1.34437209398624</text:p>
          </table:table-cell>
          <table:table-cell table:formula="of:=374785.8454/([.E13]*0.020885)/4652" office:value-type="float" office:value="1.34080992733463" calcext:value-type="float">
            <text:p>1.34080992733463</text:p>
          </table:table-cell>
          <table:table-cell table:formula="of:=418878.2978/([.F13]*0.020885)/4652" office:value-type="float" office:value="1.34430090337515" calcext:value-type="float">
            <text:p>1.34430090337515</text:p>
          </table:table-cell>
          <table:table-cell table:formula="of:=462970.7502/([.G13]*0.020885)/4652" office:value-type="float" office:value="1.32524677203324" calcext:value-type="float">
            <text:p>1.32524677203324</text:p>
          </table:table-cell>
          <table:table-cell table:formula="of:=507063.2026/([.H13]*0.020885)/4652" office:value-type="float" office:value="1.33031282943338" calcext:value-type="float">
            <text:p>1.33031282943338</text:p>
          </table:table-cell>
          <table:table-cell table:formula="of:=551155.655/([.I13]*0.020885)/4652" office:value-type="float" office:value="1.31641894546939" calcext:value-type="float">
            <text:p>1.31641894546939</text:p>
          </table:table-cell>
          <table:table-cell table:formula="of:=595248.1074/([.J13]*0.020885)/4652" office:value-type="float" office:value="1.29956540337451" calcext:value-type="float">
            <text:p>1.29956540337451</text:p>
          </table:table-cell>
          <table:table-cell table:formula="of:=639340.5598/([.K13]*0.020885)/4652" office:value-type="float" office:value="1.29269718750966" calcext:value-type="float">
            <text:p>1.29269718750966</text:p>
          </table:table-cell>
          <table:table-cell table:formula="of:=AVERAGE([.X5:.AG5])" office:value-type="float" office:value="1.32959915714663" calcext:value-type="float">
            <text:p>1.32959915714663</text:p>
          </table:table-cell>
          <table:table-cell table:formula="of:=STDEV([.X5:.AG5])" office:value-type="float" office:value="0.0209876330145342" calcext:value-type="float">
            <text:p>0.020987633014534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15.04-0.00649*[.A6]*12*2.54" office:value-type="float" office:value="-24.52304" calcext:value-type="float">
            <text:p>-24.52304</text:p>
          </table:table-cell>
          <table:table-cell table:formula="of:=(1-0.000022558*[.A6]*12*2.54)^4.2559" office:value-type="float" office:value="0.532804756865859" calcext:value-type="float">
            <text:p>0.532804756865859</text:p>
          </table:table-cell>
          <table:table-cell table:formula="of:=643.855*SQRT(([.B6]+273.15)/273.15)" office:value-type="float" office:value="614.273217185949" calcext:value-type="float">
            <text:p>614.273217185949</text:p>
          </table:table-cell>
          <table:table-cell table:formula="of:=101325*(1-0.000022558*[.A6]*12*2.54)^5.2559" office:value-type="float" office:value="46562.5737278412" calcext:value-type="float">
            <text:p>46562.5737278412</text:p>
          </table:table-cell>
          <table:covered-table-cell table:number-columns-repeated="6"/>
          <table:table-cell table:formula="of:=[.L27]/1.23" office:value-type="float" office:value="108.130081300813" calcext:value-type="float">
            <text:p>108.130081300813</text:p>
          </table:table-cell>
          <table:table-cell table:formula="of:=[.M27]/1.23" office:value-type="float" office:value="117.886178861789" calcext:value-type="float">
            <text:p>117.886178861789</text:p>
          </table:table-cell>
          <table:table-cell table:formula="of:=[.N27]/1.23" office:value-type="float" office:value="127.642276422764" calcext:value-type="float">
            <text:p>127.642276422764</text:p>
          </table:table-cell>
          <table:table-cell table:formula="of:=[.O27]/1.23" office:value-type="float" office:value="137.39837398374" calcext:value-type="float">
            <text:p>137.39837398374</text:p>
          </table:table-cell>
          <table:table-cell table:formula="of:=[.P27]/1.23" office:value-type="float" office:value="147.154471544715" calcext:value-type="float">
            <text:p>147.154471544715</text:p>
          </table:table-cell>
          <table:table-cell table:formula="of:=[.Q27]/1.23" office:value-type="float" office:value="156.09756097561" calcext:value-type="float">
            <text:p>156.09756097561</text:p>
          </table:table-cell>
          <table:table-cell table:formula="of:=[.R27]/1.23" office:value-type="float" office:value="166.666666666667" calcext:value-type="float">
            <text:p>166.666666666667</text:p>
          </table:table-cell>
          <table:table-cell table:formula="of:=[.S27]/1.23" office:value-type="float" office:value="176.422764227642" calcext:value-type="float">
            <text:p>176.422764227642</text:p>
          </table:table-cell>
          <table:table-cell table:formula="of:=[.T27]/1.23" office:value-type="float" office:value="185.365853658537" calcext:value-type="float">
            <text:p>185.365853658537</text:p>
          </table:table-cell>
          <table:table-cell table:formula="of:=[.U27]/1.23" office:value-type="float" office:value="195.121951219512" calcext:value-type="float">
            <text:p>195.1219512195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242508.4882/([.B14]*0.020885)/4652" office:value-type="float" office:value="1.34798460969891" calcext:value-type="float">
            <text:p>1.34798460969891</text:p>
          </table:table-cell>
          <table:table-cell table:formula="of:=286600.9406/([.C14]*0.020885)/4652" office:value-type="float" office:value="1.33526452412129" calcext:value-type="float">
            <text:p>1.33526452412129</text:p>
          </table:table-cell>
          <table:table-cell table:formula="of:=330693.393/([.D14]*0.020885)/4652" office:value-type="float" office:value="1.32681575206667" calcext:value-type="float">
            <text:p>1.32681575206667</text:p>
          </table:table-cell>
          <table:table-cell table:formula="of:=374785.8454/([.E14]*0.020885)/4652" office:value-type="float" office:value="1.30817879257454" calcext:value-type="float">
            <text:p>1.30817879257454</text:p>
          </table:table-cell>
          <table:table-cell table:formula="of:=418878.2978/([.F14]*0.020885)/4652" office:value-type="float" office:value="1.29809609819645" calcext:value-type="float">
            <text:p>1.29809609819645</text:p>
          </table:table-cell>
          <table:table-cell table:formula="of:=462970.7502/([.G14]*0.020885)/4652" office:value-type="float" office:value="1.28208216055539" calcext:value-type="float">
            <text:p>1.28208216055539</text:p>
          </table:table-cell>
          <table:table-cell table:formula="of:=507063.2026/([.H14]*0.020885)/4652" office:value-type="float" office:value="1.26205054024452" calcext:value-type="float">
            <text:p>1.26205054024452</text:p>
          </table:table-cell>
          <table:table-cell table:formula="of:=551155.655/([.I14]*0.020885)/4652" office:value-type="float" office:value="1.2517289368643" calcext:value-type="float">
            <text:p>1.2517289368643</text:p>
          </table:table-cell>
          <table:table-cell table:formula="of:=595248.1074/([.J14]*0.020885)/4652" office:value-type="float" office:value="1.23828704321131" calcext:value-type="float">
            <text:p>1.23828704321131</text:p>
          </table:table-cell>
          <table:table-cell table:formula="of:=639340.5598/([.K14]*0.020885)/4652" office:value-type="float" office:value="1.21141273999759" calcext:value-type="float">
            <text:p>1.21141273999759</text:p>
          </table:table-cell>
          <table:table-cell table:formula="of:=AVERAGE([.X6:.AG6])" office:value-type="float" office:value="1.2861901197531" calcext:value-type="float">
            <text:p>1.2861901197531</text:p>
          </table:table-cell>
          <table:table-cell table:formula="of:=STDEV([.X6:.AG6])" office:value-type="float" office:value="0.0449395658718583" calcext:value-type="float">
            <text:p>0.0449395658718583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15.04-0.00649*[.A7]*12*2.54" office:value-type="float" office:value="-44.30456" calcext:value-type="float">
            <text:p>-44.30456</text:p>
          </table:table-cell>
          <table:table-cell table:formula="of:=(1-0.000022558*[.A7]*12*2.54)^4.2559" office:value-type="float" office:value="0.374124913876179" calcext:value-type="float">
            <text:p>0.374124913876179</text:p>
          </table:table-cell>
          <table:table-cell table:formula="of:=643.855*SQRT(([.B7]+273.15)/273.15)" office:value-type="float" office:value="589.330070861423" calcext:value-type="float">
            <text:p>589.330070861423</text:p>
          </table:table-cell>
          <table:table-cell table:formula="of:=101325*(1-0.000022558*[.A7]*12*2.54)^5.2559" office:value-type="float" office:value="30088.8677178606" calcext:value-type="float">
            <text:p>30088.8677178606</text:p>
          </table:table-cell>
          <table:covered-table-cell table:number-columns-repeated="6"/>
          <table:table-cell table:formula="of:=[.L28]/1.23" office:value-type="float" office:value="110.569105691057" calcext:value-type="float">
            <text:p>110.569105691057</text:p>
          </table:table-cell>
          <table:table-cell table:formula="of:=[.M28]/1.23" office:value-type="float" office:value="121.951219512195" calcext:value-type="float">
            <text:p>121.951219512195</text:p>
          </table:table-cell>
          <table:table-cell table:formula="of:=[.N28]/1.23" office:value-type="float" office:value="134.959349593496" calcext:value-type="float">
            <text:p>134.959349593496</text:p>
          </table:table-cell>
          <table:table-cell table:formula="of:=[.O28]/1.23" office:value-type="float" office:value="147.154471544715" calcext:value-type="float">
            <text:p>147.154471544715</text:p>
          </table:table-cell>
          <table:table-cell table:formula="of:=[.P28]/1.23" office:value-type="float" office:value="159.349593495935" calcext:value-type="float">
            <text:p>159.349593495935</text:p>
          </table:table-cell>
          <table:table-cell table:formula="of:=[.Q28]/1.23" office:value-type="float" office:value="170.731707317073" calcext:value-type="float">
            <text:p>170.731707317073</text:p>
          </table:table-cell>
          <table:table-cell table:formula="of:=[.R28]/1.23" office:value-type="float" office:value="182.926829268293" calcext:value-type="float">
            <text:p>182.926829268293</text:p>
          </table:table-cell>
          <table:table-cell table:formula="of:=[.S28]/1.23" office:value-type="float" office:value="196.747967479675" calcext:value-type="float">
            <text:p>196.747967479675</text:p>
          </table:table-cell>
          <table:table-cell table:formula="of:=[.T28]/1.23" office:value-type="float" office:value="208.130081300813" calcext:value-type="float">
            <text:p>208.130081300813</text:p>
          </table:table-cell>
          <table:table-cell table:formula="of:=[.U28]/1.23" office:value-type="float" office:value="216.260162601626" calcext:value-type="float">
            <text:p>216.2601626016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242508.4882/([.B15]*0.020885)/4652" office:value-type="float" office:value="1.30748799614571" calcext:value-type="float">
            <text:p>1.30748799614571</text:p>
          </table:table-cell>
          <table:table-cell table:formula="of:=286600.9406/([.C15]*0.020885)/4652" office:value-type="float" office:value="1.29840149085798" calcext:value-type="float">
            <text:p>1.29840149085798</text:p>
          </table:table-cell>
          <table:table-cell table:formula="of:=330693.393/([.D15]*0.020885)/4652" office:value-type="float" office:value="1.27614471731309" calcext:value-type="float">
            <text:p>1.27614471731309</text:p>
          </table:table-cell>
          <table:table-cell table:formula="of:=374785.8454/([.E15]*0.020885)/4652" office:value-type="float" office:value="1.24635799520828" calcext:value-type="float">
            <text:p>1.24635799520828</text:p>
          </table:table-cell>
          <table:table-cell table:formula="of:=418878.2978/([.F15]*0.020885)/4652" office:value-type="float" office:value="1.21248425709727" calcext:value-type="float">
            <text:p>1.21248425709727</text:p>
          </table:table-cell>
          <table:table-cell table:formula="of:=462970.7502/([.G15]*0.020885)/4652" office:value-type="float" office:value="1.18911800304911" calcext:value-type="float">
            <text:p>1.18911800304911</text:p>
          </table:table-cell>
          <table:table-cell table:formula="of:=507063.2026/([.H15]*0.020885)/4652" office:value-type="float" office:value="1.14020732561832" calcext:value-type="float">
            <text:p>1.14020732561832</text:p>
          </table:table-cell>
          <table:table-cell table:formula="of:=551155.655/([.I15]*0.020885)/4652" office:value-type="float" office:value="1.10396688287489" calcext:value-type="float">
            <text:p>1.10396688287489</text:p>
          </table:table-cell>
          <table:table-cell table:formula="of:=595248.1074/([.J15]*0.020885)/4652" office:value-type="float" office:value="1.07802619089158" calcext:value-type="float">
            <text:p>1.07802619089158</text:p>
          </table:table-cell>
          <table:table-cell table:formula="of:=639340.5598/([.K15]*0.020885)/4652" office:value-type="float" office:value="1.04278071925816" calcext:value-type="float">
            <text:p>1.04278071925816</text:p>
          </table:table-cell>
          <table:table-cell table:formula="of:=AVERAGE([.X7:.AG7])" office:value-type="float" office:value="1.18949755783144" calcext:value-type="float">
            <text:p>1.18949755783144</text:p>
          </table:table-cell>
          <table:table-cell table:formula="of:=STDEV([.X7:.AG7])" office:value-type="float" office:value="0.0947205843348757" calcext:value-type="float">
            <text:p>0.094720584334875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15.04-0.00649*[.A8]*12*2.54" office:value-type="float" office:value="-64.08608" calcext:value-type="float">
            <text:p>-64.08608</text:p>
          </table:table-cell>
          <table:table-cell table:formula="of:=(1-0.000022558*[.A8]*12*2.54)^4.2559" office:value-type="float" office:value="0.254415367413849" calcext:value-type="float">
            <text:p>0.254415367413849</text:p>
          </table:table-cell>
          <table:table-cell table:formula="of:=643.855*SQRT(([.B8]+273.15)/273.15)" office:value-type="float" office:value="563.283480577129" calcext:value-type="float">
            <text:p>563.283480577129</text:p>
          </table:table-cell>
          <table:table-cell table:formula="of:=101325*(1-0.000022558*[.A8]*12*2.54)^5.2559" office:value-type="float" office:value="18688.8123707296" calcext:value-type="float">
            <text:p>18688.8123707296</text:p>
          </table:table-cell>
          <table:covered-table-cell table:number-columns-repeated="6"/>
          <table:table-cell table:formula="of:=[.L29]/1.23" office:value-type="float" office:value="119.512195121951" calcext:value-type="float">
            <text:p>119.512195121951</text:p>
          </table:table-cell>
          <table:table-cell table:formula="of:=[.M29]/1.23" office:value-type="float" office:value="134.146341463415" calcext:value-type="float">
            <text:p>134.146341463415</text:p>
          </table:table-cell>
          <table:table-cell table:formula="of:=[.N29]/1.23" office:value-type="float" office:value="150.406504065041" calcext:value-type="float">
            <text:p>150.406504065041</text:p>
          </table:table-cell>
          <table:table-cell table:formula="of:=[.O29]/1.23" office:value-type="float" office:value="165.040650406504" calcext:value-type="float">
            <text:p>165.040650406504</text:p>
          </table:table-cell>
          <table:table-cell table:formula="of:=[.P29]/1.23" office:value-type="float" office:value="175.609756097561" calcext:value-type="float">
            <text:p>175.609756097561</text:p>
          </table:table-cell>
          <table:table-cell table:formula="of:=[.Q29]/1.23" office:value-type="float" office:value="183.739837398374" calcext:value-type="float">
            <text:p>183.739837398374</text:p>
          </table:table-cell>
          <table:table-cell table:formula="of:=[.R29]/1.23" office:value-type="float" office:value="192.682926829268" calcext:value-type="float">
            <text:p>192.682926829268</text:p>
          </table:table-cell>
          <table:table-cell table:formula="of:=[.S29]/1.23" office:value-type="float" office:value="200.885837933036" calcext:value-type="float">
            <text:p>200.885837933036</text:p>
          </table:table-cell>
          <table:table-cell table:formula="of:=[.T29]/1.23" office:value-type="float" office:value="217.654316751763" calcext:value-type="float">
            <text:p>217.654316751763</text:p>
          </table:table-cell>
          <table:table-cell table:formula="of:=[.U29]/1.23" office:value-type="float" office:value="244.400655234624" calcext:value-type="float">
            <text:p>244.400655234624</text:p>
          </table:table-cell>
          <table:table-cell/>
          <table:table-cell office:value-type="float" office:value="9" calcext:value-type="float">
            <text:p>9</text:p>
          </table:table-cell>
          <table:table-cell table:formula="of:=242508.4882/([.B16]*0.020885)/4652" office:value-type="float" office:value="1.25006019036486" calcext:value-type="float">
            <text:p>1.25006019036486</text:p>
          </table:table-cell>
          <table:table-cell table:formula="of:=286600.9406/([.C16]*0.020885)/4652" office:value-type="float" office:value="1.21260913911816" calcext:value-type="float">
            <text:p>1.21260913911816</text:p>
          </table:table-cell>
          <table:table-cell table:formula="of:=330693.393/([.D16]*0.020885)/4652" office:value-type="float" office:value="1.14026803155218" calcext:value-type="float">
            <text:p>1.14026803155218</text:p>
          </table:table-cell>
          <table:table-cell table:formula="of:=374785.8454/([.E16]*0.020885)/4652" office:value-type="float" office:value="1.08485433529756" calcext:value-type="float">
            <text:p>1.08485433529756</text:p>
          </table:table-cell>
          <table:table-cell table:formula="of:=418878.2978/([.F16]*0.020885)/4652" office:value-type="float" office:value="1.03180021382649" calcext:value-type="float">
            <text:p>1.03180021382649</text:p>
          </table:table-cell>
          <table:table-cell table:formula="of:=462970.7502/([.G16]*0.020885)/4652" office:value-type="float" office:value="0.991299795645132" calcext:value-type="float">
            <text:p>0.991299795645132</text:p>
          </table:table-cell>
          <table:table-cell table:formula="of:=507063.2026/([.H16]*0.020885)/4652" office:value-type="float" office:value="0.943452823862829" calcext:value-type="float">
            <text:p>0.943452823862829</text:p>
          </table:table-cell>
          <table:table-cell table:formula="of:=551155.655/([.I16]*0.020885)/4652" office:value-type="float" office:value="0.883831057357384" calcext:value-type="float">
            <text:p>0.883831057357384</text:p>
          </table:table-cell>
          <table:table-cell table:formula="of:=595248.1074/([.J16]*0.020885)/4652" office:value-type="float" office:value="0.850756140759847" calcext:value-type="float">
            <text:p>0.850756140759847</text:p>
          </table:table-cell>
          <table:table-cell table:formula="of:=639340.5598/([.K16]*0.020885)/4652" office:value-type="float" office:value="0.844702566213658" calcext:value-type="float">
            <text:p>0.844702566213658</text:p>
          </table:table-cell>
          <table:table-cell table:formula="of:=AVERAGE([.X8:.AG8])" office:value-type="float" office:value="1.02336342939981" calcext:value-type="float">
            <text:p>1.02336342939981</text:p>
          </table:table-cell>
          <table:table-cell table:formula="of:=STDEV([.X8:.AG8])" office:value-type="float" office:value="0.146560719833691" calcext:value-type="float">
            <text:p>0.146560719833691</text:p>
          </table:table-cell>
          <table:table-cell/>
        </table:table-row>
        <table:table-row table:style-name="ro1">
          <table:table-cell table:number-columns-repeated="22"/>
          <table:table-cell office:value-type="float" office:value="7" calcext:value-type="float">
            <text:p>7</text:p>
          </table:table-cell>
          <table:table-cell table:formula="of:=242508.4882/([.B17]*0.020885)/4652" office:value-type="float" office:value="1.06872013366129" calcext:value-type="float">
            <text:p>1.06872013366129</text:p>
          </table:table-cell>
          <table:table-cell table:formula="of:=286600.9406/([.C17]*0.020885)/4652" office:value-type="float" office:value="1.00037201785112" calcext:value-type="float">
            <text:p>1.00037201785112</text:p>
          </table:table-cell>
          <table:table-cell table:formula="of:=330693.393/([.D17]*0.020885)/4652" office:value-type="float" office:value="0.915772971825276" calcext:value-type="float">
            <text:p>0.915772971825276</text:p>
          </table:table-cell>
          <table:table-cell table:formula="of:=374785.8454/([.E17]*0.020885)/4652" office:value-type="float" office:value="0.85971408919153" calcext:value-type="float">
            <text:p>0.85971408919153</text:p>
          </table:table-cell>
          <table:table-cell table:formula="of:=418878.2978/([.F17]*0.020885)/4652" office:value-type="float" office:value="0.846939536644261" calcext:value-type="float">
            <text:p>0.846939536644261</text:p>
          </table:table-cell>
          <table:table-cell table:formula="of:=462970.7502/([.G17]*0.020885)/4652" office:value-type="float" office:value="0.853662257783634" calcext:value-type="float">
            <text:p>0.853662257783634</text:p>
          </table:table-cell>
          <table:table-cell table:formula="of:=507063.2026/([.H17]*0.020885)/4652" office:value-type="float" office:value="0.848559769157166" calcext:value-type="float">
            <text:p>0.848559769157166</text:p>
          </table:table-cell>
          <table:table-cell table:formula="of:=551155.655/([.I17]*0.020885)/4652" office:value-type="float" office:value="0.847002104272476" calcext:value-type="float">
            <text:p>0.847002104272476</text:p>
          </table:table-cell>
          <table:table-cell table:formula="of:=595248.1074/([.J17]*0.020885)/4652" office:value-type="float" office:value="0.776137532106786" calcext:value-type="float">
            <text:p>0.776137532106786</text:p>
          </table:table-cell>
          <table:table-cell table:formula="of:=639340.5598/([.K17]*0.020885)/4652" office:value-type="float" office:value="0.656528418214495" calcext:value-type="float">
            <text:p>0.656528418214495</text:p>
          </table:table-cell>
          <table:table-cell table:formula="of:=AVERAGE([.X9:.AG9])" office:value-type="float" office:value="0.867340883070803" calcext:value-type="float">
            <text:p>0.867340883070803</text:p>
          </table:table-cell>
          <table:table-cell table:formula="of:=STDEV([.X9:.AG9])" office:value-type="float" office:value="0.112932813384177" calcext:value-type="float">
            <text:p>0.112932813384177</text:p>
          </table:table-cell>
          <table:table-cell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 table:number-columns-spanned="2" table:number-rows-spanned="1">
            <text:p>source: <text:a xlink:href="https://www.grc.nasa.gov/www/k-12/airplane/atmosmet.html" xlink:type="simple">https://www.grc.nasa.gov/www/k-12/airplane/atmosmet.html</text:a></text:p>
          </table:table-cell>
          <table:covered-table-cell/>
          <table:table-cell office:value-type="string" calcext:value-type="string">
            <text:p>source: <text:a xlink:href="https://eng.libretexts.org/Bookshelves/Aerospace_Engineering/Fundamentals_of_Aerospace_Engineering_(Arnedo)/02%3A_Generalities/2.03%3A_Standard_atmosphere/2.3.03%3A_ISA_equations" xlink:type="simple">https://eng.libretexts.org/Bookshelves/Aerospace_Engineering/Fundamentals_of_Aerospace_Engineering_(Arnedo)/02%3A_Generalities/2.03%3A_Standard_atmosphere/2.3.03%3A_ISA_equations</text:a></text:p>
          </table:table-cell>
          <table:table-cell office:value-type="string" calcext:value-type="string">
            <text:p>source: <text:a xlink:href="https://www.weather.gov/media/epz/wxcalc/speedOfSound.pdf" xlink:type="simple">https://www.weather.gov/media/epz/wxcalc/speedOfSound.pdf</text:a></text:p>
          </table:table-cell>
          <table:table-cell table:number-columns-repeated="32"/>
        </table:table-row>
        <table:table-row table:style-name="ro1">
          <table:table-cell/>
          <table:table-cell table:style-name="ce2" office:value-type="string" calcext:value-type="string">
            <text:p>col 1 qbar</text:p>
          </table:table-cell>
          <table:table-cell table:style-name="ce2" office:value-type="string" calcext:value-type="string">
            <text:p>col 2 qbar</text:p>
          </table:table-cell>
          <table:table-cell table:style-name="ce2" office:value-type="string" calcext:value-type="string">
            <text:p>col 3 qbar</text:p>
          </table:table-cell>
          <table:table-cell office:value-type="string" calcext:value-type="string">
            <text:p>Col 4 qbar</text:p>
          </table:table-cell>
          <table:table-cell office:value-type="string" calcext:value-type="string">
            <text:p>col 5 qbar</text:p>
          </table:table-cell>
          <table:table-cell office:value-type="string" calcext:value-type="string">
            <text:p>Col 6 qbar</text:p>
          </table:table-cell>
          <table:table-cell office:value-type="string" calcext:value-type="string">
            <text:p>Col 7 qbar</text:p>
          </table:table-cell>
          <table:table-cell office:value-type="string" calcext:value-type="string">
            <text:p>Col 8 qbar</text:p>
          </table:table-cell>
          <table:table-cell office:value-type="string" calcext:value-type="string">
            <text:p>Col 9 qbar</text:p>
          </table:table-cell>
          <table:table-cell office:value-type="string" calcext:value-type="string">
            <text:p>Col 10 qbar</text:p>
          </table:table-cell>
          <table:table-cell table:style-name="ce2" office:value-type="string" calcext:value-type="string">
            <text:p>column 1 eas</text:p>
          </table:table-cell>
          <table:table-cell table:style-name="ce2" office:value-type="string" calcext:value-type="string">
            <text:p>column 2 eas</text:p>
          </table:table-cell>
          <table:table-cell table:style-name="ce2" office:value-type="string" calcext:value-type="string">
            <text:p>column 3 eas</text:p>
          </table:table-cell>
          <table:table-cell table:number-columns-repeated="8"/>
          <table:table-cell office:value-type="string" calcext:value-type="string" table:number-columns-spanned="6" table:number-rows-spanned="1">
            <text:p>in fdm file, qbar is in lb/square feet and area is in ft sq</text:p>
          </table:table-cell>
          <table:covered-table-cell table:number-columns-repeated="5"/>
          <table:table-cell table:number-columns-repeated="8"/>
        </table:table-row>
        <table:table-row table:style-name="ro1">
          <table:table-cell/>
          <table:table-cell table:formula="of:=(((([.L4]/661.2973497)^2)/5+1)^(7/2)-1)*101325" office:value-type="float" office:value="1851.68805416026" calcext:value-type="float">
            <text:p>1851.68805416026</text:p>
          </table:table-cell>
          <table:table-cell table:formula="of:=(((([.M4]/661.2973497)^2)/5+1)^(7/2)-1)*101325" office:value-type="float" office:value="2178.18132953477" calcext:value-type="float">
            <text:p>2178.18132953477</text:p>
          </table:table-cell>
          <table:table-cell table:formula="of:=(((([.N4]/661.2973497)^2)/5+1)^(7/2)-1)*101325" office:value-type="float" office:value="2531.81427104034" calcext:value-type="float">
            <text:p>2531.81427104034</text:p>
          </table:table-cell>
          <table:table-cell table:formula="of:=(((([.O4]/661.2973497)^2)/5+1)^(7/2)-1)*101325" office:value-type="float" office:value="2877.01269328812" calcext:value-type="float">
            <text:p>2877.01269328812</text:p>
          </table:table-cell>
          <table:table-cell table:formula="of:=(((([.P4]/661.2973497)^2)/5+1)^(7/2)-1)*101325" office:value-type="float" office:value="3207.1345756665" calcext:value-type="float">
            <text:p>3207.1345756665</text:p>
          </table:table-cell>
          <table:table-cell table:formula="of:=(((([.Q4]/661.2973497)^2)/5+1)^(7/2)-1)*101325" office:value-type="float" office:value="3595.69307012078" calcext:value-type="float">
            <text:p>3595.69307012078</text:p>
          </table:table-cell>
          <table:table-cell table:formula="of:=(((([.R4]/661.2973497)^2)/5+1)^(7/2)-1)*101325" office:value-type="float" office:value="3923.14292248727" calcext:value-type="float">
            <text:p>3923.14292248727</text:p>
          </table:table-cell>
          <table:table-cell table:formula="of:=(((([.S4]/661.2973497)^2)/5+1)^(7/2)-1)*101325" office:value-type="float" office:value="4309.2923480743" calcext:value-type="float">
            <text:p>4309.2923480743</text:p>
          </table:table-cell>
          <table:table-cell table:formula="of:=(((([.T4]/661.2973497)^2)/5+1)^(7/2)-1)*101325" office:value-type="float" office:value="4714.39205733564" calcext:value-type="float">
            <text:p>4714.39205733564</text:p>
          </table:table-cell>
          <table:table-cell table:formula="of:=(((([.U4]/661.2973497)^2)/5+1)^(7/2)-1)*101325" office:value-type="float" office:value="5090.50967722747" calcext:value-type="float">
            <text:p>5090.50967722747</text:p>
          </table:table-cell>
          <table:table-cell table:formula="of:=661.2973497*SQRT([.E4]/101325)*SQRT(5)*SQRT((1+[.B13]/[.E4])^(2/7)-1)" office:value-type="float" office:value="106.50406504065" calcext:value-type="float">
            <text:p>106.50406504065</text:p>
          </table:table-cell>
          <table:table-cell table:formula="of:=661.2973497*SQRT([.E4]/101325)*SQRT(5)*SQRT((1+[.C13]/[.E4])^(2/7)-1)" office:value-type="float" office:value="115.447154471544" calcext:value-type="float">
            <text:p>115.447154471544</text:p>
          </table:table-cell>
          <table:table-cell table:formula="of:=661.2973497*SQRT([.E4]/101325)*SQRT(5)*SQRT((1+[.D13]/[.E4])^(2/7)-1)" office:value-type="float" office:value="124.390243902439" calcext:value-type="float">
            <text:p>124.390243902439</text:p>
          </table:table-cell>
          <table:table-cell table:formula="of:=661.2973497*SQRT([.E4]/101325)*SQRT(5)*SQRT((1+[.E13]/[.E4])^(2/7)-1)" office:value-type="float" office:value="132.520325203253" calcext:value-type="float">
            <text:p>132.520325203253</text:p>
          </table:table-cell>
          <table:table-cell table:formula="of:=661.2973497*SQRT([.E4]/101325)*SQRT(5)*SQRT((1+[.F13]/[.E4])^(2/7)-1)" office:value-type="float" office:value="139.837398373983" calcext:value-type="float">
            <text:p>139.837398373983</text:p>
          </table:table-cell>
          <table:table-cell table:formula="of:=661.2973497*SQRT([.E4]/101325)*SQRT(5)*SQRT((1+[.G13]/[.E4])^(2/7)-1)" office:value-type="float" office:value="147.967479674797" calcext:value-type="float">
            <text:p>147.967479674797</text:p>
          </table:table-cell>
          <table:table-cell table:formula="of:=661.2973497*SQRT([.E4]/101325)*SQRT(5)*SQRT((1+[.H13]/[.E4])^(2/7)-1)" office:value-type="float" office:value="154.471544715447" calcext:value-type="float">
            <text:p>154.471544715447</text:p>
          </table:table-cell>
          <table:table-cell table:formula="of:=661.2973497*SQRT([.E4]/101325)*SQRT(5)*SQRT((1+[.I13]/[.E4])^(2/7)-1)" office:value-type="float" office:value="161.788617886179" calcext:value-type="float">
            <text:p>161.788617886179</text:p>
          </table:table-cell>
          <table:table-cell table:formula="of:=661.2973497*SQRT([.E4]/101325)*SQRT(5)*SQRT((1+[.J13]/[.E4])^(2/7)-1)" office:value-type="float" office:value="169.10569105691" calcext:value-type="float">
            <text:p>169.10569105691</text:p>
          </table:table-cell>
          <table:table-cell table:formula="of:=661.2973497*SQRT([.E4]/101325)*SQRT(5)*SQRT((1+[.K13]/[.E4])^(2/7)-1)" office:value-type="float" office:value="175.609756097561" calcext:value-type="float">
            <text:p>175.609756097561</text:p>
          </table:table-cell>
          <table:table-cell/>
          <table:table-cell table:style-name="ce1" table:number-columns-spanned="6" table:number-rows-spanned="1"/>
          <table:covered-table-cell table:number-columns-repeated="3" table:style-name="ce2"/>
          <table:covered-table-cell table:number-columns-repeated="2"/>
          <table:table-cell table:number-columns-repeated="5"/>
          <table:table-cell table:style-name="ce2" table:number-columns-repeated="3"/>
        </table:table-row>
        <table:table-row table:style-name="ro1">
          <table:table-cell/>
          <table:table-cell table:formula="of:=(((([.L5]/661.2973497)^2)/5+1)^(7/2)-1)*101325" office:value-type="float" office:value="1851.68805416026" calcext:value-type="float">
            <text:p>1851.68805416026</text:p>
          </table:table-cell>
          <table:table-cell table:formula="of:=(((([.M5]/661.2973497)^2)/5+1)^(7/2)-1)*101325" office:value-type="float" office:value="2209.20549656504" calcext:value-type="float">
            <text:p>2209.20549656504</text:p>
          </table:table-cell>
          <table:table-cell table:formula="of:=(((([.N5]/661.2973497)^2)/5+1)^(7/2)-1)*101325" office:value-type="float" office:value="2565.31507697365" calcext:value-type="float">
            <text:p>2565.31507697365</text:p>
          </table:table-cell>
          <table:table-cell table:formula="of:=(((([.O5]/661.2973497)^2)/5+1)^(7/2)-1)*101325" office:value-type="float" office:value="2948.7767284751" calcext:value-type="float">
            <text:p>2948.7767284751</text:p>
          </table:table-cell>
          <table:table-cell table:formula="of:=(((([.P5]/661.2973497)^2)/5+1)^(7/2)-1)*101325" office:value-type="float" office:value="3321.29024446208" calcext:value-type="float">
            <text:p>3321.29024446208</text:p>
          </table:table-cell>
          <table:table-cell table:formula="of:=(((([.Q5]/661.2973497)^2)/5+1)^(7/2)-1)*101325" office:value-type="float" office:value="3716.75137600825" calcext:value-type="float">
            <text:p>3716.75137600825</text:p>
          </table:table-cell>
          <table:table-cell table:formula="of:=(((([.R5]/661.2973497)^2)/5+1)^(7/2)-1)*101325" office:value-type="float" office:value="4135.33942980951" calcext:value-type="float">
            <text:p>4135.33942980951</text:p>
          </table:table-cell>
          <table:table-cell table:formula="of:=(((([.S5]/661.2973497)^2)/5+1)^(7/2)-1)*101325" office:value-type="float" office:value="4531.9988389677" calcext:value-type="float">
            <text:p>4531.9988389677</text:p>
          </table:table-cell>
          <table:table-cell table:formula="of:=(((([.T5]/661.2973497)^2)/5+1)^(7/2)-1)*101325" office:value-type="float" office:value="4947.69031885241" calcext:value-type="float">
            <text:p>4947.69031885241</text:p>
          </table:table-cell>
          <table:table-cell table:formula="of:=(((([.U5]/661.2973497)^2)/5+1)^(7/2)-1)*101325" office:value-type="float" office:value="5432.07721486878" calcext:value-type="float">
            <text:p>5432.07721486878</text:p>
          </table:table-cell>
          <table:table-cell table:formula="of:=661.2973497*SQRT([.E5]/101325)*SQRT(5)*SQRT((1+[.B14]/[.E5])^(2/7)-1)" office:value-type="float" office:value="106.349070629602" calcext:value-type="float">
            <text:p>106.349070629602</text:p>
          </table:table-cell>
          <table:table-cell table:formula="of:=661.2973497*SQRT([.E5]/101325)*SQRT(5)*SQRT((1+[.C14]/[.E5])^(2/7)-1)" office:value-type="float" office:value="116.059000594959" calcext:value-type="float">
            <text:p>116.059000594959</text:p>
          </table:table-cell>
          <table:table-cell table:formula="of:=661.2973497*SQRT([.E5]/101325)*SQRT(5)*SQRT((1+[.D14]/[.E5])^(2/7)-1)" office:value-type="float" office:value="124.952557859639" calcext:value-type="float">
            <text:p>124.952557859639</text:p>
          </table:table-cell>
          <table:table-cell table:formula="of:=661.2973497*SQRT([.E5]/101325)*SQRT(5)*SQRT((1+[.E14]/[.E5])^(2/7)-1)" office:value-type="float" office:value="133.838724724253" calcext:value-type="float">
            <text:p>133.838724724253</text:p>
          </table:table-cell>
          <table:table-cell table:formula="of:=661.2973497*SQRT([.E5]/101325)*SQRT(5)*SQRT((1+[.F14]/[.E5])^(2/7)-1)" office:value-type="float" office:value="141.910252802223" calcext:value-type="float">
            <text:p>141.910252802223</text:p>
          </table:table-cell>
          <table:table-cell table:formula="of:=661.2973497*SQRT([.E5]/101325)*SQRT(5)*SQRT((1+[.G14]/[.E5])^(2/7)-1)" office:value-type="float" office:value="149.974946505131" calcext:value-type="float">
            <text:p>149.974946505131</text:p>
          </table:table-cell>
          <table:table-cell table:formula="of:=661.2973497*SQRT([.E5]/101325)*SQRT(5)*SQRT((1+[.H14]/[.E5])^(2/7)-1)" office:value-type="float" office:value="158.032473010088" calcext:value-type="float">
            <text:p>158.032473010088</text:p>
          </table:table-cell>
          <table:table-cell table:formula="of:=661.2973497*SQRT([.E5]/101325)*SQRT(5)*SQRT((1+[.I14]/[.E5])^(2/7)-1)" office:value-type="float" office:value="165.277851013984" calcext:value-type="float">
            <text:p>165.277851013984</text:p>
          </table:table-cell>
          <table:table-cell table:formula="of:=661.2973497*SQRT([.E5]/101325)*SQRT(5)*SQRT((1+[.J14]/[.E5])^(2/7)-1)" office:value-type="float" office:value="172.516931357783" calcext:value-type="float">
            <text:p>172.516931357783</text:p>
          </table:table-cell>
          <table:table-cell table:formula="of:=661.2973497*SQRT([.E5]/101325)*SQRT(5)*SQRT((1+[.K14]/[.E5])^(2/7)-1)" office:value-type="float" office:value="180.552696156633" calcext:value-type="float">
            <text:p>180.552696156633</text:p>
          </table:table-cell>
          <table:table-cell/>
          <table:table-cell table:style-name="ce2" table:number-columns-repeated="14"/>
        </table:table-row>
        <table:table-row table:style-name="ro1">
          <table:table-cell/>
          <table:table-cell table:formula="of:=(((([.L6]/661.2973497)^2)/5+1)^(7/2)-1)*101325" office:value-type="float" office:value="1909.0400878091" calcext:value-type="float">
            <text:p>1909.0400878091</text:p>
          </table:table-cell>
          <table:table-cell table:formula="of:=(((([.M6]/661.2973497)^2)/5+1)^(7/2)-1)*101325" office:value-type="float" office:value="2271.92724810243" calcext:value-type="float">
            <text:p>2271.92724810243</text:p>
          </table:table-cell>
          <table:table-cell table:formula="of:=(((([.N6]/661.2973497)^2)/5+1)^(7/2)-1)*101325" office:value-type="float" office:value="2667.17434705149" calcext:value-type="float">
            <text:p>2667.17434705149</text:p>
          </table:table-cell>
          <table:table-cell table:formula="of:=(((([.O6]/661.2973497)^2)/5+1)^(7/2)-1)*101325" office:value-type="float" office:value="3095.03946302668" calcext:value-type="float">
            <text:p>3095.03946302668</text:p>
          </table:table-cell>
          <table:table-cell table:formula="of:=(((([.P6]/661.2973497)^2)/5+1)^(7/2)-1)*101325" office:value-type="float" office:value="3555.80196780097" calcext:value-type="float">
            <text:p>3555.80196780097</text:p>
          </table:table-cell>
          <table:table-cell table:formula="of:=(((([.Q6]/661.2973497)^2)/5+1)^(7/2)-1)*101325" office:value-type="float" office:value="4007.32359797858" calcext:value-type="float">
            <text:p>4007.32359797858</text:p>
          </table:table-cell>
          <table:table-cell table:formula="of:=(((([.R6]/661.2973497)^2)/5+1)^(7/2)-1)*101325" office:value-type="float" office:value="4577.2441943007" calcext:value-type="float">
            <text:p>4577.2441943007</text:p>
          </table:table-cell>
          <table:table-cell table:formula="of:=(((([.S6]/661.2973497)^2)/5+1)^(7/2)-1)*101325" office:value-type="float" office:value="5138.59081877383" calcext:value-type="float">
            <text:p>5138.59081877383</text:p>
          </table:table-cell>
          <table:table-cell table:formula="of:=(((([.T6]/661.2973497)^2)/5+1)^(7/2)-1)*101325" office:value-type="float" office:value="5683.22074864426" calcext:value-type="float">
            <text:p>5683.22074864426</text:p>
          </table:table-cell>
          <table:table-cell table:formula="of:=(((([.U6]/661.2973497)^2)/5+1)^(7/2)-1)*101325" office:value-type="float" office:value="6310.51900098809" calcext:value-type="float">
            <text:p>6310.51900098809</text:p>
          </table:table-cell>
          <table:table-cell table:formula="of:=661.2973497*SQRT([.E6]/101325)*SQRT(5)*SQRT((1+[.B15]/[.E6])^(2/7)-1)" office:value-type="float" office:value="107.712821879098" calcext:value-type="float">
            <text:p>107.712821879098</text:p>
          </table:table-cell>
          <table:table-cell table:formula="of:=661.2973497*SQRT([.E6]/101325)*SQRT(5)*SQRT((1+[.C15]/[.E6])^(2/7)-1)" office:value-type="float" office:value="117.347328021802" calcext:value-type="float">
            <text:p>117.347328021802</text:p>
          </table:table-cell>
          <table:table-cell table:formula="of:=661.2973497*SQRT([.E6]/101325)*SQRT(5)*SQRT((1+[.D15]/[.E6])^(2/7)-1)" office:value-type="float" office:value="126.960791985922" calcext:value-type="float">
            <text:p>126.960791985922</text:p>
          </table:table-cell>
          <table:table-cell table:formula="of:=661.2973497*SQRT([.E6]/101325)*SQRT(5)*SQRT((1+[.E15]/[.E6])^(2/7)-1)" office:value-type="float" office:value="136.551750367187" calcext:value-type="float">
            <text:p>136.551750367187</text:p>
          </table:table-cell>
          <table:table-cell table:formula="of:=661.2973497*SQRT([.E6]/101325)*SQRT(5)*SQRT((1+[.F15]/[.E6])^(2/7)-1)" office:value-type="float" office:value="146.11880015327" calcext:value-type="float">
            <text:p>146.11880015327</text:p>
          </table:table-cell>
          <table:table-cell table:formula="of:=661.2973497*SQRT([.E6]/101325)*SQRT(5)*SQRT((1+[.G15]/[.E6])^(2/7)-1)" office:value-type="float" office:value="154.866447088373" calcext:value-type="float">
            <text:p>154.866447088373</text:p>
          </table:table-cell>
          <table:table-cell table:formula="of:=661.2973497*SQRT([.E6]/101325)*SQRT(5)*SQRT((1+[.H15]/[.E6])^(2/7)-1)" office:value-type="float" office:value="165.175878781883" calcext:value-type="float">
            <text:p>165.175878781883</text:p>
          </table:table-cell>
          <table:table-cell table:formula="of:=661.2973497*SQRT([.E6]/101325)*SQRT(5)*SQRT((1+[.I15]/[.E6])^(2/7)-1)" office:value-type="float" office:value="174.663424665926" calcext:value-type="float">
            <text:p>174.663424665926</text:p>
          </table:table-cell>
          <table:table-cell table:formula="of:=661.2973497*SQRT([.E6]/101325)*SQRT(5)*SQRT((1+[.J15]/[.E6])^(2/7)-1)" office:value-type="float" office:value="183.335005709569" calcext:value-type="float">
            <text:p>183.335005709569</text:p>
          </table:table-cell>
          <table:table-cell table:formula="of:=661.2973497*SQRT([.E6]/101325)*SQRT(5)*SQRT((1+[.K15]/[.E6])^(2/7)-1)" office:value-type="float" office:value="192.766273214757" calcext:value-type="float">
            <text:p>192.766273214757</text:p>
          </table:table-cell>
          <table:table-cell table:number-columns-repeated="15"/>
        </table:table-row>
        <table:table-row table:style-name="ro1">
          <table:table-cell/>
          <table:table-cell table:formula="of:=(((([.L7]/661.2973497)^2)/5+1)^(7/2)-1)*101325" office:value-type="float" office:value="1996.74145149989" calcext:value-type="float">
            <text:p>1996.74145149989</text:p>
          </table:table-cell>
          <table:table-cell table:formula="of:=(((([.M7]/661.2973497)^2)/5+1)^(7/2)-1)*101325" office:value-type="float" office:value="2432.66657894585" calcext:value-type="float">
            <text:p>2432.66657894585</text:p>
          </table:table-cell>
          <table:table-cell table:formula="of:=(((([.N7]/661.2973497)^2)/5+1)^(7/2)-1)*101325" office:value-type="float" office:value="2985.00033234249" calcext:value-type="float">
            <text:p>2985.00033234249</text:p>
          </table:table-cell>
          <table:table-cell table:formula="of:=(((([.O7]/661.2973497)^2)/5+1)^(7/2)-1)*101325" office:value-type="float" office:value="3555.80196780097" calcext:value-type="float">
            <text:p>3555.80196780097</text:p>
          </table:table-cell>
          <table:table-cell table:formula="of:=(((([.P7]/661.2973497)^2)/5+1)^(7/2)-1)*101325" office:value-type="float" office:value="4178.4774315226" calcext:value-type="float">
            <text:p>4178.4774315226</text:p>
          </table:table-cell>
          <table:table-cell table:formula="of:=(((([.Q7]/661.2973497)^2)/5+1)^(7/2)-1)*101325" office:value-type="float" office:value="4807.00253882198" calcext:value-type="float">
            <text:p>4807.00253882198</text:p>
          </table:table-cell>
          <table:table-cell table:formula="of:=(((([.R7]/661.2973497)^2)/5+1)^(7/2)-1)*101325" office:value-type="float" office:value="5531.81593131186" calcext:value-type="float">
            <text:p>5531.81593131186</text:p>
          </table:table-cell>
          <table:table-cell table:formula="of:=(((([.S7]/661.2973497)^2)/5+1)^(7/2)-1)*101325" office:value-type="float" office:value="6418.45977389931" calcext:value-type="float">
            <text:p>6418.45977389931</text:p>
          </table:table-cell>
          <table:table-cell table:formula="of:=(((([.T7]/661.2973497)^2)/5+1)^(7/2)-1)*101325" office:value-type="float" office:value="7201.430024572" calcext:value-type="float">
            <text:p>7201.430024572</text:p>
          </table:table-cell>
          <table:table-cell table:formula="of:=(((([.U7]/661.2973497)^2)/5+1)^(7/2)-1)*101325" office:value-type="float" office:value="7790.30135097069" calcext:value-type="float">
            <text:p>7790.30135097069</text:p>
          </table:table-cell>
          <table:table-cell table:formula="of:=661.2973497*SQRT([.E7]/101325)*SQRT(5)*SQRT((1+[.B16]/[.E7])^(2/7)-1)" office:value-type="float" office:value="109.681437627688" calcext:value-type="float">
            <text:p>109.681437627688</text:p>
          </table:table-cell>
          <table:table-cell table:formula="of:=661.2973497*SQRT([.E7]/101325)*SQRT(5)*SQRT((1+[.C16]/[.E7])^(2/7)-1)" office:value-type="float" office:value="120.767765335406" calcext:value-type="float">
            <text:p>120.767765335406</text:p>
          </table:table-cell>
          <table:table-cell table:formula="of:=661.2973497*SQRT([.E7]/101325)*SQRT(5)*SQRT((1+[.D16]/[.E7])^(2/7)-1)" office:value-type="float" office:value="133.368034381576" calcext:value-type="float">
            <text:p>133.368034381576</text:p>
          </table:table-cell>
          <table:table-cell table:formula="of:=661.2973497*SQRT([.E7]/101325)*SQRT(5)*SQRT((1+[.E16]/[.E7])^(2/7)-1)" office:value-type="float" office:value="145.108216065605" calcext:value-type="float">
            <text:p>145.108216065605</text:p>
          </table:table-cell>
          <table:table-cell table:formula="of:=661.2973497*SQRT([.E7]/101325)*SQRT(5)*SQRT((1+[.F16]/[.E7])^(2/7)-1)" office:value-type="float" office:value="156.773714536518" calcext:value-type="float">
            <text:p>156.773714536518</text:p>
          </table:table-cell>
          <table:table-cell table:formula="of:=661.2973497*SQRT([.E7]/101325)*SQRT(5)*SQRT((1+[.G16]/[.E7])^(2/7)-1)" office:value-type="float" office:value="167.590662895196" calcext:value-type="float">
            <text:p>167.590662895196</text:p>
          </table:table-cell>
          <table:table-cell table:formula="of:=661.2973497*SQRT([.E7]/101325)*SQRT(5)*SQRT((1+[.H16]/[.E7])^(2/7)-1)" office:value-type="float" office:value="179.101018732787" calcext:value-type="float">
            <text:p>179.101018732787</text:p>
          </table:table-cell>
          <table:table-cell table:formula="of:=661.2973497*SQRT([.E7]/101325)*SQRT(5)*SQRT((1+[.I16]/[.E7])^(2/7)-1)" office:value-type="float" office:value="192.043194764669" calcext:value-type="float">
            <text:p>192.043194764669</text:p>
          </table:table-cell>
          <table:table-cell table:formula="of:=661.2973497*SQRT([.E7]/101325)*SQRT(5)*SQRT((1+[.J16]/[.E7])^(2/7)-1)" office:value-type="float" office:value="202.616742204669" calcext:value-type="float">
            <text:p>202.616742204669</text:p>
          </table:table-cell>
          <table:table-cell table:formula="of:=661.2973497*SQRT([.E7]/101325)*SQRT(5)*SQRT((1+[.K16]/[.E7])^(2/7)-1)" office:value-type="float" office:value="210.121319214608" calcext:value-type="float">
            <text:p>210.121319214608</text:p>
          </table:table-cell>
          <table:table-cell table:number-columns-repeated="15"/>
        </table:table-row>
        <table:table-row table:style-name="ro1">
          <table:table-cell/>
          <table:table-cell table:formula="of:=(((([.L8]/661.2973497)^2)/5+1)^(7/2)-1)*101325" office:value-type="float" office:value="2335.54783928346" calcext:value-type="float">
            <text:p>2335.54783928346</text:p>
          </table:table-cell>
          <table:table-cell table:formula="of:=(((([.M8]/661.2973497)^2)/5+1)^(7/2)-1)*101325" office:value-type="float" office:value="2948.7767284751" calcext:value-type="float">
            <text:p>2948.7767284751</text:p>
          </table:table-cell>
          <table:table-cell table:formula="of:=(((([.N8]/661.2973497)^2)/5+1)^(7/2)-1)*101325" office:value-type="float" office:value="3716.75137600825" calcext:value-type="float">
            <text:p>3716.75137600825</text:p>
          </table:table-cell>
          <table:table-cell table:formula="of:=(((([.O8]/661.2973497)^2)/5+1)^(7/2)-1)*101325" office:value-type="float" office:value="4486.9884403733" calcext:value-type="float">
            <text:p>4486.9884403733</text:p>
          </table:table-cell>
          <table:table-cell table:formula="of:=(((([.P8]/661.2973497)^2)/5+1)^(7/2)-1)*101325" office:value-type="float" office:value="5090.50967722747" calcext:value-type="float">
            <text:p>5090.50967722747</text:p>
          </table:table-cell>
          <table:table-cell table:formula="of:=(((([.Q8]/661.2973497)^2)/5+1)^(7/2)-1)*101325" office:value-type="float" office:value="5582.04441036402" calcext:value-type="float">
            <text:p>5582.04441036402</text:p>
          </table:table-cell>
          <table:table-cell table:formula="of:=(((([.R8]/661.2973497)^2)/5+1)^(7/2)-1)*101325" office:value-type="float" office:value="6150.42988270509" calcext:value-type="float">
            <text:p>6150.42988270509</text:p>
          </table:table-cell>
          <table:table-cell table:formula="of:=(((([.S8]/661.2973497)^2)/5+1)^(7/2)-1)*101325" office:value-type="float" office:value="6697.54426813838" calcext:value-type="float">
            <text:p>6697.54426813838</text:p>
          </table:table-cell>
          <table:table-cell table:formula="of:=(((([.T8]/661.2973497)^2)/5+1)^(7/2)-1)*101325" office:value-type="float" office:value="7893.78243186675" calcext:value-type="float">
            <text:p>7893.78243186675</text:p>
          </table:table-cell>
          <table:table-cell table:formula="of:=(((([.U8]/661.2973497)^2)/5+1)^(7/2)-1)*101325" office:value-type="float" office:value="10023.1572010836" calcext:value-type="float">
            <text:p>10023.1572010836</text:p>
          </table:table-cell>
          <table:table-cell table:formula="of:=661.2973497*SQRT([.E8]/101325)*SQRT(5)*SQRT((1+[.B17]/[.E8])^(2/7)-1)" office:value-type="float" office:value="117.472523100519" calcext:value-type="float">
            <text:p>117.472523100519</text:p>
          </table:table-cell>
          <table:table-cell table:formula="of:=661.2973497*SQRT([.E8]/101325)*SQRT(5)*SQRT((1+[.C17]/[.E8])^(2/7)-1)" office:value-type="float" office:value="131.301621882513" calcext:value-type="float">
            <text:p>131.301621882513</text:p>
          </table:table-cell>
          <table:table-cell table:formula="of:=661.2973497*SQRT([.E8]/101325)*SQRT(5)*SQRT((1+[.D17]/[.E8])^(2/7)-1)" office:value-type="float" office:value="146.464070965466" calcext:value-type="float">
            <text:p>146.464070965466</text:p>
          </table:table-cell>
          <table:table-cell table:formula="of:=661.2973497*SQRT([.E8]/101325)*SQRT(5)*SQRT((1+[.E17]/[.E8])^(2/7)-1)" office:value-type="float" office:value="159.916876526943" calcext:value-type="float">
            <text:p>159.916876526943</text:p>
          </table:table-cell>
          <table:table-cell table:formula="of:=661.2973497*SQRT([.E8]/101325)*SQRT(5)*SQRT((1+[.F17]/[.E8])^(2/7)-1)" office:value-type="float" office:value="169.514333402151" calcext:value-type="float">
            <text:p>169.514333402151</text:p>
          </table:table-cell>
          <table:table-cell table:formula="of:=661.2973497*SQRT([.E8]/101325)*SQRT(5)*SQRT((1+[.G17]/[.E8])^(2/7)-1)" office:value-type="float" office:value="176.827752828381" calcext:value-type="float">
            <text:p>176.827752828381</text:p>
          </table:table-cell>
          <table:table-cell table:formula="of:=661.2973497*SQRT([.E8]/101325)*SQRT(5)*SQRT((1+[.H17]/[.E8])^(2/7)-1)" office:value-type="float" office:value="184.801907074017" calcext:value-type="float">
            <text:p>184.801907074017</text:p>
          </table:table-cell>
          <table:table-cell table:formula="of:=661.2973497*SQRT([.E8]/101325)*SQRT(5)*SQRT((1+[.I17]/[.E8])^(2/7)-1)" office:value-type="float" office:value="192.050338095775" calcext:value-type="float">
            <text:p>192.050338095775</text:p>
          </table:table-cell>
          <table:table-cell table:formula="of:=661.2973497*SQRT([.E8]/101325)*SQRT(5)*SQRT((1+[.J17]/[.E8])^(2/7)-1)" office:value-type="float" office:value="206.6700160235" calcext:value-type="float">
            <text:p>206.6700160235</text:p>
          </table:table-cell>
          <table:table-cell table:formula="of:=661.2973497*SQRT([.E8]/101325)*SQRT(5)*SQRT((1+[.K17]/[.E8])^(2/7)-1)" office:value-type="float" office:value="229.436245594588" calcext:value-type="float">
            <text:p>229.436245594588</text:p>
          </table:table-cell>
          <table:table-cell table:number-columns-repeated="15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11"/>
          <table:table-cell office:value-type="string" calcext:value-type="string" table:number-columns-spanned="3" table:number-rows-spanned="1">
            <text:p>source: <text:a xlink:href="https://aviation.stackexchange.com/a/77300/15578194" xlink:type="simple">https://aviation.stackexchange.com/a/77300/15578194</text:a>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/>
          <table:table-cell table:style-name="ce2" table:number-columns-repeated="3"/>
          <table:table-cell table:number-columns-repeated="7"/>
          <table:table-cell table:style-name="ce2" table:number-columns-repeated="3"/>
          <table:table-cell table:number-columns-repeated="22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 calcext:value-type="string">
            <text:p>WEIGHTS IN KG</text:p>
          </table:table-cell>
          <table:table-cell table:number-columns-repeated="10"/>
          <table:table-cell office:value-type="float" office:value="110000" calcext:value-type="float">
            <text:p>110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90000" calcext:value-type="float">
            <text:p>29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TUAL STALL SPEED</text:p>
          </table:table-cell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LS = 1.23 * VS1G</text:p>
          </table:table-cell>
          <table:table-cell table:number-columns-repeated="10"/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5" calcext:value-type="float">
            <text:p>195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office:value-type="float" office:value="223" calcext:value-type="float">
            <text:p>223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33" calcext:value-type="float">
            <text:p>133</text:p>
          </table:table-cell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office:value-type="float" office:value="217" calcext:value-type="float">
            <text:p>21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36" calcext:value-type="float">
            <text:p>136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266" calcext:value-type="float">
            <text:p>266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203" calcext:value-type="float">
            <text:p>203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47.089580657634" calcext:value-type="float">
            <text:p>247.089580657634</text:p>
          </table:table-cell>
          <table:table-cell office:value-type="float" office:value="267.714809604668" calcext:value-type="float">
            <text:p>267.714809604668</text:p>
          </table:table-cell>
          <table:table-cell office:value-type="float" office:value="300.612805938588" calcext:value-type="float">
            <text:p>300.612805938588</text:p>
          </table:table-cell>
          <table:table-cell table:number-columns-repeated="15"/>
        </table:table-row>
        <table:table-row table:style-name="ro1">
          <table:table-cell table:number-columns-repeated="18"/>
          <table:table-cell office:value-type="string" calcext:value-type="string">
            <text:p>I guessed these last three by sqrt of weight factor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7:08:12.930863287</meta:creation-date>
    <meta:generator>LibreOffice/7.4.7.2$Linux_X86_64 LibreOffice_project/40$Build-2</meta:generator>
    <dc:date>2024-12-31T22:29:06.167385167</dc:date>
    <meta:editing-duration>P1DT2H26M19S</meta:editing-duration>
    <meta:editing-cycles>111</meta:editing-cycles>
    <meta:document-statistic meta:table-count="7" meta:cell-count="1394" meta:object-count="0"/>
  </office:meta>
</office:document-meta>
</file>